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BM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ate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open_mov_av</text:p>
          </table:table-cell>
          <table:table-cell office:value-type="string" table:style-name="ce1">
            <text:p>open_diff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close_mov_av</text:p>
          </table:table-cell>
          <table:table-cell office:value-type="string" table:style-name="ce1">
            <text:p>close_diff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low</text:p>
          </table:table-cell>
          <table:table-cell table:number-columns-repeated="16375"/>
        </table:table-row>
        <table:table-row table:style-name="ro1">
          <table:table-cell office:value-type="date" office:date-value="2014-05-02T00:00:00" table:style-name="ce2">
            <text:p>02-05-2014</text:p>
          </table:table-cell>
          <table:table-cell office:value-type="float" office:value="193.75" table:style-name="ce1">
            <text:p>193.75</text:p>
          </table:table-cell>
          <table:table-cell table:number-columns-repeated="2" table:style-name="ce1"/>
          <table:table-cell office:value-type="float" office:value="191.44" table:style-name="ce1">
            <text:p>191.44</text:p>
          </table:table-cell>
          <table:table-cell table:number-columns-repeated="2" table:style-name="ce1"/>
          <table:table-cell office:value-type="float" office:value="193.84" table:style-name="ce1">
            <text:p>193.84</text:p>
          </table:table-cell>
          <table:table-cell office:value-type="float" office:value="191.25" table:style-name="ce1">
            <text:p>191.25</text:p>
          </table:table-cell>
          <table:table-cell table:number-columns-repeated="16375"/>
        </table:table-row>
        <table:table-row table:style-name="ro1">
          <table:table-cell office:value-type="date" office:date-value="2014-05-01T00:00:00" table:style-name="ce2">
            <text:p>01-05-2014</text:p>
          </table:table-cell>
          <table:table-cell office:value-type="float" office:value="196.31" table:style-name="ce1">
            <text:p>196.31</text:p>
          </table:table-cell>
          <table:table-cell table:number-columns-repeated="2" table:style-name="ce1"/>
          <table:table-cell office:value-type="float" office:value="193.53" table:style-name="ce1">
            <text:p>193.53</text:p>
          </table:table-cell>
          <table:table-cell table:number-columns-repeated="2" table:style-name="ce1"/>
          <table:table-cell office:value-type="float" office:value="196.74" table:style-name="ce1">
            <text:p>196.74</text:p>
          </table:table-cell>
          <table:table-cell office:value-type="float" office:value="193.15" table:style-name="ce1">
            <text:p>193.15</text:p>
          </table:table-cell>
          <table:table-cell table:number-columns-repeated="16375"/>
        </table:table-row>
        <table:table-row table:style-name="ro1">
          <table:table-cell office:value-type="date" office:date-value="2014-04-30T00:00:00" table:style-name="ce2">
            <text:p>30-04-2014</text:p>
          </table:table-cell>
          <table:table-cell office:value-type="float" office:value="194.38" table:style-name="ce1">
            <text:p>194.38</text:p>
          </table:table-cell>
          <table:table-cell office:value-type="float" office:value="194.81333330000001" table:style-name="ce1">
            <text:p>194.8133333</text:p>
          </table:table-cell>
          <table:table-cell office:value-type="float" office:value="-0.43333333299999999" table:style-name="ce1">
            <text:p>-0.433333333</text:p>
          </table:table-cell>
          <table:table-cell office:value-type="float" office:value="196.47" table:style-name="ce1">
            <text:p>196.47</text:p>
          </table:table-cell>
          <table:table-cell office:value-type="float" office:value="193.81333330000001" table:style-name="ce1">
            <text:p>193.8133333</text:p>
          </table:table-cell>
          <table:table-cell office:value-type="float" office:value="2.6566666670000001" table:style-name="ce1">
            <text:p>2.656666667</text:p>
          </table:table-cell>
          <table:table-cell office:value-type="float" office:value="196.86" table:style-name="ce1">
            <text:p>196.86</text:p>
          </table:table-cell>
          <table:table-cell office:value-type="float" office:value="194.35" table:style-name="ce1">
            <text:p>194.35</text:p>
          </table:table-cell>
          <table:table-cell table:number-columns-repeated="16375"/>
        </table:table-row>
        <table:table-row table:style-name="ro1">
          <table:table-cell office:value-type="date" office:date-value="2014-04-29T00:00:00" table:style-name="ce2">
            <text:p>29-04-2014</text:p>
          </table:table-cell>
          <table:table-cell office:value-type="float" office:value="193.59" table:style-name="ce1">
            <text:p>193.59</text:p>
          </table:table-cell>
          <table:table-cell office:value-type="float" office:value="194.76" table:style-name="ce1">
            <text:p>194.76</text:p>
          </table:table-cell>
          <table:table-cell office:value-type="float" office:value="-1.17" table:style-name="ce1">
            <text:p>-1.17</text:p>
          </table:table-cell>
          <table:table-cell office:value-type="float" office:value="195.11" table:style-name="ce1">
            <text:p>195.11</text:p>
          </table:table-cell>
          <table:table-cell office:value-type="float" office:value="195.03666670000001" table:style-name="ce1">
            <text:p>195.0366667</text:p>
          </table:table-cell>
          <table:table-cell office:value-type="float" office:value="7.3333333000000001E-2" table:style-name="ce1">
            <text:p>0.073333333</text:p>
          </table:table-cell>
          <table:table-cell office:value-type="float" office:value="195.94" table:style-name="ce1">
            <text:p>195.94</text:p>
          </table:table-cell>
          <table:table-cell office:value-type="float" office:value="193.41" table:style-name="ce1">
            <text:p>193.41</text:p>
          </table:table-cell>
          <table:table-cell table:number-columns-repeated="16375"/>
        </table:table-row>
        <table:table-row table:style-name="ro1">
          <table:table-cell office:value-type="date" office:date-value="2014-04-28T00:00:00" table:style-name="ce2">
            <text:p>28-04-2014</text:p>
          </table:table-cell>
          <table:table-cell office:value-type="float" office:value="191.14" table:style-name="ce1">
            <text:p>191.14</text:p>
          </table:table-cell>
          <table:table-cell office:value-type="float" office:value="193.03666670000001" table:style-name="ce1">
            <text:p>193.0366667</text:p>
          </table:table-cell>
          <table:table-cell office:value-type="float" office:value="-1.8966666670000001" table:style-name="ce1">
            <text:p>-1.896666667</text:p>
          </table:table-cell>
          <table:table-cell office:value-type="float" office:value="193.14" table:style-name="ce1">
            <text:p>193.14</text:p>
          </table:table-cell>
          <table:table-cell office:value-type="float" office:value="194.90666669999999" table:style-name="ce1">
            <text:p>194.9066667</text:p>
          </table:table-cell>
          <table:table-cell office:value-type="float" office:value="-1.766666667" table:style-name="ce1">
            <text:p>-1.766666667</text:p>
          </table:table-cell>
          <table:table-cell office:value-type="float" office:value="193.99" table:style-name="ce1">
            <text:p>193.99</text:p>
          </table:table-cell>
          <table:table-cell office:value-type="float" office:value="190.58" table:style-name="ce1">
            <text:p>190.58</text:p>
          </table:table-cell>
          <table:table-cell table:number-columns-repeated="16375"/>
        </table:table-row>
        <table:table-row table:style-name="ro1">
          <table:table-cell office:value-type="date" office:date-value="2014-04-25T00:00:00" table:style-name="ce2">
            <text:p>25-04-2014</text:p>
          </table:table-cell>
          <table:table-cell office:value-type="float" office:value="190.54" table:style-name="ce1">
            <text:p>190.54</text:p>
          </table:table-cell>
          <table:table-cell office:value-type="float" office:value="191.75666670000001" table:style-name="ce1">
            <text:p>191.7566667</text:p>
          </table:table-cell>
          <table:table-cell office:value-type="float" office:value="-1.2166666669999999" table:style-name="ce1">
            <text:p>-1.216666667</text:p>
          </table:table-cell>
          <table:table-cell office:value-type="float" office:value="189.63" table:style-name="ce1">
            <text:p>189.63</text:p>
          </table:table-cell>
          <table:table-cell office:value-type="float" office:value="192.62666669999999" table:style-name="ce1">
            <text:p>192.6266667</text:p>
          </table:table-cell>
          <table:table-cell office:value-type="float" office:value="-2.996666667" table:style-name="ce1">
            <text:p>-2.996666667</text:p>
          </table:table-cell>
          <table:table-cell office:value-type="float" office:value="190.67" table:style-name="ce1">
            <text:p>190.67</text:p>
          </table:table-cell>
          <table:table-cell office:value-type="float" office:value="189.11" table:style-name="ce1">
            <text:p>189.11</text:p>
          </table:table-cell>
          <table:table-cell table:number-columns-repeated="16375"/>
        </table:table-row>
        <table:table-row table:style-name="ro1">
          <table:table-cell office:value-type="date" office:date-value="2014-04-24T00:00:00" table:style-name="ce2">
            <text:p>24-04-2014</text:p>
          </table:table-cell>
          <table:table-cell office:value-type="float" office:value="192.22" table:style-name="ce1">
            <text:p>192.22</text:p>
          </table:table-cell>
          <table:table-cell office:value-type="float" office:value="191.3" table:style-name="ce1">
            <text:p>191.3</text:p>
          </table:table-cell>
          <table:table-cell office:value-type="float" office:value="0.92" table:style-name="ce1">
            <text:p>0.92</text:p>
          </table:table-cell>
          <table:table-cell office:value-type="float" office:value="190.22" table:style-name="ce1">
            <text:p>190.22</text:p>
          </table:table-cell>
          <table:table-cell office:value-type="float" office:value="190.99666669999999" table:style-name="ce1">
            <text:p>190.9966667</text:p>
          </table:table-cell>
          <table:table-cell office:value-type="float" office:value="-0.77666666699999998" table:style-name="ce1">
            <text:p>-0.776666667</text:p>
          </table:table-cell>
          <table:table-cell office:value-type="float" office:value="192.22" table:style-name="ce1">
            <text:p>192.22</text:p>
          </table:table-cell>
          <table:table-cell office:value-type="float" office:value="190.03" table:style-name="ce1">
            <text:p>190.03</text:p>
          </table:table-cell>
          <table:table-cell table:number-columns-repeated="16375"/>
        </table:table-row>
        <table:table-row table:style-name="ro1">
          <table:table-cell office:value-type="date" office:date-value="2014-04-23T00:00:00" table:style-name="ce2">
            <text:p>23-04-2014</text:p>
          </table:table-cell>
          <table:table-cell office:value-type="float" office:value="191.79" table:style-name="ce1">
            <text:p>191.79</text:p>
          </table:table-cell>
          <table:table-cell office:value-type="float" office:value="191.5166667" table:style-name="ce1">
            <text:p>191.5166667</text:p>
          </table:table-cell>
          <table:table-cell office:value-type="float" office:value="0.27333333300000001" table:style-name="ce1">
            <text:p>0.273333333</text:p>
          </table:table-cell>
          <table:table-cell office:value-type="float" office:value="191.73" table:style-name="ce1">
            <text:p>191.73</text:p>
          </table:table-cell>
          <table:table-cell office:value-type="float" office:value="190.52666669999999" table:style-name="ce1">
            <text:p>190.5266667</text:p>
          </table:table-cell>
          <table:table-cell office:value-type="float" office:value="1.203333333" table:style-name="ce1">
            <text:p>1.203333333</text:p>
          </table:table-cell>
          <table:table-cell office:value-type="float" office:value="192.41" table:style-name="ce1">
            <text:p>192.41</text:p>
          </table:table-cell>
          <table:table-cell office:value-type="float" office:value="190.11" table:style-name="ce1">
            <text:p>190.11</text:p>
          </table:table-cell>
          <table:table-cell table:number-columns-repeated="16375"/>
        </table:table-row>
        <table:table-row table:style-name="ro1">
          <table:table-cell office:value-type="date" office:date-value="2014-04-22T00:00:00" table:style-name="ce2">
            <text:p>22-04-2014</text:p>
          </table:table-cell>
          <table:table-cell office:value-type="float" office:value="192.01" table:style-name="ce1">
            <text:p>192.01</text:p>
          </table:table-cell>
          <table:table-cell office:value-type="float" office:value="192.00666670000001" table:style-name="ce1">
            <text:p>192.0066667</text:p>
          </table:table-cell>
          <table:table-cell office:value-type="float" office:value="3.333333E-3" table:style-name="ce1">
            <text:p>0.003333333</text:p>
          </table:table-cell>
          <table:table-cell office:value-type="float" office:value="192.15" table:style-name="ce1">
            <text:p>192.15</text:p>
          </table:table-cell>
          <table:table-cell office:value-type="float" office:value="191.3666667" table:style-name="ce1">
            <text:p>191.3666667</text:p>
          </table:table-cell>
          <table:table-cell office:value-type="float" office:value="0.78333333299999997" table:style-name="ce1">
            <text:p>0.783333333</text:p>
          </table:table-cell>
          <table:table-cell office:value-type="float" office:value="193" table:style-name="ce1">
            <text:p>193</text:p>
          </table:table-cell>
          <table:table-cell office:value-type="float" office:value="191.2" table:style-name="ce1">
            <text:p>191.2</text:p>
          </table:table-cell>
          <table:table-cell table:number-columns-repeated="16375"/>
        </table:table-row>
        <table:table-row table:style-name="ro1">
          <table:table-cell office:value-type="date" office:date-value="2014-04-21T00:00:00" table:style-name="ce2">
            <text:p>21-04-2014</text:p>
          </table:table-cell>
          <table:table-cell office:value-type="float" office:value="189.8" table:style-name="ce1">
            <text:p>189.8</text:p>
          </table:table-cell>
          <table:table-cell office:value-type="float" office:value="191.2" table:style-name="ce1">
            <text:p>191.2</text:p>
          </table:table-cell>
          <table:table-cell office:value-type="float" office:value="-1.4" table:style-name="ce1">
            <text:p>-1.4</text:p>
          </table:table-cell>
          <table:table-cell office:value-type="float" office:value="192.27" table:style-name="ce1">
            <text:p>192.27</text:p>
          </table:table-cell>
          <table:table-cell office:value-type="float" office:value="192.05" table:style-name="ce1">
            <text:p>192.05</text:p>
          </table:table-cell>
          <table:table-cell office:value-type="float" office:value="0.22" table:style-name="ce1">
            <text:p>0.22</text:p>
          </table:table-cell>
          <table:table-cell office:value-type="float" office:value="192.80500000000001" table:style-name="ce1">
            <text:p>192.805</text:p>
          </table:table-cell>
          <table:table-cell office:value-type="float" office:value="189.74" table:style-name="ce1">
            <text:p>189.74</text:p>
          </table:table-cell>
          <table:table-cell table:number-columns-repeated="16375"/>
        </table:table-row>
        <table:table-row table:style-name="ro1">
          <table:table-cell office:value-type="date" office:date-value="2014-04-17T00:00:00" table:style-name="ce2">
            <text:p>17-04-2014</text:p>
          </table:table-cell>
          <table:table-cell office:value-type="float" office:value="187.25" table:style-name="ce1">
            <text:p>187.25</text:p>
          </table:table-cell>
          <table:table-cell office:value-type="float" office:value="189.68666669999999" table:style-name="ce1">
            <text:p>189.6866667</text:p>
          </table:table-cell>
          <table:table-cell office:value-type="float" office:value="-2.4366666669999999" table:style-name="ce1">
            <text:p>-2.436666667</text:p>
          </table:table-cell>
          <table:table-cell office:value-type="float" office:value="190.01" table:style-name="ce1">
            <text:p>190.01</text:p>
          </table:table-cell>
          <table:table-cell office:value-type="float" office:value="191.47666670000001" table:style-name="ce1">
            <text:p>191.4766667</text:p>
          </table:table-cell>
          <table:table-cell office:value-type="float" office:value="-1.4666666669999999" table:style-name="ce1">
            <text:p>-1.466666667</text:p>
          </table:table-cell>
          <table:table-cell office:value-type="float" office:value="190.7" table:style-name="ce1">
            <text:p>190.7</text:p>
          </table:table-cell>
          <table:table-cell office:value-type="float" office:value="187.01" table:style-name="ce1">
            <text:p>187.01</text:p>
          </table:table-cell>
          <table:table-cell table:number-columns-repeated="16375"/>
        </table:table-row>
        <table:table-row table:style-name="ro1">
          <table:table-cell office:value-type="date" office:date-value="2014-04-16T00:00:00" table:style-name="ce2">
            <text:p>16-04-2014</text:p>
          </table:table-cell>
          <table:table-cell office:value-type="float" office:value="198.05" table:style-name="ce1">
            <text:p>198.05</text:p>
          </table:table-cell>
          <table:table-cell office:value-type="float" office:value="191.7" table:style-name="ce1">
            <text:p>191.7</text:p>
          </table:table-cell>
          <table:table-cell office:value-type="float" office:value="6.35" table:style-name="ce1">
            <text:p>6.35</text:p>
          </table:table-cell>
          <table:table-cell office:value-type="float" office:value="196.4" table:style-name="ce1">
            <text:p>196.4</text:p>
          </table:table-cell>
          <table:table-cell office:value-type="float" office:value="192.89333329999999" table:style-name="ce1">
            <text:p>192.8933333</text:p>
          </table:table-cell>
          <table:table-cell office:value-type="float" office:value="3.5066666670000002" table:style-name="ce1">
            <text:p>3.506666667</text:p>
          </table:table-cell>
          <table:table-cell office:value-type="float" office:value="198.71" table:style-name="ce1">
            <text:p>198.71</text:p>
          </table:table-cell>
          <table:table-cell office:value-type="float" office:value="195" table:style-name="ce1">
            <text:p>195</text:p>
          </table:table-cell>
          <table:table-cell table:number-columns-repeated="16375"/>
        </table:table-row>
        <table:table-row table:style-name="ro1">
          <table:table-cell office:value-type="date" office:date-value="2014-04-15T00:00:00" table:style-name="ce2">
            <text:p>15-04-2014</text:p>
          </table:table-cell>
          <table:table-cell office:value-type="float" office:value="195.98" table:style-name="ce1">
            <text:p>195.98</text:p>
          </table:table-cell>
          <table:table-cell office:value-type="float" office:value="193.76" table:style-name="ce1">
            <text:p>193.76</text:p>
          </table:table-cell>
          <table:table-cell office:value-type="float" office:value="2.2200000000000002" table:style-name="ce1">
            <text:p>2.22</text:p>
          </table:table-cell>
          <table:table-cell office:value-type="float" office:value="197.02" table:style-name="ce1">
            <text:p>197.02</text:p>
          </table:table-cell>
          <table:table-cell office:value-type="float" office:value="194.47666670000001" table:style-name="ce1">
            <text:p>194.4766667</text:p>
          </table:table-cell>
          <table:table-cell office:value-type="float" office:value="2.5433333330000001" table:style-name="ce1">
            <text:p>2.543333333</text:p>
          </table:table-cell>
          <table:table-cell office:value-type="float" office:value="197.41" table:style-name="ce1">
            <text:p>197.41</text:p>
          </table:table-cell>
          <table:table-cell office:value-type="float" office:value="195.42" table:style-name="ce1">
            <text:p>195.42</text:p>
          </table:table-cell>
          <table:table-cell table:number-columns-repeated="16375"/>
        </table:table-row>
        <table:table-row table:style-name="ro1">
          <table:table-cell office:value-type="date" office:date-value="2014-04-14T00:00:00" table:style-name="ce2">
            <text:p>14-04-2014</text:p>
          </table:table-cell>
          <table:table-cell office:value-type="float" office:value="196.24" table:style-name="ce1">
            <text:p>196.24</text:p>
          </table:table-cell>
          <table:table-cell office:value-type="float" office:value="196.75666670000001" table:style-name="ce1">
            <text:p>196.7566667</text:p>
          </table:table-cell>
          <table:table-cell office:value-type="float" office:value="-0.51666666699999997" table:style-name="ce1">
            <text:p>-0.516666667</text:p>
          </table:table-cell>
          <table:table-cell office:value-type="float" office:value="197.77" table:style-name="ce1">
            <text:p>197.77</text:p>
          </table:table-cell>
          <table:table-cell office:value-type="float" office:value="197.06333330000001" table:style-name="ce1">
            <text:p>197.0633333</text:p>
          </table:table-cell>
          <table:table-cell office:value-type="float" office:value="0.70666666700000003" table:style-name="ce1">
            <text:p>0.706666667</text:p>
          </table:table-cell>
          <table:table-cell office:value-type="float" office:value="198.24" table:style-name="ce1">
            <text:p>198.24</text:p>
          </table:table-cell>
          <table:table-cell office:value-type="float" office:value="195.88" table:style-name="ce1">
            <text:p>195.88</text:p>
          </table:table-cell>
          <table:table-cell table:number-columns-repeated="16375"/>
        </table:table-row>
        <table:table-row table:style-name="ro1">
          <table:table-cell office:value-type="date" office:date-value="2014-04-11T00:00:00" table:style-name="ce2">
            <text:p>11-04-2014</text:p>
          </table:table-cell>
          <table:table-cell office:value-type="float" office:value="195.04" table:style-name="ce1">
            <text:p>195.04</text:p>
          </table:table-cell>
          <table:table-cell office:value-type="float" office:value="195.75333330000001" table:style-name="ce1">
            <text:p>195.7533333</text:p>
          </table:table-cell>
          <table:table-cell office:value-type="float" office:value="-0.71333333300000001" table:style-name="ce1">
            <text:p>-0.713333333</text:p>
          </table:table-cell>
          <table:table-cell office:value-type="float" office:value="195.19" table:style-name="ce1">
            <text:p>195.19</text:p>
          </table:table-cell>
          <table:table-cell office:value-type="float" office:value="196.66" table:style-name="ce1">
            <text:p>196.66</text:p>
          </table:table-cell>
          <table:table-cell office:value-type="float" office:value="-1.47" table:style-name="ce1">
            <text:p>-1.47</text:p>
          </table:table-cell>
          <table:table-cell office:value-type="float" office:value="197" table:style-name="ce1">
            <text:p>197</text:p>
          </table:table-cell>
          <table:table-cell office:value-type="float" office:value="194.27" table:style-name="ce1">
            <text:p>194.27</text:p>
          </table:table-cell>
          <table:table-cell table:number-columns-repeated="16375"/>
        </table:table-row>
        <table:table-row table:style-name="ro1">
          <table:table-cell office:value-type="date" office:date-value="2014-04-10T00:00:00" table:style-name="ce2">
            <text:p>10-04-2014</text:p>
          </table:table-cell>
          <table:table-cell office:value-type="float" office:value="196.06" table:style-name="ce1">
            <text:p>196.06</text:p>
          </table:table-cell>
          <table:table-cell office:value-type="float" office:value="195.78" table:style-name="ce1">
            <text:p>195.78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195.68" table:style-name="ce1">
            <text:p>195.68</text:p>
          </table:table-cell>
          <table:table-cell office:value-type="float" office:value="196.21333329999999" table:style-name="ce1">
            <text:p>196.2133333</text:p>
          </table:table-cell>
          <table:table-cell office:value-type="float" office:value="-0.53333333299999997" table:style-name="ce1">
            <text:p>-0.533333333</text:p>
          </table:table-cell>
          <table:table-cell office:value-type="float" office:value="199.21" table:style-name="ce1">
            <text:p>199.21</text:p>
          </table:table-cell>
          <table:table-cell office:value-type="float" office:value="195.66" table:style-name="ce1">
            <text:p>195.66</text:p>
          </table:table-cell>
          <table:table-cell table:number-columns-repeated="16375"/>
        </table:table-row>
        <table:table-row table:style-name="ro1">
          <table:table-cell office:value-type="date" office:date-value="2014-04-09T00:00:00" table:style-name="ce2">
            <text:p>09-04-2014</text:p>
          </table:table-cell>
          <table:table-cell office:value-type="float" office:value="193.88" table:style-name="ce1">
            <text:p>193.88</text:p>
          </table:table-cell>
          <table:table-cell office:value-type="float" office:value="194.99333329999999" table:style-name="ce1">
            <text:p>194.9933333</text:p>
          </table:table-cell>
          <table:table-cell office:value-type="float" office:value="-1.1133333329999999" table:style-name="ce1">
            <text:p>-1.113333333</text:p>
          </table:table-cell>
          <table:table-cell office:value-type="float" office:value="196.64" table:style-name="ce1">
            <text:p>196.64</text:p>
          </table:table-cell>
          <table:table-cell office:value-type="float" office:value="195.83666669999999" table:style-name="ce1">
            <text:p>195.8366667</text:p>
          </table:table-cell>
          <table:table-cell office:value-type="float" office:value="0.80333333299999998" table:style-name="ce1">
            <text:p>0.803333333</text:p>
          </table:table-cell>
          <table:table-cell office:value-type="float" office:value="197" table:style-name="ce1">
            <text:p>197</text:p>
          </table:table-cell>
          <table:table-cell office:value-type="float" office:value="193.6" table:style-name="ce1">
            <text:p>193.6</text:p>
          </table:table-cell>
          <table:table-cell table:number-columns-repeated="16375"/>
        </table:table-row>
        <table:table-row table:style-name="ro1">
          <table:table-cell office:value-type="date" office:date-value="2014-04-08T00:00:00" table:style-name="ce2">
            <text:p>08-04-2014</text:p>
          </table:table-cell>
          <table:table-cell office:value-type="float" office:value="193.89" table:style-name="ce1">
            <text:p>193.89</text:p>
          </table:table-cell>
          <table:table-cell office:value-type="float" office:value="194.61" table:style-name="ce1">
            <text:p>194.61</text:p>
          </table:table-cell>
          <table:table-cell office:value-type="float" office:value="-0.72" table:style-name="ce1">
            <text:p>-0.72</text:p>
          </table:table-cell>
          <table:table-cell office:value-type="float" office:value="193.29" table:style-name="ce1">
            <text:p>193.29</text:p>
          </table:table-cell>
          <table:table-cell office:value-type="float" office:value="195.2033333" table:style-name="ce1">
            <text:p>195.2033333</text:p>
          </table:table-cell>
          <table:table-cell office:value-type="float" office:value="-1.913333333" table:style-name="ce1">
            <text:p>-1.913333333</text:p>
          </table:table-cell>
          <table:table-cell office:value-type="float" office:value="194.16749999999999" table:style-name="ce1">
            <text:p>194.1675</text:p>
          </table:table-cell>
          <table:table-cell office:value-type="float" office:value="192.68979999999999" table:style-name="ce1">
            <text:p>192.6898</text:p>
          </table:table-cell>
          <table:table-cell table:number-columns-repeated="16375"/>
        </table:table-row>
        <table:table-row table:style-name="ro1">
          <table:table-cell office:value-type="date" office:date-value="2014-04-07T00:00:00" table:style-name="ce2">
            <text:p>07-04-2014</text:p>
          </table:table-cell>
          <table:table-cell office:value-type="float" office:value="191.72" table:style-name="ce1">
            <text:p>191.72</text:p>
          </table:table-cell>
          <table:table-cell office:value-type="float" office:value="193.16333330000001" table:style-name="ce1">
            <text:p>193.1633333</text:p>
          </table:table-cell>
          <table:table-cell office:value-type="float" office:value="-1.443333333" table:style-name="ce1">
            <text:p>-1.443333333</text:p>
          </table:table-cell>
          <table:table-cell office:value-type="float" office:value="194.52" table:style-name="ce1">
            <text:p>194.52</text:p>
          </table:table-cell>
          <table:table-cell office:value-type="float" office:value="194.81666670000001" table:style-name="ce1">
            <text:p>194.8166667</text:p>
          </table:table-cell>
          <table:table-cell office:value-type="float" office:value="-0.296666667" table:style-name="ce1">
            <text:p>-0.296666667</text:p>
          </table:table-cell>
          <table:table-cell office:value-type="float" office:value="195.309" table:style-name="ce1">
            <text:p>195.309</text:p>
          </table:table-cell>
          <table:table-cell office:value-type="float" office:value="191.57" table:style-name="ce1">
            <text:p>191.57</text:p>
          </table:table-cell>
          <table:table-cell table:number-columns-repeated="16375"/>
        </table:table-row>
        <table:table-row table:style-name="ro1">
          <table:table-cell office:value-type="date" office:date-value="2014-04-04T00:00:00" table:style-name="ce2">
            <text:p>04-04-2014</text:p>
          </table:table-cell>
          <table:table-cell office:value-type="float" office:value="193.12" table:style-name="ce1">
            <text:p>193.12</text:p>
          </table:table-cell>
          <table:table-cell office:value-type="float" office:value="192.91" table:style-name="ce1">
            <text:p>192.91</text:p>
          </table:table-cell>
          <table:table-cell office:value-type="float" office:value="0.21" table:style-name="ce1">
            <text:p>0.21</text:p>
          </table:table-cell>
          <table:table-cell office:value-type="float" office:value="191.77" table:style-name="ce1">
            <text:p>191.77</text:p>
          </table:table-cell>
          <table:table-cell office:value-type="float" office:value="193.19333330000001" table:style-name="ce1">
            <text:p>193.1933333</text:p>
          </table:table-cell>
          <table:table-cell office:value-type="float" office:value="-1.423333333" table:style-name="ce1">
            <text:p>-1.423333333</text:p>
          </table:table-cell>
          <table:table-cell office:value-type="float" office:value="193.97" table:style-name="ce1">
            <text:p>193.97</text:p>
          </table:table-cell>
          <table:table-cell office:value-type="float" office:value="191.28" table:style-name="ce1">
            <text:p>191.28</text:p>
          </table:table-cell>
          <table:table-cell table:number-columns-repeated="16375"/>
        </table:table-row>
        <table:table-row table:style-name="ro1">
          <table:table-cell office:value-type="date" office:date-value="2014-04-03T00:00:00" table:style-name="ce2">
            <text:p>03-04-2014</text:p>
          </table:table-cell>
          <table:table-cell office:value-type="float" office:value="193.2" table:style-name="ce1">
            <text:p>193.2</text:p>
          </table:table-cell>
          <table:table-cell office:value-type="float" office:value="192.68" table:style-name="ce1">
            <text:p>192.68</text:p>
          </table:table-cell>
          <table:table-cell office:value-type="float" office:value="0.52" table:style-name="ce1">
            <text:p>0.52</text:p>
          </table:table-cell>
          <table:table-cell office:value-type="float" office:value="192.69" table:style-name="ce1">
            <text:p>192.69</text:p>
          </table:table-cell>
          <table:table-cell office:value-type="float" office:value="192.99333329999999" table:style-name="ce1">
            <text:p>192.9933333</text:p>
          </table:table-cell>
          <table:table-cell office:value-type="float" office:value="-0.30333333299999998" table:style-name="ce1">
            <text:p>-0.303333333</text:p>
          </table:table-cell>
          <table:table-cell office:value-type="float" office:value="193.38" table:style-name="ce1">
            <text:p>193.38</text:p>
          </table:table-cell>
          <table:table-cell office:value-type="float" office:value="192.35" table:style-name="ce1">
            <text:p>192.35</text:p>
          </table:table-cell>
          <table:table-cell table:number-columns-repeated="16375"/>
        </table:table-row>
        <table:table-row table:style-name="ro1">
          <table:table-cell office:value-type="date" office:date-value="2014-04-02T00:00:00" table:style-name="ce2">
            <text:p>02-04-2014</text:p>
          </table:table-cell>
          <table:table-cell office:value-type="float" office:value="194.24" table:style-name="ce1">
            <text:p>194.24</text:p>
          </table:table-cell>
          <table:table-cell office:value-type="float" office:value="193.52" table:style-name="ce1">
            <text:p>193.52</text:p>
          </table:table-cell>
          <table:table-cell office:value-type="float" office:value="0.72" table:style-name="ce1">
            <text:p>0.72</text:p>
          </table:table-cell>
          <table:table-cell office:value-type="float" office:value="193.55" table:style-name="ce1">
            <text:p>193.55</text:p>
          </table:table-cell>
          <table:table-cell office:value-type="float" office:value="192.67" table:style-name="ce1">
            <text:p>192.67</text:p>
          </table:table-cell>
          <table:table-cell office:value-type="float" office:value="0.88" table:style-name="ce1">
            <text:p>0.88</text:p>
          </table:table-cell>
          <table:table-cell office:value-type="float" office:value="194.5" table:style-name="ce1">
            <text:p>194.5</text:p>
          </table:table-cell>
          <table:table-cell office:value-type="float" office:value="192.49" table:style-name="ce1">
            <text:p>192.49</text:p>
          </table:table-cell>
          <table:table-cell table:number-columns-repeated="16375"/>
        </table:table-row>
        <table:table-row table:style-name="ro1">
          <table:table-cell office:value-type="date" office:date-value="2014-04-01T00:00:00" table:style-name="ce2">
            <text:p>01-04-2014</text:p>
          </table:table-cell>
          <table:table-cell office:value-type="float" office:value="193.12" table:style-name="ce1">
            <text:p>193.12</text:p>
          </table:table-cell>
          <table:table-cell office:value-type="float" office:value="193.52" table:style-name="ce1">
            <text:p>193.52</text:p>
          </table:table-cell>
          <table:table-cell office:value-type="float" office:value="-0.4" table:style-name="ce1">
            <text:p>-0.4</text:p>
          </table:table-cell>
          <table:table-cell office:value-type="float" office:value="194.5" table:style-name="ce1">
            <text:p>194.5</text:p>
          </table:table-cell>
          <table:table-cell office:value-type="float" office:value="193.58" table:style-name="ce1">
            <text:p>193.58</text:p>
          </table:table-cell>
          <table:table-cell office:value-type="float" office:value="0.92" table:style-name="ce1">
            <text:p>0.92</text:p>
          </table:table-cell>
          <table:table-cell office:value-type="float" office:value="195.13" table:style-name="ce1">
            <text:p>195.13</text:p>
          </table:table-cell>
          <table:table-cell office:value-type="float" office:value="192.78" table:style-name="ce1">
            <text:p>192.78</text:p>
          </table:table-cell>
          <table:table-cell table:number-columns-repeated="16375"/>
        </table:table-row>
        <table:table-row table:style-name="ro1">
          <table:table-cell office:value-type="date" office:date-value="2014-03-31T00:00:00" table:style-name="ce2">
            <text:p>31-03-2014</text:p>
          </table:table-cell>
          <table:table-cell office:value-type="float" office:value="191.64" table:style-name="ce1">
            <text:p>191.64</text:p>
          </table:table-cell>
          <table:table-cell office:value-type="float" office:value="193" table:style-name="ce1">
            <text:p>193</text:p>
          </table:table-cell>
          <table:table-cell office:value-type="float" office:value="-1.36" table:style-name="ce1">
            <text:p>-1.36</text:p>
          </table:table-cell>
          <table:table-cell office:value-type="float" office:value="192.49" table:style-name="ce1">
            <text:p>192.49</text:p>
          </table:table-cell>
          <table:table-cell office:value-type="float" office:value="193.5133333" table:style-name="ce1">
            <text:p>193.5133333</text:p>
          </table:table-cell>
          <table:table-cell office:value-type="float" office:value="-1.0233333330000001" table:style-name="ce1">
            <text:p>-1.023333333</text:p>
          </table:table-cell>
          <table:table-cell office:value-type="float" office:value="193.77" table:style-name="ce1">
            <text:p>193.77</text:p>
          </table:table-cell>
          <table:table-cell office:value-type="float" office:value="191.4" table:style-name="ce1">
            <text:p>191.4</text:p>
          </table:table-cell>
          <table:table-cell table:number-columns-repeated="16375"/>
        </table:table-row>
        <table:table-row table:style-name="ro1">
          <table:table-cell office:value-type="date" office:date-value="2014-03-28T00:00:00" table:style-name="ce2">
            <text:p>28-03-2014</text:p>
          </table:table-cell>
          <table:table-cell office:value-type="float" office:value="189.94" table:style-name="ce1">
            <text:p>189.94</text:p>
          </table:table-cell>
          <table:table-cell office:value-type="float" office:value="191.56666670000001" table:style-name="ce1">
            <text:p>191.5666667</text:p>
          </table:table-cell>
          <table:table-cell office:value-type="float" office:value="-1.6266666670000001" table:style-name="ce1">
            <text:p>-1.626666667</text:p>
          </table:table-cell>
          <table:table-cell office:value-type="float" office:value="190.45" table:style-name="ce1">
            <text:p>190.45</text:p>
          </table:table-cell>
          <table:table-cell office:value-type="float" office:value="192.48" table:style-name="ce1">
            <text:p>192.48</text:p>
          </table:table-cell>
          <table:table-cell office:value-type="float" office:value="-2.0299999999999998" table:style-name="ce1">
            <text:p>-2.03</text:p>
          </table:table-cell>
          <table:table-cell office:value-type="float" office:value="192.62" table:style-name="ce1">
            <text:p>192.62</text:p>
          </table:table-cell>
          <table:table-cell office:value-type="float" office:value="189.11" table:style-name="ce1">
            <text:p>189.11</text:p>
          </table:table-cell>
          <table:table-cell table:number-columns-repeated="16375"/>
        </table:table-row>
        <table:table-row table:style-name="ro1">
          <table:table-cell office:value-type="date" office:date-value="2014-03-27T00:00:00" table:style-name="ce2">
            <text:p>27-03-2014</text:p>
          </table:table-cell>
          <table:table-cell office:value-type="float" office:value="191.91" table:style-name="ce1">
            <text:p>191.91</text:p>
          </table:table-cell>
          <table:table-cell office:value-type="float" office:value="191.16333330000001" table:style-name="ce1">
            <text:p>191.1633333</text:p>
          </table:table-cell>
          <table:table-cell office:value-type="float" office:value="0.74666666699999995" table:style-name="ce1">
            <text:p>0.746666667</text:p>
          </table:table-cell>
          <table:table-cell office:value-type="float" office:value="189.83" table:style-name="ce1">
            <text:p>189.83</text:p>
          </table:table-cell>
          <table:table-cell office:value-type="float" office:value="190.9233333" table:style-name="ce1">
            <text:p>190.9233333</text:p>
          </table:table-cell>
          <table:table-cell office:value-type="float" office:value="-1.0933333329999999" table:style-name="ce1">
            <text:p>-1.093333333</text:p>
          </table:table-cell>
          <table:table-cell office:value-type="float" office:value="192.67" table:style-name="ce1">
            <text:p>192.67</text:p>
          </table:table-cell>
          <table:table-cell office:value-type="float" office:value="189.322" table:style-name="ce1">
            <text:p>189.322</text:p>
          </table:table-cell>
          <table:table-cell table:number-columns-repeated="16375"/>
        </table:table-row>
        <table:table-row table:style-name="ro1">
          <table:table-cell office:value-type="date" office:date-value="2014-03-26T00:00:00" table:style-name="ce2">
            <text:p>26-03-2014</text:p>
          </table:table-cell>
          <table:table-cell office:value-type="float" office:value="194.98" table:style-name="ce1">
            <text:p>194.98</text:p>
          </table:table-cell>
          <table:table-cell office:value-type="float" office:value="192.27666669999999" table:style-name="ce1">
            <text:p>192.2766667</text:p>
          </table:table-cell>
          <table:table-cell office:value-type="float" office:value="2.7033333329999998" table:style-name="ce1">
            <text:p>2.703333333</text:p>
          </table:table-cell>
          <table:table-cell office:value-type="float" office:value="192.62" table:style-name="ce1">
            <text:p>192.62</text:p>
          </table:table-cell>
          <table:table-cell office:value-type="float" office:value="190.96666669999999" table:style-name="ce1">
            <text:p>190.9666667</text:p>
          </table:table-cell>
          <table:table-cell office:value-type="float" office:value="1.653333333" table:style-name="ce1">
            <text:p>1.653333333</text:p>
          </table:table-cell>
          <table:table-cell office:value-type="float" office:value="195.63" table:style-name="ce1">
            <text:p>195.63</text:p>
          </table:table-cell>
          <table:table-cell office:value-type="float" office:value="191.96" table:style-name="ce1">
            <text:p>191.96</text:p>
          </table:table-cell>
          <table:table-cell table:number-columns-repeated="16375"/>
        </table:table-row>
        <table:table-row table:style-name="ro1">
          <table:table-cell office:value-type="date" office:date-value="2014-03-25T00:00:00" table:style-name="ce2">
            <text:p>25-03-2014</text:p>
          </table:table-cell>
          <table:table-cell office:value-type="float" office:value="188.76" table:style-name="ce1">
            <text:p>188.76</text:p>
          </table:table-cell>
          <table:table-cell office:value-type="float" office:value="191.8833333" table:style-name="ce1">
            <text:p>191.8833333</text:p>
          </table:table-cell>
          <table:table-cell office:value-type="float" office:value="-3.1233333330000002" table:style-name="ce1">
            <text:p>-3.123333333</text:p>
          </table:table-cell>
          <table:table-cell office:value-type="float" office:value="195.04" table:style-name="ce1">
            <text:p>195.04</text:p>
          </table:table-cell>
          <table:table-cell office:value-type="float" office:value="192.49666669999999" table:style-name="ce1">
            <text:p>192.4966667</text:p>
          </table:table-cell>
          <table:table-cell office:value-type="float" office:value="2.5433333330000001" table:style-name="ce1">
            <text:p>2.543333333</text:p>
          </table:table-cell>
          <table:table-cell office:value-type="float" office:value="195.39500000000001" table:style-name="ce1">
            <text:p>195.395</text:p>
          </table:table-cell>
          <table:table-cell office:value-type="float" office:value="188.7" table:style-name="ce1">
            <text:p>188.7</text:p>
          </table:table-cell>
          <table:table-cell table:number-columns-repeated="16375"/>
        </table:table-row>
        <table:table-row table:style-name="ro1">
          <table:table-cell office:value-type="date" office:date-value="2014-03-24T00:00:00" table:style-name="ce2">
            <text:p>24-03-2014</text:p>
          </table:table-cell>
          <table:table-cell office:value-type="float" office:value="187.43" table:style-name="ce1">
            <text:p>187.43</text:p>
          </table:table-cell>
          <table:table-cell office:value-type="float" office:value="190.39" table:style-name="ce1">
            <text:p>190.39</text:p>
          </table:table-cell>
          <table:table-cell office:value-type="float" office:value="-2.96" table:style-name="ce1">
            <text:p>-2.96</text:p>
          </table:table-cell>
          <table:table-cell office:value-type="float" office:value="188.25" table:style-name="ce1">
            <text:p>188.25</text:p>
          </table:table-cell>
          <table:table-cell office:value-type="float" office:value="191.97" table:style-name="ce1">
            <text:p>191.97</text:p>
          </table:table-cell>
          <table:table-cell office:value-type="float" office:value="-3.72" table:style-name="ce1">
            <text:p>-3.72</text:p>
          </table:table-cell>
          <table:table-cell office:value-type="float" office:value="189.44" table:style-name="ce1">
            <text:p>189.44</text:p>
          </table:table-cell>
          <table:table-cell office:value-type="float" office:value="187.37" table:style-name="ce1">
            <text:p>187.37</text:p>
          </table:table-cell>
          <table:table-cell table:number-columns-repeated="16375"/>
        </table:table-row>
        <table:table-row table:style-name="ro1">
          <table:table-cell office:value-type="date" office:date-value="2014-03-21T00:00:00" table:style-name="ce2">
            <text:p>21-03-2014</text:p>
          </table:table-cell>
          <table:table-cell office:value-type="float" office:value="188.5" table:style-name="ce1">
            <text:p>188.5</text:p>
          </table:table-cell>
          <table:table-cell office:value-type="float" office:value="188.23" table:style-name="ce1">
            <text:p>188.23</text:p>
          </table:table-cell>
          <table:table-cell office:value-type="float" office:value="0.27" table:style-name="ce1">
            <text:p>0.27</text:p>
          </table:table-cell>
          <table:table-cell office:value-type="float" office:value="186.67" table:style-name="ce1">
            <text:p>186.67</text:p>
          </table:table-cell>
          <table:table-cell office:value-type="float" office:value="189.9866667" table:style-name="ce1">
            <text:p>189.9866667</text:p>
          </table:table-cell>
          <table:table-cell office:value-type="float" office:value="-3.3166666669999998" table:style-name="ce1">
            <text:p>-3.316666667</text:p>
          </table:table-cell>
          <table:table-cell office:value-type="float" office:value="188.7" table:style-name="ce1">
            <text:p>188.7</text:p>
          </table:table-cell>
          <table:table-cell office:value-type="float" office:value="186.4" table:style-name="ce1">
            <text:p>186.4</text:p>
          </table:table-cell>
          <table:table-cell table:number-columns-repeated="16375"/>
        </table:table-row>
        <table:table-row table:style-name="ro1">
          <table:table-cell office:value-type="date" office:date-value="2014-03-20T00:00:00" table:style-name="ce2">
            <text:p>20-03-2014</text:p>
          </table:table-cell>
          <table:table-cell office:value-type="float" office:value="184.47" table:style-name="ce1">
            <text:p>184.47</text:p>
          </table:table-cell>
          <table:table-cell office:value-type="float" office:value="186.8" table:style-name="ce1">
            <text:p>186.8</text:p>
          </table:table-cell>
          <table:table-cell office:value-type="float" office:value="-2.33" table:style-name="ce1">
            <text:p>-2.33</text:p>
          </table:table-cell>
          <table:table-cell office:value-type="float" office:value="187.9" table:style-name="ce1">
            <text:p>187.9</text:p>
          </table:table-cell>
          <table:table-cell office:value-type="float" office:value="187.60666670000001" table:style-name="ce1">
            <text:p>187.6066667</text:p>
          </table:table-cell>
          <table:table-cell office:value-type="float" office:value="0.29333333299999997" table:style-name="ce1">
            <text:p>0.293333333</text:p>
          </table:table-cell>
          <table:table-cell office:value-type="float" office:value="188.26" table:style-name="ce1">
            <text:p>188.26</text:p>
          </table:table-cell>
          <table:table-cell office:value-type="float" office:value="184.17" table:style-name="ce1">
            <text:p>184.17</text:p>
          </table:table-cell>
          <table:table-cell table:number-columns-repeated="16375"/>
        </table:table-row>
        <table:table-row table:style-name="ro1">
          <table:table-cell office:value-type="date" office:date-value="2014-03-19T00:00:00" table:style-name="ce2">
            <text:p>19-03-2014</text:p>
          </table:table-cell>
          <table:table-cell office:value-type="float" office:value="185.6" table:style-name="ce1">
            <text:p>185.6</text:p>
          </table:table-cell>
          <table:table-cell office:value-type="float" office:value="186.19" table:style-name="ce1">
            <text:p>186.19</text:p>
          </table:table-cell>
          <table:table-cell office:value-type="float" office:value="-0.59" table:style-name="ce1">
            <text:p>-0.59</text:p>
          </table:table-cell>
          <table:table-cell office:value-type="float" office:value="184.71" table:style-name="ce1">
            <text:p>184.71</text:p>
          </table:table-cell>
          <table:table-cell office:value-type="float" office:value="186.4266667" table:style-name="ce1">
            <text:p>186.4266667</text:p>
          </table:table-cell>
          <table:table-cell office:value-type="float" office:value="-1.7166666669999999" table:style-name="ce1">
            <text:p>-1.716666667</text:p>
          </table:table-cell>
          <table:table-cell office:value-type="float" office:value="186.7" table:style-name="ce1">
            <text:p>186.7</text:p>
          </table:table-cell>
          <table:table-cell office:value-type="float" office:value="183.5001" table:style-name="ce1">
            <text:p>183.5001</text:p>
          </table:table-cell>
          <table:table-cell table:number-columns-repeated="16375"/>
        </table:table-row>
        <table:table-row table:style-name="ro1">
          <table:table-cell office:value-type="date" office:date-value="2014-03-18T00:00:00" table:style-name="ce2">
            <text:p>18-03-2014</text:p>
          </table:table-cell>
          <table:table-cell office:value-type="float" office:value="185.99" table:style-name="ce1">
            <text:p>185.99</text:p>
          </table:table-cell>
          <table:table-cell office:value-type="float" office:value="185.3533333" table:style-name="ce1">
            <text:p>185.3533333</text:p>
          </table:table-cell>
          <table:table-cell office:value-type="float" office:value="0.63666666699999996" table:style-name="ce1">
            <text:p>0.636666667</text:p>
          </table:table-cell>
          <table:table-cell office:value-type="float" office:value="186.81" table:style-name="ce1">
            <text:p>186.81</text:p>
          </table:table-cell>
          <table:table-cell office:value-type="float" office:value="186.47333330000001" table:style-name="ce1">
            <text:p>186.4733333</text:p>
          </table:table-cell>
          <table:table-cell office:value-type="float" office:value="0.33666666699999998" table:style-name="ce1">
            <text:p>0.336666667</text:p>
          </table:table-cell>
          <table:table-cell office:value-type="float" office:value="187.9" table:style-name="ce1">
            <text:p>187.9</text:p>
          </table:table-cell>
          <table:table-cell office:value-type="float" office:value="185.54" table:style-name="ce1">
            <text:p>185.54</text:p>
          </table:table-cell>
          <table:table-cell table:number-columns-repeated="16375"/>
        </table:table-row>
        <table:table-row table:style-name="ro1">
          <table:table-cell office:value-type="date" office:date-value="2014-03-17T00:00:00" table:style-name="ce2">
            <text:p>17-03-2014</text:p>
          </table:table-cell>
          <table:table-cell office:value-type="float" office:value="182.66" table:style-name="ce1">
            <text:p>182.66</text:p>
          </table:table-cell>
          <table:table-cell office:value-type="float" office:value="184.75" table:style-name="ce1">
            <text:p>184.75</text:p>
          </table:table-cell>
          <table:table-cell office:value-type="float" office:value="-2.09" table:style-name="ce1">
            <text:p>-2.09</text:p>
          </table:table-cell>
          <table:table-cell office:value-type="float" office:value="185.81" table:style-name="ce1">
            <text:p>185.81</text:p>
          </table:table-cell>
          <table:table-cell office:value-type="float" office:value="185.77666669999999" table:style-name="ce1">
            <text:p>185.7766667</text:p>
          </table:table-cell>
          <table:table-cell office:value-type="float" office:value="3.3333333E-2" table:style-name="ce1">
            <text:p>0.033333333</text:p>
          </table:table-cell>
          <table:table-cell office:value-type="float" office:value="186.35" table:style-name="ce1">
            <text:p>186.35</text:p>
          </table:table-cell>
          <table:table-cell office:value-type="float" office:value="182.66" table:style-name="ce1">
            <text:p>182.66</text:p>
          </table:table-cell>
          <table:table-cell table:number-columns-repeated="16375"/>
        </table:table-row>
        <table:table-row table:style-name="ro1">
          <table:table-cell office:value-type="date" office:date-value="2014-03-14T00:00:00" table:style-name="ce2">
            <text:p>14-03-2014</text:p>
          </table:table-cell>
          <table:table-cell office:value-type="float" office:value="183.89" table:style-name="ce1">
            <text:p>183.89</text:p>
          </table:table-cell>
          <table:table-cell office:value-type="float" office:value="184.18" table:style-name="ce1">
            <text:p>184.18</text:p>
          </table:table-cell>
          <table:table-cell office:value-type="float" office:value="-0.28999999999999998" table:style-name="ce1">
            <text:p>-0.29</text:p>
          </table:table-cell>
          <table:table-cell office:value-type="float" office:value="182.21" table:style-name="ce1">
            <text:p>182.21</text:p>
          </table:table-cell>
          <table:table-cell office:value-type="float" office:value="184.94333330000001" table:style-name="ce1">
            <text:p>184.9433333</text:p>
          </table:table-cell>
          <table:table-cell office:value-type="float" office:value="-2.733333333" table:style-name="ce1">
            <text:p>-2.733333333</text:p>
          </table:table-cell>
          <table:table-cell office:value-type="float" office:value="184.29" table:style-name="ce1">
            <text:p>184.29</text:p>
          </table:table-cell>
          <table:table-cell office:value-type="float" office:value="182.21" table:style-name="ce1">
            <text:p>182.21</text:p>
          </table:table-cell>
          <table:table-cell table:number-columns-repeated="16375"/>
        </table:table-row>
        <table:table-row table:style-name="ro1">
          <table:table-cell office:value-type="date" office:date-value="2014-03-13T00:00:00" table:style-name="ce2">
            <text:p>13-03-2014</text:p>
          </table:table-cell>
          <table:table-cell office:value-type="float" office:value="186.41" table:style-name="ce1">
            <text:p>186.41</text:p>
          </table:table-cell>
          <table:table-cell office:value-type="float" office:value="184.32" table:style-name="ce1">
            <text:p>184.32</text:p>
          </table:table-cell>
          <table:table-cell office:value-type="float" office:value="2.09" table:style-name="ce1">
            <text:p>2.09</text:p>
          </table:table-cell>
          <table:table-cell office:value-type="float" office:value="183.9" table:style-name="ce1">
            <text:p>183.9</text:p>
          </table:table-cell>
          <table:table-cell office:value-type="float" office:value="183.97333330000001" table:style-name="ce1">
            <text:p>183.9733333</text:p>
          </table:table-cell>
          <table:table-cell office:value-type="float" office:value="-7.3333333000000001E-2" table:style-name="ce1">
            <text:p>-0.073333333</text:p>
          </table:table-cell>
          <table:table-cell office:value-type="float" office:value="187" table:style-name="ce1">
            <text:p>187</text:p>
          </table:table-cell>
          <table:table-cell office:value-type="float" office:value="183.71" table:style-name="ce1">
            <text:p>183.71</text:p>
          </table:table-cell>
          <table:table-cell table:number-columns-repeated="16375"/>
        </table:table-row>
        <table:table-row table:style-name="ro1">
          <table:table-cell office:value-type="date" office:date-value="2014-03-12T00:00:00" table:style-name="ce2">
            <text:p>12-03-2014</text:p>
          </table:table-cell>
          <table:table-cell office:value-type="float" office:value="186.01" table:style-name="ce1">
            <text:p>186.01</text:p>
          </table:table-cell>
          <table:table-cell office:value-type="float" office:value="185.43666669999999" table:style-name="ce1">
            <text:p>185.4366667</text:p>
          </table:table-cell>
          <table:table-cell office:value-type="float" office:value="0.573333333" table:style-name="ce1">
            <text:p>0.573333333</text:p>
          </table:table-cell>
          <table:table-cell office:value-type="float" office:value="186.22" table:style-name="ce1">
            <text:p>186.22</text:p>
          </table:table-cell>
          <table:table-cell office:value-type="float" office:value="184.11" table:style-name="ce1">
            <text:p>184.11</text:p>
          </table:table-cell>
          <table:table-cell office:value-type="float" office:value="2.11" table:style-name="ce1">
            <text:p>2.11</text:p>
          </table:table-cell>
          <table:table-cell office:value-type="float" office:value="187.45" table:style-name="ce1">
            <text:p>187.45</text:p>
          </table:table-cell>
          <table:table-cell office:value-type="float" office:value="185.89" table:style-name="ce1">
            <text:p>185.89</text:p>
          </table:table-cell>
          <table:table-cell table:number-columns-repeated="16375"/>
        </table:table-row>
        <table:table-row table:style-name="ro1">
          <table:table-cell office:value-type="date" office:date-value="2014-03-11T00:00:00" table:style-name="ce2">
            <text:p>11-03-2014</text:p>
          </table:table-cell>
          <table:table-cell office:value-type="float" office:value="187.41" table:style-name="ce1">
            <text:p>187.41</text:p>
          </table:table-cell>
          <table:table-cell office:value-type="float" office:value="186.61" table:style-name="ce1">
            <text:p>186.61</text:p>
          </table:table-cell>
          <table:table-cell office:value-type="float" office:value="0.8" table:style-name="ce1">
            <text:p>0.8</text:p>
          </table:table-cell>
          <table:table-cell office:value-type="float" office:value="186.76" table:style-name="ce1">
            <text:p>186.76</text:p>
          </table:table-cell>
          <table:table-cell office:value-type="float" office:value="185.62666669999999" table:style-name="ce1">
            <text:p>185.6266667</text:p>
          </table:table-cell>
          <table:table-cell office:value-type="float" office:value="1.1333333329999999" table:style-name="ce1">
            <text:p>1.133333333</text:p>
          </table:table-cell>
          <table:table-cell office:value-type="float" office:value="188.45" table:style-name="ce1">
            <text:p>188.45</text:p>
          </table:table-cell>
          <table:table-cell office:value-type="float" office:value="186.04" table:style-name="ce1">
            <text:p>186.04</text:p>
          </table:table-cell>
          <table:table-cell table:number-columns-repeated="16375"/>
        </table:table-row>
        <table:table-row table:style-name="ro1">
          <table:table-cell office:value-type="date" office:date-value="2014-03-10T00:00:00" table:style-name="ce2">
            <text:p>10-03-2014</text:p>
          </table:table-cell>
          <table:table-cell office:value-type="float" office:value="187.55" table:style-name="ce1">
            <text:p>187.55</text:p>
          </table:table-cell>
          <table:table-cell office:value-type="float" office:value="186.99" table:style-name="ce1">
            <text:p>186.99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186.39" table:style-name="ce1">
            <text:p>186.39</text:p>
          </table:table-cell>
          <table:table-cell office:value-type="float" office:value="186.4566667" table:style-name="ce1">
            <text:p>186.4566667</text:p>
          </table:table-cell>
          <table:table-cell office:value-type="float" office:value="-6.6666666999999999E-2" table:style-name="ce1">
            <text:p>-0.066666667</text:p>
          </table:table-cell>
          <table:table-cell office:value-type="float" office:value="188.37" table:style-name="ce1">
            <text:p>188.37</text:p>
          </table:table-cell>
          <table:table-cell office:value-type="float" office:value="185.84899999999999" table:style-name="ce1">
            <text:p>185.849</text:p>
          </table:table-cell>
          <table:table-cell table:number-columns-repeated="16375"/>
        </table:table-row>
        <table:table-row table:style-name="ro1">
          <table:table-cell office:value-type="date" office:date-value="2014-03-07T00:00:00" table:style-name="ce2">
            <text:p>07-03-2014</text:p>
          </table:table-cell>
          <table:table-cell office:value-type="float" office:value="188.35" table:style-name="ce1">
            <text:p>188.35</text:p>
          </table:table-cell>
          <table:table-cell office:value-type="float" office:value="187.77" table:style-name="ce1">
            <text:p>187.77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187.68" table:style-name="ce1">
            <text:p>187.68</text:p>
          </table:table-cell>
          <table:table-cell office:value-type="float" office:value="186.94333330000001" table:style-name="ce1">
            <text:p>186.9433333</text:p>
          </table:table-cell>
          <table:table-cell office:value-type="float" office:value="0.73666666700000005" table:style-name="ce1">
            <text:p>0.736666667</text:p>
          </table:table-cell>
          <table:table-cell office:value-type="float" office:value="188.92" table:style-name="ce1">
            <text:p>188.92</text:p>
          </table:table-cell>
          <table:table-cell office:value-type="float" office:value="187.18" table:style-name="ce1">
            <text:p>187.18</text:p>
          </table:table-cell>
          <table:table-cell table:number-columns-repeated="16375"/>
        </table:table-row>
        <table:table-row table:style-name="ro1">
          <table:table-cell office:value-type="date" office:date-value="2014-03-06T00:00:00" table:style-name="ce2">
            <text:p>06-03-2014</text:p>
          </table:table-cell>
          <table:table-cell office:value-type="float" office:value="187.37" table:style-name="ce1">
            <text:p>187.37</text:p>
          </table:table-cell>
          <table:table-cell office:value-type="float" office:value="187.75666670000001" table:style-name="ce1">
            <text:p>187.7566667</text:p>
          </table:table-cell>
          <table:table-cell office:value-type="float" office:value="-0.38666666700000002" table:style-name="ce1">
            <text:p>-0.386666667</text:p>
          </table:table-cell>
          <table:table-cell office:value-type="float" office:value="187.64" table:style-name="ce1">
            <text:p>187.64</text:p>
          </table:table-cell>
          <table:table-cell office:value-type="float" office:value="187.2366667" table:style-name="ce1">
            <text:p>187.2366667</text:p>
          </table:table-cell>
          <table:table-cell office:value-type="float" office:value="0.40333333300000002" table:style-name="ce1">
            <text:p>0.403333333</text:p>
          </table:table-cell>
          <table:table-cell office:value-type="float" office:value="188.39" table:style-name="ce1">
            <text:p>188.39</text:p>
          </table:table-cell>
          <table:table-cell office:value-type="float" office:value="186.9" table:style-name="ce1">
            <text:p>186.9</text:p>
          </table:table-cell>
          <table:table-cell table:number-columns-repeated="16375"/>
        </table:table-row>
        <table:table-row table:style-name="ro1">
          <table:table-cell office:value-type="date" office:date-value="2014-03-05T00:00:00" table:style-name="ce2">
            <text:p>05-03-2014</text:p>
          </table:table-cell>
          <table:table-cell office:value-type="float" office:value="186.57" table:style-name="ce1">
            <text:p>186.57</text:p>
          </table:table-cell>
          <table:table-cell office:value-type="float" office:value="187.43" table:style-name="ce1">
            <text:p>187.43</text:p>
          </table:table-cell>
          <table:table-cell office:value-type="float" office:value="-0.86" table:style-name="ce1">
            <text:p>-0.86</text:p>
          </table:table-cell>
          <table:table-cell office:value-type="float" office:value="187.14" table:style-name="ce1">
            <text:p>187.14</text:p>
          </table:table-cell>
          <table:table-cell office:value-type="float" office:value="187.4866667" table:style-name="ce1">
            <text:p>187.4866667</text:p>
          </table:table-cell>
          <table:table-cell office:value-type="float" office:value="-0.34666666699999998" table:style-name="ce1">
            <text:p>-0.346666667</text:p>
          </table:table-cell>
          <table:table-cell office:value-type="float" office:value="187.95" table:style-name="ce1">
            <text:p>187.95</text:p>
          </table:table-cell>
          <table:table-cell office:value-type="float" office:value="186.4" table:style-name="ce1">
            <text:p>186.4</text:p>
          </table:table-cell>
          <table:table-cell table:number-columns-repeated="16375"/>
        </table:table-row>
        <table:table-row table:style-name="ro1">
          <table:table-cell office:value-type="date" office:date-value="2014-03-04T00:00:00" table:style-name="ce2">
            <text:p>04-03-2014</text:p>
          </table:table-cell>
          <table:table-cell office:value-type="float" office:value="185.81" table:style-name="ce1">
            <text:p>185.81</text:p>
          </table:table-cell>
          <table:table-cell office:value-type="float" office:value="186.58333329999999" table:style-name="ce1">
            <text:p>186.5833333</text:p>
          </table:table-cell>
          <table:table-cell office:value-type="float" office:value="-0.77333333299999996" table:style-name="ce1">
            <text:p>-0.773333333</text:p>
          </table:table-cell>
          <table:table-cell office:value-type="float" office:value="186.44" table:style-name="ce1">
            <text:p>186.44</text:p>
          </table:table-cell>
          <table:table-cell office:value-type="float" office:value="187.0733333" table:style-name="ce1">
            <text:p>187.0733333</text:p>
          </table:table-cell>
          <table:table-cell office:value-type="float" office:value="-0.63333333300000005" table:style-name="ce1">
            <text:p>-0.633333333</text:p>
          </table:table-cell>
          <table:table-cell office:value-type="float" office:value="187.16" table:style-name="ce1">
            <text:p>187.16</text:p>
          </table:table-cell>
          <table:table-cell office:value-type="float" office:value="185.68" table:style-name="ce1">
            <text:p>185.68</text:p>
          </table:table-cell>
          <table:table-cell table:number-columns-repeated="16375"/>
        </table:table-row>
        <table:table-row table:style-name="ro1">
          <table:table-cell office:value-type="date" office:date-value="2014-03-03T00:00:00" table:style-name="ce2">
            <text:p>03-03-2014</text:p>
          </table:table-cell>
          <table:table-cell office:value-type="float" office:value="183.33" table:style-name="ce1">
            <text:p>183.33</text:p>
          </table:table-cell>
          <table:table-cell office:value-type="float" office:value="185.2366667" table:style-name="ce1">
            <text:p>185.2366667</text:p>
          </table:table-cell>
          <table:table-cell office:value-type="float" office:value="-1.9066666670000001" table:style-name="ce1">
            <text:p>-1.906666667</text:p>
          </table:table-cell>
          <table:table-cell office:value-type="float" office:value="184.26" table:style-name="ce1">
            <text:p>184.26</text:p>
          </table:table-cell>
          <table:table-cell office:value-type="float" office:value="185.94666670000001" table:style-name="ce1">
            <text:p>185.9466667</text:p>
          </table:table-cell>
          <table:table-cell office:value-type="float" office:value="-1.6866666669999999" table:style-name="ce1">
            <text:p>-1.686666667</text:p>
          </table:table-cell>
          <table:table-cell office:value-type="float" office:value="184.64" table:style-name="ce1">
            <text:p>184.64</text:p>
          </table:table-cell>
          <table:table-cell office:value-type="float" office:value="182.82" table:style-name="ce1">
            <text:p>182.82</text:p>
          </table:table-cell>
          <table:table-cell table:number-columns-repeated="16375"/>
        </table:table-row>
        <table:table-row table:style-name="ro1">
          <table:table-cell office:value-type="date" office:date-value="2014-02-28T00:00:00" table:style-name="ce2">
            <text:p>28-02-2014</text:p>
          </table:table-cell>
          <table:table-cell office:value-type="float" office:value="185.38" table:style-name="ce1">
            <text:p>185.38</text:p>
          </table:table-cell>
          <table:table-cell office:value-type="float" office:value="184.84" table:style-name="ce1">
            <text:p>184.84</text:p>
          </table:table-cell>
          <table:table-cell office:value-type="float" office:value="0.54" table:style-name="ce1">
            <text:p>0.54</text:p>
          </table:table-cell>
          <table:table-cell office:value-type="float" office:value="185.17" table:style-name="ce1">
            <text:p>185.17</text:p>
          </table:table-cell>
          <table:table-cell office:value-type="float" office:value="185.29" table:style-name="ce1">
            <text:p>185.29</text:p>
          </table:table-cell>
          <table:table-cell office:value-type="float" office:value="-0.12" table:style-name="ce1">
            <text:p>-0.12</text:p>
          </table:table-cell>
          <table:table-cell office:value-type="float" office:value="186.12" table:style-name="ce1">
            <text:p>186.12</text:p>
          </table:table-cell>
          <table:table-cell office:value-type="float" office:value="183.65" table:style-name="ce1">
            <text:p>183.65</text:p>
          </table:table-cell>
          <table:table-cell table:number-columns-repeated="16375"/>
        </table:table-row>
        <table:table-row table:style-name="ro1">
          <table:table-cell office:value-type="date" office:date-value="2014-02-27T00:00:00" table:style-name="ce2">
            <text:p>27-02-2014</text:p>
          </table:table-cell>
          <table:table-cell office:value-type="float" office:value="183.83" table:style-name="ce1">
            <text:p>183.83</text:p>
          </table:table-cell>
          <table:table-cell office:value-type="float" office:value="184.18" table:style-name="ce1">
            <text:p>184.18</text:p>
          </table:table-cell>
          <table:table-cell office:value-type="float" office:value="-0.35" table:style-name="ce1">
            <text:p>-0.35</text:p>
          </table:table-cell>
          <table:table-cell office:value-type="float" office:value="185.27" table:style-name="ce1">
            <text:p>185.27</text:p>
          </table:table-cell>
          <table:table-cell office:value-type="float" office:value="184.9" table:style-name="ce1">
            <text:p>184.9</text:p>
          </table:table-cell>
          <table:table-cell office:value-type="float" office:value="0.37" table:style-name="ce1">
            <text:p>0.37</text:p>
          </table:table-cell>
          <table:table-cell office:value-type="float" office:value="185.95" table:style-name="ce1">
            <text:p>185.95</text:p>
          </table:table-cell>
          <table:table-cell office:value-type="float" office:value="183.81" table:style-name="ce1">
            <text:p>183.81</text:p>
          </table:table-cell>
          <table:table-cell table:number-columns-repeated="16375"/>
        </table:table-row>
        <table:table-row table:style-name="ro1">
          <table:table-cell office:value-type="date" office:date-value="2014-02-26T00:00:00" table:style-name="ce2">
            <text:p>26-02-2014</text:p>
          </table:table-cell>
          <table:table-cell office:value-type="float" office:value="183.94" table:style-name="ce1">
            <text:p>183.94</text:p>
          </table:table-cell>
          <table:table-cell office:value-type="float" office:value="184.3833333" table:style-name="ce1">
            <text:p>184.3833333</text:p>
          </table:table-cell>
          <table:table-cell office:value-type="float" office:value="-0.443333333" table:style-name="ce1">
            <text:p>-0.443333333</text:p>
          </table:table-cell>
          <table:table-cell office:value-type="float" office:value="184.06" table:style-name="ce1">
            <text:p>184.06</text:p>
          </table:table-cell>
          <table:table-cell office:value-type="float" office:value="184.83333329999999" table:style-name="ce1">
            <text:p>184.8333333</text:p>
          </table:table-cell>
          <table:table-cell office:value-type="float" office:value="-0.77333333299999996" table:style-name="ce1">
            <text:p>-0.773333333</text:p>
          </table:table-cell>
          <table:table-cell office:value-type="float" office:value="185.28" table:style-name="ce1">
            <text:p>185.28</text:p>
          </table:table-cell>
          <table:table-cell office:value-type="float" office:value="183.56" table:style-name="ce1">
            <text:p>183.56</text:p>
          </table:table-cell>
          <table:table-cell table:number-columns-repeated="16375"/>
        </table:table-row>
        <table:table-row table:style-name="ro1">
          <table:table-cell office:value-type="date" office:date-value="2014-02-25T00:00:00" table:style-name="ce2">
            <text:p>25-02-2014</text:p>
          </table:table-cell>
          <table:table-cell office:value-type="float" office:value="183.52" table:style-name="ce1">
            <text:p>183.52</text:p>
          </table:table-cell>
          <table:table-cell office:value-type="float" office:value="183.7633333" table:style-name="ce1">
            <text:p>183.7633333</text:p>
          </table:table-cell>
          <table:table-cell office:value-type="float" office:value="-0.24333333300000001" table:style-name="ce1">
            <text:p>-0.243333333</text:p>
          </table:table-cell>
          <table:table-cell office:value-type="float" office:value="183.23" table:style-name="ce1">
            <text:p>183.23</text:p>
          </table:table-cell>
          <table:table-cell office:value-type="float" office:value="184.18666669999999" table:style-name="ce1">
            <text:p>184.1866667</text:p>
          </table:table-cell>
          <table:table-cell office:value-type="float" office:value="-0.95666666700000003" table:style-name="ce1">
            <text:p>-0.956666667</text:p>
          </table:table-cell>
          <table:table-cell office:value-type="float" office:value="184.6" table:style-name="ce1">
            <text:p>184.6</text:p>
          </table:table-cell>
          <table:table-cell office:value-type="float" office:value="182.88" table:style-name="ce1">
            <text:p>182.88</text:p>
          </table:table-cell>
          <table:table-cell table:number-columns-repeated="16375"/>
        </table:table-row>
        <table:table-row table:style-name="ro1">
          <table:table-cell office:value-type="date" office:date-value="2014-02-24T00:00:00" table:style-name="ce2">
            <text:p>24-02-2014</text:p>
          </table:table-cell>
          <table:table-cell office:value-type="float" office:value="182.82" table:style-name="ce1">
            <text:p>182.82</text:p>
          </table:table-cell>
          <table:table-cell office:value-type="float" office:value="183.4266667" table:style-name="ce1">
            <text:p>183.4266667</text:p>
          </table:table-cell>
          <table:table-cell office:value-type="float" office:value="-0.60666666700000005" table:style-name="ce1">
            <text:p>-0.606666667</text:p>
          </table:table-cell>
          <table:table-cell office:value-type="float" office:value="183.45" table:style-name="ce1">
            <text:p>183.45</text:p>
          </table:table-cell>
          <table:table-cell office:value-type="float" office:value="183.58" table:style-name="ce1">
            <text:p>183.58</text:p>
          </table:table-cell>
          <table:table-cell office:value-type="float" office:value="-0.13" table:style-name="ce1">
            <text:p>-0.13</text:p>
          </table:table-cell>
          <table:table-cell office:value-type="float" office:value="185.16" table:style-name="ce1">
            <text:p>185.16</text:p>
          </table:table-cell>
          <table:table-cell office:value-type="float" office:value="182.82" table:style-name="ce1">
            <text:p>182.82</text:p>
          </table:table-cell>
          <table:table-cell table:number-columns-repeated="16375"/>
        </table:table-row>
        <table:table-row table:style-name="ro1">
          <table:table-cell office:value-type="date" office:date-value="2014-02-21T00:00:00" table:style-name="ce2">
            <text:p>21-02-2014</text:p>
          </table:table-cell>
          <table:table-cell office:value-type="float" office:value="184.25" table:style-name="ce1">
            <text:p>184.25</text:p>
          </table:table-cell>
          <table:table-cell office:value-type="float" office:value="183.53" table:style-name="ce1">
            <text:p>183.53</text:p>
          </table:table-cell>
          <table:table-cell office:value-type="float" office:value="0.72" table:style-name="ce1">
            <text:p>0.72</text:p>
          </table:table-cell>
          <table:table-cell office:value-type="float" office:value="182.79" table:style-name="ce1">
            <text:p>182.79</text:p>
          </table:table-cell>
          <table:table-cell office:value-type="float" office:value="183.15666669999999" table:style-name="ce1">
            <text:p>183.1566667</text:p>
          </table:table-cell>
          <table:table-cell office:value-type="float" office:value="-0.366666667" table:style-name="ce1">
            <text:p>-0.366666667</text:p>
          </table:table-cell>
          <table:table-cell office:value-type="float" office:value="185.71" table:style-name="ce1">
            <text:p>185.71</text:p>
          </table:table-cell>
          <table:table-cell office:value-type="float" office:value="182.62" table:style-name="ce1">
            <text:p>182.62</text:p>
          </table:table-cell>
          <table:table-cell table:number-columns-repeated="16375"/>
        </table:table-row>
        <table:table-row table:style-name="ro1">
          <table:table-cell office:value-type="date" office:date-value="2014-02-20T00:00:00" table:style-name="ce2">
            <text:p>20-02-2014</text:p>
          </table:table-cell>
          <table:table-cell office:value-type="float" office:value="182.96" table:style-name="ce1">
            <text:p>182.96</text:p>
          </table:table-cell>
          <table:table-cell office:value-type="float" office:value="183.34333330000001" table:style-name="ce1">
            <text:p>183.3433333</text:p>
          </table:table-cell>
          <table:table-cell office:value-type="float" office:value="-0.383333333" table:style-name="ce1">
            <text:p>-0.383333333</text:p>
          </table:table-cell>
          <table:table-cell office:value-type="float" office:value="184.26" table:style-name="ce1">
            <text:p>184.26</text:p>
          </table:table-cell>
          <table:table-cell office:value-type="float" office:value="183.5" table:style-name="ce1">
            <text:p>183.5</text:p>
          </table:table-cell>
          <table:table-cell office:value-type="float" office:value="0.76" table:style-name="ce1">
            <text:p>0.76</text:p>
          </table:table-cell>
          <table:table-cell office:value-type="float" office:value="184.85990000000001" table:style-name="ce1">
            <text:p>184.8599</text:p>
          </table:table-cell>
          <table:table-cell office:value-type="float" office:value="182.79" table:style-name="ce1">
            <text:p>182.79</text:p>
          </table:table-cell>
          <table:table-cell table:number-columns-repeated="16375"/>
        </table:table-row>
        <table:table-row table:style-name="ro1">
          <table:table-cell office:value-type="date" office:date-value="2014-02-19T00:00:00" table:style-name="ce2">
            <text:p>19-02-2014</text:p>
          </table:table-cell>
          <table:table-cell office:value-type="float" office:value="182.74" table:style-name="ce1">
            <text:p>182.74</text:p>
          </table:table-cell>
          <table:table-cell office:value-type="float" office:value="183.31666670000001" table:style-name="ce1">
            <text:p>183.3166667</text:p>
          </table:table-cell>
          <table:table-cell office:value-type="float" office:value="-0.57666666700000002" table:style-name="ce1">
            <text:p>-0.576666667</text:p>
          </table:table-cell>
          <table:table-cell office:value-type="float" office:value="182.95" table:style-name="ce1">
            <text:p>182.95</text:p>
          </table:table-cell>
          <table:table-cell office:value-type="float" office:value="183.33333329999999" table:style-name="ce1">
            <text:p>183.3333333</text:p>
          </table:table-cell>
          <table:table-cell office:value-type="float" office:value="-0.383333333" table:style-name="ce1">
            <text:p>-0.383333333</text:p>
          </table:table-cell>
          <table:table-cell office:value-type="float" office:value="185.65" table:style-name="ce1">
            <text:p>185.65</text:p>
          </table:table-cell>
          <table:table-cell office:value-type="float" office:value="182.41" table:style-name="ce1">
            <text:p>182.41</text:p>
          </table:table-cell>
          <table:table-cell table:number-columns-repeated="16375"/>
        </table:table-row>
        <table:table-row table:style-name="ro1">
          <table:table-cell office:value-type="date" office:date-value="2014-02-18T00:00:00" table:style-name="ce2">
            <text:p>18-02-2014</text:p>
          </table:table-cell>
          <table:table-cell office:value-type="float" office:value="183.18" table:style-name="ce1">
            <text:p>183.18</text:p>
          </table:table-cell>
          <table:table-cell office:value-type="float" office:value="182.96" table:style-name="ce1">
            <text:p>182.96</text:p>
          </table:table-cell>
          <table:table-cell office:value-type="float" office:value="0.22" table:style-name="ce1">
            <text:p>0.22</text:p>
          </table:table-cell>
          <table:table-cell office:value-type="float" office:value="183.19" table:style-name="ce1">
            <text:p>183.19</text:p>
          </table:table-cell>
          <table:table-cell office:value-type="float" office:value="183.46666669999999" table:style-name="ce1">
            <text:p>183.4666667</text:p>
          </table:table-cell>
          <table:table-cell office:value-type="float" office:value="-0.27666666699999998" table:style-name="ce1">
            <text:p>-0.276666667</text:p>
          </table:table-cell>
          <table:table-cell office:value-type="float" office:value="184" table:style-name="ce1">
            <text:p>184</text:p>
          </table:table-cell>
          <table:table-cell office:value-type="float" office:value="182.32" table:style-name="ce1">
            <text:p>182.32</text:p>
          </table:table-cell>
          <table:table-cell table:number-columns-repeated="16375"/>
        </table:table-row>
        <table:table-row table:style-name="ro1">
          <table:table-cell office:value-type="date" office:date-value="2014-02-14T00:00:00" table:style-name="ce2">
            <text:p>14-02-2014</text:p>
          </table:table-cell>
          <table:table-cell office:value-type="float" office:value="181.26" table:style-name="ce1">
            <text:p>181.26</text:p>
          </table:table-cell>
          <table:table-cell office:value-type="float" office:value="182.39333329999999" table:style-name="ce1">
            <text:p>182.3933333</text:p>
          </table:table-cell>
          <table:table-cell office:value-type="float" office:value="-1.1333333329999999" table:style-name="ce1">
            <text:p>-1.133333333</text:p>
          </table:table-cell>
          <table:table-cell office:value-type="float" office:value="183.69" table:style-name="ce1">
            <text:p>183.69</text:p>
          </table:table-cell>
          <table:table-cell office:value-type="float" office:value="183.27666669999999" table:style-name="ce1">
            <text:p>183.2766667</text:p>
          </table:table-cell>
          <table:table-cell office:value-type="float" office:value="0.41333333300000002" table:style-name="ce1">
            <text:p>0.413333333</text:p>
          </table:table-cell>
          <table:table-cell office:value-type="float" office:value="184.43" table:style-name="ce1">
            <text:p>184.43</text:p>
          </table:table-cell>
          <table:table-cell office:value-type="float" office:value="180.99" table:style-name="ce1">
            <text:p>180.99</text:p>
          </table:table-cell>
          <table:table-cell table:number-columns-repeated="16375"/>
        </table:table-row>
        <table:table-row table:style-name="ro1">
          <table:table-cell office:value-type="date" office:date-value="2014-02-13T00:00:00" table:style-name="ce2">
            <text:p>13-02-2014</text:p>
          </table:table-cell>
          <table:table-cell office:value-type="float" office:value="178.22" table:style-name="ce1">
            <text:p>178.22</text:p>
          </table:table-cell>
          <table:table-cell office:value-type="float" office:value="180.88666670000001" table:style-name="ce1">
            <text:p>180.8866667</text:p>
          </table:table-cell>
          <table:table-cell office:value-type="float" office:value="-2.6666666669999999" table:style-name="ce1">
            <text:p>-2.666666667</text:p>
          </table:table-cell>
          <table:table-cell office:value-type="float" office:value="181.84" table:style-name="ce1">
            <text:p>181.84</text:p>
          </table:table-cell>
          <table:table-cell office:value-type="float" office:value="182.90666669999999" table:style-name="ce1">
            <text:p>182.9066667</text:p>
          </table:table-cell>
          <table:table-cell office:value-type="float" office:value="-1.066666667" table:style-name="ce1">
            <text:p>-1.066666667</text:p>
          </table:table-cell>
          <table:table-cell office:value-type="float" office:value="182.36" table:style-name="ce1">
            <text:p>182.36</text:p>
          </table:table-cell>
          <table:table-cell office:value-type="float" office:value="177.86" table:style-name="ce1">
            <text:p>177.86</text:p>
          </table:table-cell>
          <table:table-cell table:number-columns-repeated="16375"/>
        </table:table-row>
        <table:table-row table:style-name="ro1">
          <table:table-cell office:value-type="date" office:date-value="2014-02-12T00:00:00" table:style-name="ce2">
            <text:p>12-02-2014</text:p>
          </table:table-cell>
          <table:table-cell office:value-type="float" office:value="179.52" table:style-name="ce1">
            <text:p>179.52</text:p>
          </table:table-cell>
          <table:table-cell office:value-type="float" office:value="179.66666670000001" table:style-name="ce1">
            <text:p>179.6666667</text:p>
          </table:table-cell>
          <table:table-cell office:value-type="float" office:value="-0.146666667" table:style-name="ce1">
            <text:p>-0.146666667</text:p>
          </table:table-cell>
          <table:table-cell office:value-type="float" office:value="180.24" table:style-name="ce1">
            <text:p>180.24</text:p>
          </table:table-cell>
          <table:table-cell office:value-type="float" office:value="181.9233333" table:style-name="ce1">
            <text:p>181.9233333</text:p>
          </table:table-cell>
          <table:table-cell office:value-type="float" office:value="-1.683333333" table:style-name="ce1">
            <text:p>-1.683333333</text:p>
          </table:table-cell>
          <table:table-cell office:value-type="float" office:value="181.25" table:style-name="ce1">
            <text:p>181.25</text:p>
          </table:table-cell>
          <table:table-cell office:value-type="float" office:value="179.26" table:style-name="ce1">
            <text:p>179.26</text:p>
          </table:table-cell>
          <table:table-cell table:number-columns-repeated="16375"/>
        </table:table-row>
        <table:table-row table:style-name="ro1">
          <table:table-cell office:value-type="date" office:date-value="2014-02-11T00:00:00" table:style-name="ce2">
            <text:p>11-02-2014</text:p>
          </table:table-cell>
          <table:table-cell office:value-type="float" office:value="176.81" table:style-name="ce1">
            <text:p>176.81</text:p>
          </table:table-cell>
          <table:table-cell office:value-type="float" office:value="178.18333329999999" table:style-name="ce1">
            <text:p>178.1833333</text:p>
          </table:table-cell>
          <table:table-cell office:value-type="float" office:value="-1.3733333329999999" table:style-name="ce1">
            <text:p>-1.373333333</text:p>
          </table:table-cell>
          <table:table-cell office:value-type="float" office:value="179.7" table:style-name="ce1">
            <text:p>179.7</text:p>
          </table:table-cell>
          <table:table-cell office:value-type="float" office:value="180.59333330000001" table:style-name="ce1">
            <text:p>180.5933333</text:p>
          </table:table-cell>
          <table:table-cell office:value-type="float" office:value="-0.89333333299999995" table:style-name="ce1">
            <text:p>-0.893333333</text:p>
          </table:table-cell>
          <table:table-cell office:value-type="float" office:value="180.39" table:style-name="ce1">
            <text:p>180.39</text:p>
          </table:table-cell>
          <table:table-cell office:value-type="float" office:value="176.8" table:style-name="ce1">
            <text:p>176.8</text:p>
          </table:table-cell>
          <table:table-cell table:number-columns-repeated="16375"/>
        </table:table-row>
        <table:table-row table:style-name="ro1">
          <table:table-cell office:value-type="date" office:date-value="2014-02-10T00:00:00" table:style-name="ce2">
            <text:p>10-02-2014</text:p>
          </table:table-cell>
          <table:table-cell office:value-type="float" office:value="176.97" table:style-name="ce1">
            <text:p>176.97</text:p>
          </table:table-cell>
          <table:table-cell office:value-type="float" office:value="177.7666667" table:style-name="ce1">
            <text:p>177.7666667</text:p>
          </table:table-cell>
          <table:table-cell office:value-type="float" office:value="-0.796666667" table:style-name="ce1">
            <text:p>-0.796666667</text:p>
          </table:table-cell>
          <table:table-cell office:value-type="float" office:value="177.14" table:style-name="ce1">
            <text:p>177.14</text:p>
          </table:table-cell>
          <table:table-cell office:value-type="float" office:value="179.02666669999999" table:style-name="ce1">
            <text:p>179.0266667</text:p>
          </table:table-cell>
          <table:table-cell office:value-type="float" office:value="-1.8866666670000001" table:style-name="ce1">
            <text:p>-1.886666667</text:p>
          </table:table-cell>
          <table:table-cell office:value-type="float" office:value="177.65" table:style-name="ce1">
            <text:p>177.65</text:p>
          </table:table-cell>
          <table:table-cell office:value-type="float" office:value="176.25" table:style-name="ce1">
            <text:p>176.25</text:p>
          </table:table-cell>
          <table:table-cell table:number-columns-repeated="16375"/>
        </table:table-row>
        <table:table-row table:style-name="ro1">
          <table:table-cell office:value-type="date" office:date-value="2014-02-07T00:00:00" table:style-name="ce2">
            <text:p>07-02-2014</text:p>
          </table:table-cell>
          <table:table-cell office:value-type="float" office:value="175.64" table:style-name="ce1">
            <text:p>175.64</text:p>
          </table:table-cell>
          <table:table-cell office:value-type="float" office:value="176.47333330000001" table:style-name="ce1">
            <text:p>176.4733333</text:p>
          </table:table-cell>
          <table:table-cell office:value-type="float" office:value="-0.83333333300000001" table:style-name="ce1">
            <text:p>-0.833333333</text:p>
          </table:table-cell>
          <table:table-cell office:value-type="float" office:value="177.25" table:style-name="ce1">
            <text:p>177.25</text:p>
          </table:table-cell>
          <table:table-cell office:value-type="float" office:value="178.03" table:style-name="ce1">
            <text:p>178.03</text:p>
          </table:table-cell>
          <table:table-cell office:value-type="float" office:value="-0.78" table:style-name="ce1">
            <text:p>-0.78</text:p>
          </table:table-cell>
          <table:table-cell office:value-type="float" office:value="177.56" table:style-name="ce1">
            <text:p>177.56</text:p>
          </table:table-cell>
          <table:table-cell office:value-type="float" office:value="175.07" table:style-name="ce1">
            <text:p>175.07</text:p>
          </table:table-cell>
          <table:table-cell table:number-columns-repeated="16375"/>
        </table:table-row>
        <table:table-row table:style-name="ro1">
          <table:table-cell office:value-type="date" office:date-value="2014-02-06T00:00:00" table:style-name="ce2">
            <text:p>06-02-2014</text:p>
          </table:table-cell>
          <table:table-cell office:value-type="float" office:value="173.97" table:style-name="ce1">
            <text:p>173.97</text:p>
          </table:table-cell>
          <table:table-cell office:value-type="float" office:value="175.52666669999999" table:style-name="ce1">
            <text:p>175.5266667</text:p>
          </table:table-cell>
          <table:table-cell office:value-type="float" office:value="-1.556666667" table:style-name="ce1">
            <text:p>-1.556666667</text:p>
          </table:table-cell>
          <table:table-cell office:value-type="float" office:value="174.67" table:style-name="ce1">
            <text:p>174.67</text:p>
          </table:table-cell>
          <table:table-cell office:value-type="float" office:value="176.3533333" table:style-name="ce1">
            <text:p>176.3533333</text:p>
          </table:table-cell>
          <table:table-cell office:value-type="float" office:value="-1.683333333" table:style-name="ce1">
            <text:p>-1.683333333</text:p>
          </table:table-cell>
          <table:table-cell office:value-type="float" office:value="174.85" table:style-name="ce1">
            <text:p>174.85</text:p>
          </table:table-cell>
          <table:table-cell office:value-type="float" office:value="173.79" table:style-name="ce1">
            <text:p>173.79</text:p>
          </table:table-cell>
          <table:table-cell table:number-columns-repeated="16375"/>
        </table:table-row>
        <table:table-row table:style-name="ro1">
          <table:table-cell office:value-type="date" office:date-value="2014-02-05T00:00:00" table:style-name="ce2">
            <text:p>05-02-2014</text:p>
          </table:table-cell>
          <table:table-cell office:value-type="float" office:value="172.19" table:style-name="ce1">
            <text:p>172.19</text:p>
          </table:table-cell>
          <table:table-cell office:value-type="float" office:value="173.93333329999999" table:style-name="ce1">
            <text:p>173.9333333</text:p>
          </table:table-cell>
          <table:table-cell office:value-type="float" office:value="-1.743333333" table:style-name="ce1">
            <text:p>-1.743333333</text:p>
          </table:table-cell>
          <table:table-cell office:value-type="float" office:value="174.24" table:style-name="ce1">
            <text:p>174.24</text:p>
          </table:table-cell>
          <table:table-cell office:value-type="float" office:value="175.38666670000001" table:style-name="ce1">
            <text:p>175.3866667</text:p>
          </table:table-cell>
          <table:table-cell office:value-type="float" office:value="-1.1466666670000001" table:style-name="ce1">
            <text:p>-1.146666667</text:p>
          </table:table-cell>
          <table:table-cell office:value-type="float" office:value="174.97" table:style-name="ce1">
            <text:p>174.97</text:p>
          </table:table-cell>
          <table:table-cell office:value-type="float" office:value="172.19" table:style-name="ce1">
            <text:p>172.19</text:p>
          </table:table-cell>
          <table:table-cell table:number-columns-repeated="16375"/>
        </table:table-row>
        <table:table-row table:style-name="ro1">
          <table:table-cell office:value-type="date" office:date-value="2014-02-04T00:00:00" table:style-name="ce2">
            <text:p>04-02-2014</text:p>
          </table:table-cell>
          <table:table-cell office:value-type="float" office:value="173.53" table:style-name="ce1">
            <text:p>173.53</text:p>
          </table:table-cell>
          <table:table-cell office:value-type="float" office:value="173.23" table:style-name="ce1">
            <text:p>173.23</text:p>
          </table:table-cell>
          <table:table-cell office:value-type="float" office:value="0.3" table:style-name="ce1">
            <text:p>0.3</text:p>
          </table:table-cell>
          <table:table-cell office:value-type="float" office:value="172.84" table:style-name="ce1">
            <text:p>172.84</text:p>
          </table:table-cell>
          <table:table-cell office:value-type="float" office:value="173.91666670000001" table:style-name="ce1">
            <text:p>173.9166667</text:p>
          </table:table-cell>
          <table:table-cell office:value-type="float" office:value="-1.076666667" table:style-name="ce1">
            <text:p>-1.076666667</text:p>
          </table:table-cell>
          <table:table-cell office:value-type="float" office:value="173.75" table:style-name="ce1">
            <text:p>173.75</text:p>
          </table:table-cell>
          <table:table-cell office:value-type="float" office:value="172.36" table:style-name="ce1">
            <text:p>172.36</text:p>
          </table:table-cell>
          <table:table-cell table:number-columns-repeated="16375"/>
        </table:table-row>
        <table:table-row table:style-name="ro1">
          <table:table-cell office:value-type="date" office:date-value="2014-02-03T00:00:00" table:style-name="ce2">
            <text:p>03-02-2014</text:p>
          </table:table-cell>
          <table:table-cell office:value-type="float" office:value="176.02" table:style-name="ce1">
            <text:p>176.02</text:p>
          </table:table-cell>
          <table:table-cell office:value-type="float" office:value="173.91333330000001" table:style-name="ce1">
            <text:p>173.9133333</text:p>
          </table:table-cell>
          <table:table-cell office:value-type="float" office:value="2.1066666669999998" table:style-name="ce1">
            <text:p>2.106666667</text:p>
          </table:table-cell>
          <table:table-cell office:value-type="float" office:value="172.9" table:style-name="ce1">
            <text:p>172.9</text:p>
          </table:table-cell>
          <table:table-cell office:value-type="float" office:value="173.3266667" table:style-name="ce1">
            <text:p>173.3266667</text:p>
          </table:table-cell>
          <table:table-cell office:value-type="float" office:value="-0.426666667" table:style-name="ce1">
            <text:p>-0.426666667</text:p>
          </table:table-cell>
          <table:table-cell office:value-type="float" office:value="176.02" table:style-name="ce1">
            <text:p>176.02</text:p>
          </table:table-cell>
          <table:table-cell office:value-type="float" office:value="172.72" table:style-name="ce1">
            <text:p>172.72</text:p>
          </table:table-cell>
          <table:table-cell table:number-columns-repeated="16375"/>
        </table:table-row>
        <table:table-row table:style-name="ro1">
          <table:table-cell office:value-type="date" office:date-value="2014-01-31T00:00:00" table:style-name="ce2">
            <text:p>31-01-2014</text:p>
          </table:table-cell>
          <table:table-cell office:value-type="float" office:value="176.11" table:style-name="ce1">
            <text:p>176.11</text:p>
          </table:table-cell>
          <table:table-cell office:value-type="float" office:value="175.22" table:style-name="ce1">
            <text:p>175.22</text:p>
          </table:table-cell>
          <table:table-cell office:value-type="float" office:value="0.89" table:style-name="ce1">
            <text:p>0.89</text:p>
          </table:table-cell>
          <table:table-cell office:value-type="float" office:value="176.68" table:style-name="ce1">
            <text:p>176.68</text:p>
          </table:table-cell>
          <table:table-cell office:value-type="float" office:value="174.14" table:style-name="ce1">
            <text:p>174.14</text:p>
          </table:table-cell>
          <table:table-cell office:value-type="float" office:value="2.54" table:style-name="ce1">
            <text:p>2.54</text:p>
          </table:table-cell>
          <table:table-cell office:value-type="float" office:value="177.83500000000001" table:style-name="ce1">
            <text:p>177.835</text:p>
          </table:table-cell>
          <table:table-cell office:value-type="float" office:value="175.34" table:style-name="ce1">
            <text:p>175.34</text:p>
          </table:table-cell>
          <table:table-cell table:number-columns-repeated="16375"/>
        </table:table-row>
        <table:table-row table:style-name="ro1">
          <table:table-cell office:value-type="date" office:date-value="2014-01-30T00:00:00" table:style-name="ce2">
            <text:p>30-01-2014</text:p>
          </table:table-cell>
          <table:table-cell office:value-type="float" office:value="177.17" table:style-name="ce1">
            <text:p>177.17</text:p>
          </table:table-cell>
          <table:table-cell office:value-type="float" office:value="176.43333329999999" table:style-name="ce1">
            <text:p>176.4333333</text:p>
          </table:table-cell>
          <table:table-cell office:value-type="float" office:value="0.73666666700000005" table:style-name="ce1">
            <text:p>0.736666667</text:p>
          </table:table-cell>
          <table:table-cell office:value-type="float" office:value="177.36" table:style-name="ce1">
            <text:p>177.36</text:p>
          </table:table-cell>
          <table:table-cell office:value-type="float" office:value="175.6466667" table:style-name="ce1">
            <text:p>175.6466667</text:p>
          </table:table-cell>
          <table:table-cell office:value-type="float" office:value="1.713333333" table:style-name="ce1">
            <text:p>1.713333333</text:p>
          </table:table-cell>
          <table:table-cell office:value-type="float" office:value="177.86" table:style-name="ce1">
            <text:p>177.86</text:p>
          </table:table-cell>
          <table:table-cell office:value-type="float" office:value="176.36" table:style-name="ce1">
            <text:p>176.36</text:p>
          </table:table-cell>
          <table:table-cell table:number-columns-repeated="16375"/>
        </table:table-row>
        <table:table-row table:style-name="ro1">
          <table:table-cell office:value-type="date" office:date-value="2014-01-29T00:00:00" table:style-name="ce2">
            <text:p>29-01-2014</text:p>
          </table:table-cell>
          <table:table-cell office:value-type="float" office:value="175.98" table:style-name="ce1">
            <text:p>175.98</text:p>
          </table:table-cell>
          <table:table-cell office:value-type="float" office:value="176.42" table:style-name="ce1">
            <text:p>176.42</text:p>
          </table:table-cell>
          <table:table-cell office:value-type="float" office:value="-0.44" table:style-name="ce1">
            <text:p>-0.44</text:p>
          </table:table-cell>
          <table:table-cell office:value-type="float" office:value="176.4" table:style-name="ce1">
            <text:p>176.4</text:p>
          </table:table-cell>
          <table:table-cell office:value-type="float" office:value="176.81333330000001" table:style-name="ce1">
            <text:p>176.8133333</text:p>
          </table:table-cell>
          <table:table-cell office:value-type="float" office:value="-0.41333333300000002" table:style-name="ce1">
            <text:p>-0.413333333</text:p>
          </table:table-cell>
          <table:table-cell office:value-type="float" office:value="178.53" table:style-name="ce1">
            <text:p>178.53</text:p>
          </table:table-cell>
          <table:table-cell office:value-type="float" office:value="175.89" table:style-name="ce1">
            <text:p>175.89</text:p>
          </table:table-cell>
          <table:table-cell table:number-columns-repeated="16375"/>
        </table:table-row>
        <table:table-row table:style-name="ro1">
          <table:table-cell office:value-type="date" office:date-value="2014-01-28T00:00:00" table:style-name="ce2">
            <text:p>28-01-2014</text:p>
          </table:table-cell>
          <table:table-cell office:value-type="float" office:value="178.05" table:style-name="ce1">
            <text:p>178.05</text:p>
          </table:table-cell>
          <table:table-cell office:value-type="float" office:value="177.06666670000001" table:style-name="ce1">
            <text:p>177.0666667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76.85" table:style-name="ce1">
            <text:p>176.85</text:p>
          </table:table-cell>
          <table:table-cell office:value-type="float" office:value="176.87" table:style-name="ce1">
            <text:p>176.87</text:p>
          </table:table-cell>
          <table:table-cell office:value-type="float" office:value="-0.02" table:style-name="ce1">
            <text:p>-0.02</text:p>
          </table:table-cell>
          <table:table-cell office:value-type="float" office:value="178.45" table:style-name="ce1">
            <text:p>178.45</text:p>
          </table:table-cell>
          <table:table-cell office:value-type="float" office:value="176.16" table:style-name="ce1">
            <text:p>176.16</text:p>
          </table:table-cell>
          <table:table-cell table:number-columns-repeated="16375"/>
        </table:table-row>
        <table:table-row table:style-name="ro1">
          <table:table-cell office:value-type="date" office:date-value="2014-01-27T00:00:00" table:style-name="ce2">
            <text:p>27-01-2014</text:p>
          </table:table-cell>
          <table:table-cell office:value-type="float" office:value="179.60499999999999" table:style-name="ce1">
            <text:p>179.605</text:p>
          </table:table-cell>
          <table:table-cell office:value-type="float" office:value="177.87833330000001" table:style-name="ce1">
            <text:p>177.8783333</text:p>
          </table:table-cell>
          <table:table-cell office:value-type="float" office:value="1.7266666669999999" table:style-name="ce1">
            <text:p>1.726666667</text:p>
          </table:table-cell>
          <table:table-cell office:value-type="float" office:value="177.9" table:style-name="ce1">
            <text:p>177.9</text:p>
          </table:table-cell>
          <table:table-cell office:value-type="float" office:value="177.05" table:style-name="ce1">
            <text:p>177.05</text:p>
          </table:table-cell>
          <table:table-cell office:value-type="float" office:value="0.85" table:style-name="ce1">
            <text:p>0.85</text:p>
          </table:table-cell>
          <table:table-cell office:value-type="float" office:value="179.65" table:style-name="ce1">
            <text:p>179.65</text:p>
          </table:table-cell>
          <table:table-cell office:value-type="float" office:value="177.66" table:style-name="ce1">
            <text:p>177.66</text:p>
          </table:table-cell>
          <table:table-cell table:number-columns-repeated="16375"/>
        </table:table-row>
        <table:table-row table:style-name="ro1">
          <table:table-cell office:value-type="date" office:date-value="2014-01-24T00:00:00" table:style-name="ce2">
            <text:p>24-01-2014</text:p>
          </table:table-cell>
          <table:table-cell office:value-type="float" office:value="181.25" table:style-name="ce1">
            <text:p>181.25</text:p>
          </table:table-cell>
          <table:table-cell office:value-type="float" office:value="179.63499999999999" table:style-name="ce1">
            <text:p>179.635</text:p>
          </table:table-cell>
          <table:table-cell office:value-type="float" office:value="1.615" table:style-name="ce1">
            <text:p>1.615</text:p>
          </table:table-cell>
          <table:table-cell office:value-type="float" office:value="179.64" table:style-name="ce1">
            <text:p>179.64</text:p>
          </table:table-cell>
          <table:table-cell office:value-type="float" office:value="178.13" table:style-name="ce1">
            <text:p>178.13</text:p>
          </table:table-cell>
          <table:table-cell office:value-type="float" office:value="1.51" table:style-name="ce1">
            <text:p>1.51</text:p>
          </table:table-cell>
          <table:table-cell office:value-type="float" office:value="182.8141" table:style-name="ce1">
            <text:p>182.8141</text:p>
          </table:table-cell>
          <table:table-cell office:value-type="float" office:value="179.64" table:style-name="ce1">
            <text:p>179.64</text:p>
          </table:table-cell>
          <table:table-cell table:number-columns-repeated="16375"/>
        </table:table-row>
        <table:table-row table:style-name="ro1">
          <table:table-cell office:value-type="date" office:date-value="2014-01-23T00:00:00" table:style-name="ce2">
            <text:p>23-01-2014</text:p>
          </table:table-cell>
          <table:table-cell office:value-type="float" office:value="181.43" table:style-name="ce1">
            <text:p>181.43</text:p>
          </table:table-cell>
          <table:table-cell office:value-type="float" office:value="180.76166670000001" table:style-name="ce1">
            <text:p>180.7616667</text:p>
          </table:table-cell>
          <table:table-cell office:value-type="float" office:value="0.66833333299999997" table:style-name="ce1">
            <text:p>0.668333333</text:p>
          </table:table-cell>
          <table:table-cell office:value-type="float" office:value="182.73" table:style-name="ce1">
            <text:p>182.73</text:p>
          </table:table-cell>
          <table:table-cell office:value-type="float" office:value="180.09" table:style-name="ce1">
            <text:p>180.09</text:p>
          </table:table-cell>
          <table:table-cell office:value-type="float" office:value="2.64" table:style-name="ce1">
            <text:p>2.64</text:p>
          </table:table-cell>
          <table:table-cell office:value-type="float" office:value="183.72" table:style-name="ce1">
            <text:p>183.72</text:p>
          </table:table-cell>
          <table:table-cell office:value-type="float" office:value="180.71" table:style-name="ce1">
            <text:p>180.71</text:p>
          </table:table-cell>
          <table:table-cell table:number-columns-repeated="16375"/>
        </table:table-row>
        <table:table-row table:style-name="ro1">
          <table:table-cell office:value-type="date" office:date-value="2014-01-22T00:00:00" table:style-name="ce2">
            <text:p>22-01-2014</text:p>
          </table:table-cell>
          <table:table-cell office:value-type="float" office:value="181.28" table:style-name="ce1">
            <text:p>181.28</text:p>
          </table:table-cell>
          <table:table-cell office:value-type="float" office:value="181.32" table:style-name="ce1">
            <text:p>181.32</text:p>
          </table:table-cell>
          <table:table-cell office:value-type="float" office:value="-0.04" table:style-name="ce1">
            <text:p>-0.04</text:p>
          </table:table-cell>
          <table:table-cell office:value-type="float" office:value="182.25" table:style-name="ce1">
            <text:p>182.25</text:p>
          </table:table-cell>
          <table:table-cell office:value-type="float" office:value="181.54" table:style-name="ce1">
            <text:p>181.54</text:p>
          </table:table-cell>
          <table:table-cell office:value-type="float" office:value="0.71" table:style-name="ce1">
            <text:p>0.71</text:p>
          </table:table-cell>
          <table:table-cell office:value-type="float" office:value="183.5" table:style-name="ce1">
            <text:p>183.5</text:p>
          </table:table-cell>
          <table:table-cell office:value-type="float" office:value="179.67" table:style-name="ce1">
            <text:p>179.67</text:p>
          </table:table-cell>
          <table:table-cell table:number-columns-repeated="16375"/>
        </table:table-row>
        <table:table-row table:style-name="ro1">
          <table:table-cell office:value-type="date" office:date-value="2014-01-21T00:00:00" table:style-name="ce2">
            <text:p>21-01-2014</text:p>
          </table:table-cell>
          <table:table-cell office:value-type="float" office:value="190.23" table:style-name="ce1">
            <text:p>190.23</text:p>
          </table:table-cell>
          <table:table-cell office:value-type="float" office:value="184.31333330000001" table:style-name="ce1">
            <text:p>184.3133333</text:p>
          </table:table-cell>
          <table:table-cell office:value-type="float" office:value="5.9166666670000003" table:style-name="ce1">
            <text:p>5.916666667</text:p>
          </table:table-cell>
          <table:table-cell office:value-type="float" office:value="188.43" table:style-name="ce1">
            <text:p>188.43</text:p>
          </table:table-cell>
          <table:table-cell office:value-type="float" office:value="184.47" table:style-name="ce1">
            <text:p>184.47</text:p>
          </table:table-cell>
          <table:table-cell office:value-type="float" office:value="3.96" table:style-name="ce1">
            <text:p>3.96</text:p>
          </table:table-cell>
          <table:table-cell office:value-type="float" office:value="190.39" table:style-name="ce1">
            <text:p>190.39</text:p>
          </table:table-cell>
          <table:table-cell office:value-type="float" office:value="186.79" table:style-name="ce1">
            <text:p>186.79</text:p>
          </table:table-cell>
          <table:table-cell table:number-columns-repeated="16375"/>
        </table:table-row>
        <table:table-row table:style-name="ro1">
          <table:table-cell office:value-type="date" office:date-value="2014-01-17T00:00:00" table:style-name="ce2">
            <text:p>17-01-2014</text:p>
          </table:table-cell>
          <table:table-cell office:value-type="float" office:value="188.04" table:style-name="ce1">
            <text:p>188.04</text:p>
          </table:table-cell>
          <table:table-cell office:value-type="float" office:value="186.5166667" table:style-name="ce1">
            <text:p>186.5166667</text:p>
          </table:table-cell>
          <table:table-cell office:value-type="float" office:value="1.5233333330000001" table:style-name="ce1">
            <text:p>1.523333333</text:p>
          </table:table-cell>
          <table:table-cell office:value-type="float" office:value="190.09" table:style-name="ce1">
            <text:p>190.09</text:p>
          </table:table-cell>
          <table:table-cell office:value-type="float" office:value="186.9233333" table:style-name="ce1">
            <text:p>186.9233333</text:p>
          </table:table-cell>
          <table:table-cell office:value-type="float" office:value="3.1666666669999999" table:style-name="ce1">
            <text:p>3.166666667</text:p>
          </table:table-cell>
          <table:table-cell office:value-type="float" office:value="190.81" table:style-name="ce1">
            <text:p>190.81</text:p>
          </table:table-cell>
          <table:table-cell office:value-type="float" office:value="187.86" table:style-name="ce1">
            <text:p>187.86</text:p>
          </table:table-cell>
          <table:table-cell table:number-columns-repeated="16375"/>
        </table:table-row>
        <table:table-row table:style-name="ro1">
          <table:table-cell office:value-type="date" office:date-value="2014-01-16T00:00:00" table:style-name="ce2">
            <text:p>16-01-2014</text:p>
          </table:table-cell>
          <table:table-cell office:value-type="float" office:value="187.53" table:style-name="ce1">
            <text:p>187.53</text:p>
          </table:table-cell>
          <table:table-cell office:value-type="float" office:value="188.6" table:style-name="ce1">
            <text:p>188.6</text:p>
          </table:table-cell>
          <table:table-cell office:value-type="float" office:value="-1.07" table:style-name="ce1">
            <text:p>-1.07</text:p>
          </table:table-cell>
          <table:table-cell office:value-type="float" office:value="188.76" table:style-name="ce1">
            <text:p>188.76</text:p>
          </table:table-cell>
          <table:table-cell office:value-type="float" office:value="189.09333330000001" table:style-name="ce1">
            <text:p>189.0933333</text:p>
          </table:table-cell>
          <table:table-cell office:value-type="float" office:value="-0.33333333300000001" table:style-name="ce1">
            <text:p>-0.333333333</text:p>
          </table:table-cell>
          <table:table-cell office:value-type="float" office:value="188.99" table:style-name="ce1">
            <text:p>188.99</text:p>
          </table:table-cell>
          <table:table-cell office:value-type="float" office:value="186.8" table:style-name="ce1">
            <text:p>186.8</text:p>
          </table:table-cell>
          <table:table-cell table:number-columns-repeated="16375"/>
        </table:table-row>
        <table:table-row table:style-name="ro1">
          <table:table-cell office:value-type="date" office:date-value="2014-01-15T00:00:00" table:style-name="ce2">
            <text:p>15-01-2014</text:p>
          </table:table-cell>
          <table:table-cell office:value-type="float" office:value="185.82" table:style-name="ce1">
            <text:p>185.82</text:p>
          </table:table-cell>
          <table:table-cell office:value-type="float" office:value="187.13" table:style-name="ce1">
            <text:p>187.13</text:p>
          </table:table-cell>
          <table:table-cell office:value-type="float" office:value="-1.31" table:style-name="ce1">
            <text:p>-1.31</text:p>
          </table:table-cell>
          <table:table-cell office:value-type="float" office:value="187.74" table:style-name="ce1">
            <text:p>187.74</text:p>
          </table:table-cell>
          <table:table-cell office:value-type="float" office:value="188.86333329999999" table:style-name="ce1">
            <text:p>188.8633333</text:p>
          </table:table-cell>
          <table:table-cell office:value-type="float" office:value="-1.1233333329999999" table:style-name="ce1">
            <text:p>-1.123333333</text:p>
          </table:table-cell>
          <table:table-cell office:value-type="float" office:value="188.65" table:style-name="ce1">
            <text:p>188.65</text:p>
          </table:table-cell>
          <table:table-cell office:value-type="float" office:value="185.49" table:style-name="ce1">
            <text:p>185.49</text:p>
          </table:table-cell>
          <table:table-cell table:number-columns-repeated="16375"/>
        </table:table-row>
        <table:table-row table:style-name="ro1">
          <table:table-cell office:value-type="date" office:date-value="2014-01-14T00:00:00" table:style-name="ce2">
            <text:p>14-01-2014</text:p>
          </table:table-cell>
          <table:table-cell office:value-type="float" office:value="185.06" table:style-name="ce1">
            <text:p>185.06</text:p>
          </table:table-cell>
          <table:table-cell office:value-type="float" office:value="186.13666670000001" table:style-name="ce1">
            <text:p>186.1366667</text:p>
          </table:table-cell>
          <table:table-cell office:value-type="float" office:value="-1.076666667" table:style-name="ce1">
            <text:p>-1.076666667</text:p>
          </table:table-cell>
          <table:table-cell office:value-type="float" office:value="185.92" table:style-name="ce1">
            <text:p>185.92</text:p>
          </table:table-cell>
          <table:table-cell office:value-type="float" office:value="187.47333330000001" table:style-name="ce1">
            <text:p>187.4733333</text:p>
          </table:table-cell>
          <table:table-cell office:value-type="float" office:value="-1.5533333330000001" table:style-name="ce1">
            <text:p>-1.553333333</text:p>
          </table:table-cell>
          <table:table-cell office:value-type="float" office:value="186.428" table:style-name="ce1">
            <text:p>186.428</text:p>
          </table:table-cell>
          <table:table-cell office:value-type="float" office:value="183.8818" table:style-name="ce1">
            <text:p>183.8818</text:p>
          </table:table-cell>
          <table:table-cell table:number-columns-repeated="16375"/>
        </table:table-row>
        <table:table-row table:style-name="ro1">
          <table:table-cell office:value-type="date" office:date-value="2014-01-13T00:00:00" table:style-name="ce2">
            <text:p>13-01-2014</text:p>
          </table:table-cell>
          <table:table-cell office:value-type="float" office:value="186.26" table:style-name="ce1">
            <text:p>186.26</text:p>
          </table:table-cell>
          <table:table-cell office:value-type="float" office:value="185.71333329999999" table:style-name="ce1">
            <text:p>185.7133333</text:p>
          </table:table-cell>
          <table:table-cell office:value-type="float" office:value="0.546666667" table:style-name="ce1">
            <text:p>0.546666667</text:p>
          </table:table-cell>
          <table:table-cell office:value-type="float" office:value="184.16" table:style-name="ce1">
            <text:p>184.16</text:p>
          </table:table-cell>
          <table:table-cell office:value-type="float" office:value="185.94" table:style-name="ce1">
            <text:p>185.94</text:p>
          </table:table-cell>
          <table:table-cell office:value-type="float" office:value="-1.78" table:style-name="ce1">
            <text:p>-1.78</text:p>
          </table:table-cell>
          <table:table-cell office:value-type="float" office:value="186.95" table:style-name="ce1">
            <text:p>186.95</text:p>
          </table:table-cell>
          <table:table-cell office:value-type="float" office:value="183.86" table:style-name="ce1">
            <text:p>183.86</text:p>
          </table:table-cell>
          <table:table-cell table:number-columns-repeated="16375"/>
        </table:table-row>
        <table:table-row table:style-name="ro1">
          <table:table-cell office:value-type="date" office:date-value="2014-01-10T00:00:00" table:style-name="ce2">
            <text:p>10-01-2014</text:p>
          </table:table-cell>
          <table:table-cell office:value-type="float" office:value="188.31" table:style-name="ce1">
            <text:p>188.31</text:p>
          </table:table-cell>
          <table:table-cell office:value-type="float" office:value="186.5433333" table:style-name="ce1">
            <text:p>186.5433333</text:p>
          </table:table-cell>
          <table:table-cell office:value-type="float" office:value="1.766666667" table:style-name="ce1">
            <text:p>1.766666667</text:p>
          </table:table-cell>
          <table:table-cell office:value-type="float" office:value="187.26" table:style-name="ce1">
            <text:p>187.26</text:p>
          </table:table-cell>
          <table:table-cell office:value-type="float" office:value="185.78" table:style-name="ce1">
            <text:p>185.78</text:p>
          </table:table-cell>
          <table:table-cell office:value-type="float" office:value="1.48" table:style-name="ce1">
            <text:p>1.48</text:p>
          </table:table-cell>
          <table:table-cell office:value-type="float" office:value="188.57" table:style-name="ce1">
            <text:p>188.57</text:p>
          </table:table-cell>
          <table:table-cell office:value-type="float" office:value="186.28" table:style-name="ce1">
            <text:p>186.28</text:p>
          </table:table-cell>
          <table:table-cell table:number-columns-repeated="16375"/>
        </table:table-row>
        <table:table-row table:style-name="ro1">
          <table:table-cell office:value-type="date" office:date-value="2014-01-09T00:00:00" table:style-name="ce2">
            <text:p>09-01-2014</text:p>
          </table:table-cell>
          <table:table-cell office:value-type="float" office:value="189.02" table:style-name="ce1">
            <text:p>189.02</text:p>
          </table:table-cell>
          <table:table-cell office:value-type="float" office:value="187.86333329999999" table:style-name="ce1">
            <text:p>187.8633333</text:p>
          </table:table-cell>
          <table:table-cell office:value-type="float" office:value="1.1566666670000001" table:style-name="ce1">
            <text:p>1.156666667</text:p>
          </table:table-cell>
          <table:table-cell office:value-type="float" office:value="187.38" table:style-name="ce1">
            <text:p>187.38</text:p>
          </table:table-cell>
          <table:table-cell office:value-type="float" office:value="186.2666667" table:style-name="ce1">
            <text:p>186.2666667</text:p>
          </table:table-cell>
          <table:table-cell office:value-type="float" office:value="1.1133333329999999" table:style-name="ce1">
            <text:p>1.113333333</text:p>
          </table:table-cell>
          <table:table-cell office:value-type="float" office:value="189.5" table:style-name="ce1">
            <text:p>189.5</text:p>
          </table:table-cell>
          <table:table-cell office:value-type="float" office:value="186.55" table:style-name="ce1">
            <text:p>186.55</text:p>
          </table:table-cell>
          <table:table-cell table:number-columns-repeated="16375"/>
        </table:table-row>
        <table:table-row table:style-name="ro1">
          <table:table-cell office:value-type="date" office:date-value="2014-01-08T00:00:00" table:style-name="ce2">
            <text:p>08-01-2014</text:p>
          </table:table-cell>
          <table:table-cell office:value-type="float" office:value="189.33" table:style-name="ce1">
            <text:p>189.33</text:p>
          </table:table-cell>
          <table:table-cell office:value-type="float" office:value="188.88666670000001" table:style-name="ce1">
            <text:p>188.8866667</text:p>
          </table:table-cell>
          <table:table-cell office:value-type="float" office:value="0.443333333" table:style-name="ce1">
            <text:p>0.443333333</text:p>
          </table:table-cell>
          <table:table-cell office:value-type="float" office:value="187.97" table:style-name="ce1">
            <text:p>187.97</text:p>
          </table:table-cell>
          <table:table-cell office:value-type="float" office:value="187.53666670000001" table:style-name="ce1">
            <text:p>187.5366667</text:p>
          </table:table-cell>
          <table:table-cell office:value-type="float" office:value="0.43333333299999999" table:style-name="ce1">
            <text:p>0.433333333</text:p>
          </table:table-cell>
          <table:table-cell office:value-type="float" office:value="189.41749999999999" table:style-name="ce1">
            <text:p>189.4175</text:p>
          </table:table-cell>
          <table:table-cell office:value-type="float" office:value="187.26" table:style-name="ce1">
            <text:p>187.26</text:p>
          </table:table-cell>
          <table:table-cell table:number-columns-repeated="16375"/>
        </table:table-row>
        <table:table-row table:style-name="ro1">
          <table:table-cell office:value-type="date" office:date-value="2014-01-07T00:00:00" table:style-name="ce2">
            <text:p>07-01-2014</text:p>
          </table:table-cell>
          <table:table-cell office:value-type="float" office:value="186.39" table:style-name="ce1">
            <text:p>186.39</text:p>
          </table:table-cell>
          <table:table-cell office:value-type="float" office:value="188.24666669999999" table:style-name="ce1">
            <text:p>188.2466667</text:p>
          </table:table-cell>
          <table:table-cell office:value-type="float" office:value="-1.856666667" table:style-name="ce1">
            <text:p>-1.856666667</text:p>
          </table:table-cell>
          <table:table-cell office:value-type="float" office:value="189.71" table:style-name="ce1">
            <text:p>189.71</text:p>
          </table:table-cell>
          <table:table-cell office:value-type="float" office:value="188.3533333" table:style-name="ce1">
            <text:p>188.3533333</text:p>
          </table:table-cell>
          <table:table-cell office:value-type="float" office:value="1.356666667" table:style-name="ce1">
            <text:p>1.356666667</text:p>
          </table:table-cell>
          <table:table-cell office:value-type="float" office:value="190.35" table:style-name="ce1">
            <text:p>190.35</text:p>
          </table:table-cell>
          <table:table-cell office:value-type="float" office:value="186.38" table:style-name="ce1">
            <text:p>186.38</text:p>
          </table:table-cell>
          <table:table-cell table:number-columns-repeated="16375"/>
        </table:table-row>
        <table:table-row table:style-name="ro1">
          <table:table-cell office:value-type="date" office:date-value="2014-01-06T00:00:00" table:style-name="ce2">
            <text:p>06-01-2014</text:p>
          </table:table-cell>
          <table:table-cell office:value-type="float" office:value="187.15" table:style-name="ce1">
            <text:p>187.15</text:p>
          </table:table-cell>
          <table:table-cell office:value-type="float" office:value="187.62333330000001" table:style-name="ce1">
            <text:p>187.6233333</text:p>
          </table:table-cell>
          <table:table-cell office:value-type="float" office:value="-0.47333333300000002" table:style-name="ce1">
            <text:p>-0.473333333</text:p>
          </table:table-cell>
          <table:table-cell office:value-type="float" office:value="186" table:style-name="ce1">
            <text:p>186</text:p>
          </table:table-cell>
          <table:table-cell office:value-type="float" office:value="187.89333329999999" table:style-name="ce1">
            <text:p>187.8933333</text:p>
          </table:table-cell>
          <table:table-cell office:value-type="float" office:value="-1.893333333" table:style-name="ce1">
            <text:p>-1.893333333</text:p>
          </table:table-cell>
          <table:table-cell office:value-type="float" office:value="187.35499999999999" table:style-name="ce1">
            <text:p>187.355</text:p>
          </table:table-cell>
          <table:table-cell office:value-type="float" office:value="185.3" table:style-name="ce1">
            <text:p>185.3</text:p>
          </table:table-cell>
          <table:table-cell table:number-columns-repeated="16375"/>
        </table:table-row>
        <table:table-row table:style-name="ro1">
          <table:table-cell office:value-type="date" office:date-value="2014-01-03T00:00:00" table:style-name="ce2">
            <text:p>03-01-2014</text:p>
          </table:table-cell>
          <table:table-cell office:value-type="float" office:value="185.83" table:style-name="ce1">
            <text:p>185.83</text:p>
          </table:table-cell>
          <table:table-cell office:value-type="float" office:value="186.4566667" table:style-name="ce1">
            <text:p>186.4566667</text:p>
          </table:table-cell>
          <table:table-cell office:value-type="float" office:value="-0.62666666699999996" table:style-name="ce1">
            <text:p>-0.626666667</text:p>
          </table:table-cell>
          <table:table-cell office:value-type="float" office:value="186.64" table:style-name="ce1">
            <text:p>186.64</text:p>
          </table:table-cell>
          <table:table-cell office:value-type="float" office:value="187.45" table:style-name="ce1">
            <text:p>187.45</text:p>
          </table:table-cell>
          <table:table-cell office:value-type="float" office:value="-0.81" table:style-name="ce1">
            <text:p>-0.81</text:p>
          </table:table-cell>
          <table:table-cell office:value-type="float" office:value="187.35" table:style-name="ce1">
            <text:p>187.35</text:p>
          </table:table-cell>
          <table:table-cell office:value-type="float" office:value="185.3" table:style-name="ce1">
            <text:p>185.3</text:p>
          </table:table-cell>
          <table:table-cell table:number-columns-repeated="16375"/>
        </table:table-row>
        <table:table-row table:style-name="ro1">
          <table:table-cell office:value-type="date" office:date-value="2014-01-02T00:00:00" table:style-name="ce2">
            <text:p>02-01-2014</text:p>
          </table:table-cell>
          <table:table-cell office:value-type="float" office:value="187.21" table:style-name="ce1">
            <text:p>187.21</text:p>
          </table:table-cell>
          <table:table-cell office:value-type="float" office:value="186.73" table:style-name="ce1">
            <text:p>186.73</text:p>
          </table:table-cell>
          <table:table-cell office:value-type="float" office:value="0.48" table:style-name="ce1">
            <text:p>0.48</text:p>
          </table:table-cell>
          <table:table-cell office:value-type="float" office:value="185.53" table:style-name="ce1">
            <text:p>185.53</text:p>
          </table:table-cell>
          <table:table-cell office:value-type="float" office:value="186.05666669999999" table:style-name="ce1">
            <text:p>186.0566667</text:p>
          </table:table-cell>
          <table:table-cell office:value-type="float" office:value="-0.52666666699999998" table:style-name="ce1">
            <text:p>-0.526666667</text:p>
          </table:table-cell>
          <table:table-cell office:value-type="float" office:value="187.4" table:style-name="ce1">
            <text:p>187.4</text:p>
          </table:table-cell>
          <table:table-cell office:value-type="float" office:value="185.2" table:style-name="ce1">
            <text:p>185.2</text:p>
          </table:table-cell>
          <table:table-cell table:number-columns-repeated="16375"/>
        </table:table-row>
        <table:table-row table:style-name="ro1">
          <table:table-cell office:value-type="date" office:date-value="2013-12-31T00:00:00" table:style-name="ce2">
            <text:p>31-12-2013</text:p>
          </table:table-cell>
          <table:table-cell office:value-type="float" office:value="186.49" table:style-name="ce1">
            <text:p>186.49</text:p>
          </table:table-cell>
          <table:table-cell office:value-type="float" office:value="186.51" table:style-name="ce1">
            <text:p>186.51</text:p>
          </table:table-cell>
          <table:table-cell office:value-type="float" office:value="-0.02" table:style-name="ce1">
            <text:p>-0.02</text:p>
          </table:table-cell>
          <table:table-cell office:value-type="float" office:value="187.57" table:style-name="ce1">
            <text:p>187.57</text:p>
          </table:table-cell>
          <table:table-cell office:value-type="float" office:value="186.58" table:style-name="ce1">
            <text:p>186.58</text:p>
          </table:table-cell>
          <table:table-cell office:value-type="float" office:value="0.99" table:style-name="ce1">
            <text:p>0.99</text:p>
          </table:table-cell>
          <table:table-cell office:value-type="float" office:value="187.79" table:style-name="ce1">
            <text:p>187.79</text:p>
          </table:table-cell>
          <table:table-cell office:value-type="float" office:value="186.3" table:style-name="ce1">
            <text:p>186.3</text:p>
          </table:table-cell>
          <table:table-cell table:number-columns-repeated="16375"/>
        </table:table-row>
        <table:table-row table:style-name="ro1">
          <table:table-cell office:value-type="date" office:date-value="2013-12-30T00:00:00" table:style-name="ce2">
            <text:p>30-12-2013</text:p>
          </table:table-cell>
          <table:table-cell office:value-type="float" office:value="185.32" table:style-name="ce1">
            <text:p>185.32</text:p>
          </table:table-cell>
          <table:table-cell office:value-type="float" office:value="186.34" table:style-name="ce1">
            <text:p>186.34</text:p>
          </table:table-cell>
          <table:table-cell office:value-type="float" office:value="-1.02" table:style-name="ce1">
            <text:p>-1.02</text:p>
          </table:table-cell>
          <table:table-cell office:value-type="float" office:value="186.41" table:style-name="ce1">
            <text:p>186.41</text:p>
          </table:table-cell>
          <table:table-cell office:value-type="float" office:value="186.50333330000001" table:style-name="ce1">
            <text:p>186.5033333</text:p>
          </table:table-cell>
          <table:table-cell office:value-type="float" office:value="-9.3333333000000004E-2" table:style-name="ce1">
            <text:p>-0.093333333</text:p>
          </table:table-cell>
          <table:table-cell office:value-type="float" office:value="186.7" table:style-name="ce1">
            <text:p>186.7</text:p>
          </table:table-cell>
          <table:table-cell office:value-type="float" office:value="184.67" table:style-name="ce1">
            <text:p>184.67</text:p>
          </table:table-cell>
          <table:table-cell table:number-columns-repeated="16375"/>
        </table:table-row>
        <table:table-row table:style-name="ro1">
          <table:table-cell office:value-type="date" office:date-value="2013-12-27T00:00:00" table:style-name="ce2">
            <text:p>27-12-2013</text:p>
          </table:table-cell>
          <table:table-cell office:value-type="float" office:value="185.84" table:style-name="ce1">
            <text:p>185.84</text:p>
          </table:table-cell>
          <table:table-cell office:value-type="float" office:value="185.8833333" table:style-name="ce1">
            <text:p>185.8833333</text:p>
          </table:table-cell>
          <table:table-cell office:value-type="float" office:value="-4.3333333000000002E-2" table:style-name="ce1">
            <text:p>-0.043333333</text:p>
          </table:table-cell>
          <table:table-cell office:value-type="float" office:value="185.08" table:style-name="ce1">
            <text:p>185.08</text:p>
          </table:table-cell>
          <table:table-cell office:value-type="float" office:value="186.3533333" table:style-name="ce1">
            <text:p>186.3533333</text:p>
          </table:table-cell>
          <table:table-cell office:value-type="float" office:value="-1.2733333330000001" table:style-name="ce1">
            <text:p>-1.273333333</text:p>
          </table:table-cell>
          <table:table-cell office:value-type="float" office:value="186.5" table:style-name="ce1">
            <text:p>186.5</text:p>
          </table:table-cell>
          <table:table-cell office:value-type="float" office:value="184.56" table:style-name="ce1">
            <text:p>184.56</text:p>
          </table:table-cell>
          <table:table-cell table:number-columns-repeated="16375"/>
        </table:table-row>
        <table:table-row table:style-name="ro1">
          <table:table-cell office:value-type="date" office:date-value="2013-12-26T00:00:00" table:style-name="ce2">
            <text:p>26-12-2013</text:p>
          </table:table-cell>
          <table:table-cell office:value-type="float" office:value="183.56" table:style-name="ce1">
            <text:p>183.56</text:p>
          </table:table-cell>
          <table:table-cell office:value-type="float" office:value="184.90666669999999" table:style-name="ce1">
            <text:p>184.9066667</text:p>
          </table:table-cell>
          <table:table-cell office:value-type="float" office:value="-1.346666667" table:style-name="ce1">
            <text:p>-1.346666667</text:p>
          </table:table-cell>
          <table:table-cell office:value-type="float" office:value="185.35" table:style-name="ce1">
            <text:p>185.35</text:p>
          </table:table-cell>
          <table:table-cell office:value-type="float" office:value="185.61333329999999" table:style-name="ce1">
            <text:p>185.6133333</text:p>
          </table:table-cell>
          <table:table-cell office:value-type="float" office:value="-0.263333333" table:style-name="ce1">
            <text:p>-0.263333333</text:p>
          </table:table-cell>
          <table:table-cell office:value-type="float" office:value="185.56" table:style-name="ce1">
            <text:p>185.56</text:p>
          </table:table-cell>
          <table:table-cell office:value-type="float" office:value="183.51" table:style-name="ce1">
            <text:p>183.51</text:p>
          </table:table-cell>
          <table:table-cell table:number-columns-repeated="16375"/>
        </table:table-row>
        <table:table-row table:style-name="ro1">
          <table:table-cell office:value-type="date" office:date-value="2013-12-24T00:00:00" table:style-name="ce2">
            <text:p>24-12-2013</text:p>
          </table:table-cell>
          <table:table-cell office:value-type="float" office:value="181.95500000000001" table:style-name="ce1">
            <text:p>181.955</text:p>
          </table:table-cell>
          <table:table-cell office:value-type="float" office:value="183.785" table:style-name="ce1">
            <text:p>183.785</text:p>
          </table:table-cell>
          <table:table-cell office:value-type="float" office:value="-1.83" table:style-name="ce1">
            <text:p>-1.83</text:p>
          </table:table-cell>
          <table:table-cell office:value-type="float" office:value="183.22" table:style-name="ce1">
            <text:p>183.22</text:p>
          </table:table-cell>
          <table:table-cell office:value-type="float" office:value="184.55" table:style-name="ce1">
            <text:p>184.55</text:p>
          </table:table-cell>
          <table:table-cell office:value-type="float" office:value="-1.33" table:style-name="ce1">
            <text:p>-1.33</text:p>
          </table:table-cell>
          <table:table-cell office:value-type="float" office:value="183.5" table:style-name="ce1">
            <text:p>183.5</text:p>
          </table:table-cell>
          <table:table-cell office:value-type="float" office:value="181.91" table:style-name="ce1">
            <text:p>181.91</text:p>
          </table:table-cell>
          <table:table-cell table:number-columns-repeated="16375"/>
        </table:table-row>
        <table:table-row table:style-name="ro1">
          <table:table-cell office:value-type="date" office:date-value="2013-12-23T00:00:00" table:style-name="ce2">
            <text:p>23-12-2013</text:p>
          </table:table-cell>
          <table:table-cell office:value-type="float" office:value="181.05" table:style-name="ce1">
            <text:p>181.05</text:p>
          </table:table-cell>
          <table:table-cell office:value-type="float" office:value="182.18833330000001" table:style-name="ce1">
            <text:p>182.1883333</text:p>
          </table:table-cell>
          <table:table-cell office:value-type="float" office:value="-1.1383333330000001" table:style-name="ce1">
            <text:p>-1.138333333</text:p>
          </table:table-cell>
          <table:table-cell office:value-type="float" office:value="182.23" table:style-name="ce1">
            <text:p>182.23</text:p>
          </table:table-cell>
          <table:table-cell office:value-type="float" office:value="183.6" table:style-name="ce1">
            <text:p>183.6</text:p>
          </table:table-cell>
          <table:table-cell office:value-type="float" office:value="-1.37" table:style-name="ce1">
            <text:p>-1.37</text:p>
          </table:table-cell>
          <table:table-cell office:value-type="float" office:value="182.93" table:style-name="ce1">
            <text:p>182.93</text:p>
          </table:table-cell>
          <table:table-cell office:value-type="float" office:value="180.61" table:style-name="ce1">
            <text:p>180.61</text:p>
          </table:table-cell>
          <table:table-cell table:number-columns-repeated="16375"/>
        </table:table-row>
        <table:table-row table:style-name="ro1">
          <table:table-cell office:value-type="date" office:date-value="2013-12-20T00:00:00" table:style-name="ce2">
            <text:p>20-12-2013</text:p>
          </table:table-cell>
          <table:table-cell office:value-type="float" office:value="180.12" table:style-name="ce1">
            <text:p>180.12</text:p>
          </table:table-cell>
          <table:table-cell office:value-type="float" office:value="181.04166670000001" table:style-name="ce1">
            <text:p>181.0416667</text:p>
          </table:table-cell>
          <table:table-cell office:value-type="float" office:value="-0.921666667" table:style-name="ce1">
            <text:p>-0.921666667</text:p>
          </table:table-cell>
          <table:table-cell office:value-type="float" office:value="180.02" table:style-name="ce1">
            <text:p>180.02</text:p>
          </table:table-cell>
          <table:table-cell office:value-type="float" office:value="181.8233333" table:style-name="ce1">
            <text:p>181.8233333</text:p>
          </table:table-cell>
          <table:table-cell office:value-type="float" office:value="-1.8033333330000001" table:style-name="ce1">
            <text:p>-1.803333333</text:p>
          </table:table-cell>
          <table:table-cell office:value-type="float" office:value="182" table:style-name="ce1">
            <text:p>182</text:p>
          </table:table-cell>
          <table:table-cell office:value-type="float" office:value="180.02" table:style-name="ce1">
            <text:p>180.02</text:p>
          </table:table-cell>
          <table:table-cell table:number-columns-repeated="16375"/>
        </table:table-row>
        <table:table-row table:style-name="ro1">
          <table:table-cell office:value-type="date" office:date-value="2013-12-19T00:00:00" table:style-name="ce2">
            <text:p>19-12-2013</text:p>
          </table:table-cell>
          <table:table-cell office:value-type="float" office:value="177.88" table:style-name="ce1">
            <text:p>177.88</text:p>
          </table:table-cell>
          <table:table-cell office:value-type="float" office:value="179.68333329999999" table:style-name="ce1">
            <text:p>179.6833333</text:p>
          </table:table-cell>
          <table:table-cell office:value-type="float" office:value="-1.8033333330000001" table:style-name="ce1">
            <text:p>-1.803333333</text:p>
          </table:table-cell>
          <table:table-cell office:value-type="float" office:value="180.22" table:style-name="ce1">
            <text:p>180.22</text:p>
          </table:table-cell>
          <table:table-cell office:value-type="float" office:value="180.8233333" table:style-name="ce1">
            <text:p>180.8233333</text:p>
          </table:table-cell>
          <table:table-cell office:value-type="float" office:value="-0.60333333300000003" table:style-name="ce1">
            <text:p>-0.603333333</text:p>
          </table:table-cell>
          <table:table-cell office:value-type="float" office:value="180.54" table:style-name="ce1">
            <text:p>180.54</text:p>
          </table:table-cell>
          <table:table-cell office:value-type="float" office:value="177.88" table:style-name="ce1">
            <text:p>177.88</text:p>
          </table:table-cell>
          <table:table-cell table:number-columns-repeated="16375"/>
        </table:table-row>
        <table:table-row table:style-name="ro1">
          <table:table-cell office:value-type="date" office:date-value="2013-12-18T00:00:00" table:style-name="ce2">
            <text:p>18-12-2013</text:p>
          </table:table-cell>
          <table:table-cell office:value-type="float" office:value="176.45" table:style-name="ce1">
            <text:p>176.45</text:p>
          </table:table-cell>
          <table:table-cell office:value-type="float" office:value="178.15" table:style-name="ce1">
            <text:p>178.15</text:p>
          </table:table-cell>
          <table:table-cell office:value-type="float" office:value="-1.7" table:style-name="ce1">
            <text:p>-1.7</text:p>
          </table:table-cell>
          <table:table-cell office:value-type="float" office:value="178.7" table:style-name="ce1">
            <text:p>178.7</text:p>
          </table:table-cell>
          <table:table-cell office:value-type="float" office:value="179.6466667" table:style-name="ce1">
            <text:p>179.6466667</text:p>
          </table:table-cell>
          <table:table-cell office:value-type="float" office:value="-0.94666666700000002" table:style-name="ce1">
            <text:p>-0.946666667</text:p>
          </table:table-cell>
          <table:table-cell office:value-type="float" office:value="178.74" table:style-name="ce1">
            <text:p>178.74</text:p>
          </table:table-cell>
          <table:table-cell office:value-type="float" office:value="174.851" table:style-name="ce1">
            <text:p>174.851</text:p>
          </table:table-cell>
          <table:table-cell table:number-columns-repeated="16375"/>
        </table:table-row>
        <table:table-row table:style-name="ro1">
          <table:table-cell office:value-type="date" office:date-value="2013-12-17T00:00:00" table:style-name="ce2">
            <text:p>17-12-2013</text:p>
          </table:table-cell>
          <table:table-cell office:value-type="float" office:value="177.36" table:style-name="ce1">
            <text:p>177.36</text:p>
          </table:table-cell>
          <table:table-cell office:value-type="float" office:value="177.23" table:style-name="ce1">
            <text:p>177.23</text:p>
          </table:table-cell>
          <table:table-cell office:value-type="float" office:value="0.13" table:style-name="ce1">
            <text:p>0.13</text:p>
          </table:table-cell>
          <table:table-cell office:value-type="float" office:value="175.76" table:style-name="ce1">
            <text:p>175.76</text:p>
          </table:table-cell>
          <table:table-cell office:value-type="float" office:value="178.22666670000001" table:style-name="ce1">
            <text:p>178.2266667</text:p>
          </table:table-cell>
          <table:table-cell office:value-type="float" office:value="-2.4666666670000001" table:style-name="ce1">
            <text:p>-2.466666667</text:p>
          </table:table-cell>
          <table:table-cell office:value-type="float" office:value="177.49" table:style-name="ce1">
            <text:p>177.49</text:p>
          </table:table-cell>
          <table:table-cell office:value-type="float" office:value="175.12" table:style-name="ce1">
            <text:p>175.12</text:p>
          </table:table-cell>
          <table:table-cell table:number-columns-repeated="16375"/>
        </table:table-row>
        <table:table-row table:style-name="ro1">
          <table:table-cell office:value-type="date" office:date-value="2013-12-16T00:00:00" table:style-name="ce2">
            <text:p>16-12-2013</text:p>
          </table:table-cell>
          <table:table-cell office:value-type="float" office:value="173.22" table:style-name="ce1">
            <text:p>173.22</text:p>
          </table:table-cell>
          <table:table-cell office:value-type="float" office:value="175.6766667" table:style-name="ce1">
            <text:p>175.6766667</text:p>
          </table:table-cell>
          <table:table-cell office:value-type="float" office:value="-2.4566666669999999" table:style-name="ce1">
            <text:p>-2.456666667</text:p>
          </table:table-cell>
          <table:table-cell office:value-type="float" office:value="177.85" table:style-name="ce1">
            <text:p>177.85</text:p>
          </table:table-cell>
          <table:table-cell office:value-type="float" office:value="177.43666669999999" table:style-name="ce1">
            <text:p>177.4366667</text:p>
          </table:table-cell>
          <table:table-cell office:value-type="float" office:value="0.41333333300000002" table:style-name="ce1">
            <text:p>0.413333333</text:p>
          </table:table-cell>
          <table:table-cell office:value-type="float" office:value="178.35" table:style-name="ce1">
            <text:p>178.35</text:p>
          </table:table-cell>
          <table:table-cell office:value-type="float" office:value="172.73" table:style-name="ce1">
            <text:p>172.73</text:p>
          </table:table-cell>
          <table:table-cell table:number-columns-repeated="16375"/>
        </table:table-row>
        <table:table-row table:style-name="ro1">
          <table:table-cell office:value-type="date" office:date-value="2013-12-13T00:00:00" table:style-name="ce2">
            <text:p>13-12-2013</text:p>
          </table:table-cell>
          <table:table-cell office:value-type="float" office:value="173.52" table:style-name="ce1">
            <text:p>173.52</text:p>
          </table:table-cell>
          <table:table-cell office:value-type="float" office:value="174.7" table:style-name="ce1">
            <text:p>174.7</text:p>
          </table:table-cell>
          <table:table-cell office:value-type="float" office:value="-1.18" table:style-name="ce1">
            <text:p>-1.18</text:p>
          </table:table-cell>
          <table:table-cell office:value-type="float" office:value="172.8" table:style-name="ce1">
            <text:p>172.8</text:p>
          </table:table-cell>
          <table:table-cell office:value-type="float" office:value="175.47" table:style-name="ce1">
            <text:p>175.47</text:p>
          </table:table-cell>
          <table:table-cell office:value-type="float" office:value="-2.67" table:style-name="ce1">
            <text:p>-2.67</text:p>
          </table:table-cell>
          <table:table-cell office:value-type="float" office:value="174.37899999999999" table:style-name="ce1">
            <text:p>174.379</text:p>
          </table:table-cell>
          <table:table-cell office:value-type="float" office:value="172.73" table:style-name="ce1">
            <text:p>172.73</text:p>
          </table:table-cell>
          <table:table-cell table:number-columns-repeated="16375"/>
        </table:table-row>
        <table:table-row table:style-name="ro1">
          <table:table-cell office:value-type="date" office:date-value="2013-12-12T00:00:00" table:style-name="ce2">
            <text:p>12-12-2013</text:p>
          </table:table-cell>
          <table:table-cell office:value-type="float" office:value="175.06" table:style-name="ce1">
            <text:p>175.06</text:p>
          </table:table-cell>
          <table:table-cell office:value-type="float" office:value="173.93333329999999" table:style-name="ce1">
            <text:p>173.9333333</text:p>
          </table:table-cell>
          <table:table-cell office:value-type="float" office:value="1.1266666670000001" table:style-name="ce1">
            <text:p>1.126666667</text:p>
          </table:table-cell>
          <table:table-cell office:value-type="float" office:value="173.37" table:style-name="ce1">
            <text:p>173.37</text:p>
          </table:table-cell>
          <table:table-cell office:value-type="float" office:value="174.6733333" table:style-name="ce1">
            <text:p>174.6733333</text:p>
          </table:table-cell>
          <table:table-cell office:value-type="float" office:value="-1.3033333330000001" table:style-name="ce1">
            <text:p>-1.303333333</text:p>
          </table:table-cell>
          <table:table-cell office:value-type="float" office:value="175.8" table:style-name="ce1">
            <text:p>175.8</text:p>
          </table:table-cell>
          <table:table-cell office:value-type="float" office:value="173.3" table:style-name="ce1">
            <text:p>173.3</text:p>
          </table:table-cell>
          <table:table-cell table:number-columns-repeated="16375"/>
        </table:table-row>
        <table:table-row table:style-name="ro1">
          <table:table-cell office:value-type="date" office:date-value="2013-12-11T00:00:00" table:style-name="ce2">
            <text:p>11-12-2013</text:p>
          </table:table-cell>
          <table:table-cell office:value-type="float" office:value="177" table:style-name="ce1">
            <text:p>177</text:p>
          </table:table-cell>
          <table:table-cell office:value-type="float" office:value="175.19333330000001" table:style-name="ce1">
            <text:p>175.1933333</text:p>
          </table:table-cell>
          <table:table-cell office:value-type="float" office:value="1.806666667" table:style-name="ce1">
            <text:p>1.806666667</text:p>
          </table:table-cell>
          <table:table-cell office:value-type="float" office:value="175.2" table:style-name="ce1">
            <text:p>175.2</text:p>
          </table:table-cell>
          <table:table-cell office:value-type="float" office:value="173.79" table:style-name="ce1">
            <text:p>173.79</text:p>
          </table:table-cell>
          <table:table-cell office:value-type="float" office:value="1.41" table:style-name="ce1">
            <text:p>1.41</text:p>
          </table:table-cell>
          <table:table-cell office:value-type="float" office:value="177.76" table:style-name="ce1">
            <text:p>177.76</text:p>
          </table:table-cell>
          <table:table-cell office:value-type="float" office:value="175.1" table:style-name="ce1">
            <text:p>175.1</text:p>
          </table:table-cell>
          <table:table-cell table:number-columns-repeated="16375"/>
        </table:table-row>
        <table:table-row table:style-name="ro1">
          <table:table-cell office:value-type="date" office:date-value="2013-12-10T00:00:00" table:style-name="ce2">
            <text:p>10-12-2013</text:p>
          </table:table-cell>
          <table:table-cell office:value-type="float" office:value="176.9" table:style-name="ce1">
            <text:p>176.9</text:p>
          </table:table-cell>
          <table:table-cell office:value-type="float" office:value="176.32" table:style-name="ce1">
            <text:p>176.32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177.12" table:style-name="ce1">
            <text:p>177.12</text:p>
          </table:table-cell>
          <table:table-cell office:value-type="float" office:value="175.23" table:style-name="ce1">
            <text:p>175.23</text:p>
          </table:table-cell>
          <table:table-cell office:value-type="float" office:value="1.89" table:style-name="ce1">
            <text:p>1.89</text:p>
          </table:table-cell>
          <table:table-cell office:value-type="float" office:value="177.67" table:style-name="ce1">
            <text:p>177.67</text:p>
          </table:table-cell>
          <table:table-cell office:value-type="float" office:value="176.06" table:style-name="ce1">
            <text:p>176.06</text:p>
          </table:table-cell>
          <table:table-cell table:number-columns-repeated="16375"/>
        </table:table-row>
        <table:table-row table:style-name="ro1">
          <table:table-cell office:value-type="date" office:date-value="2013-12-09T00:00:00" table:style-name="ce2">
            <text:p>09-12-2013</text:p>
          </table:table-cell>
          <table:table-cell office:value-type="float" office:value="177.99" table:style-name="ce1">
            <text:p>177.99</text:p>
          </table:table-cell>
          <table:table-cell office:value-type="float" office:value="177.2966667" table:style-name="ce1">
            <text:p>177.2966667</text:p>
          </table:table-cell>
          <table:table-cell office:value-type="float" office:value="0.693333333" table:style-name="ce1">
            <text:p>0.693333333</text:p>
          </table:table-cell>
          <table:table-cell office:value-type="float" office:value="177.46" table:style-name="ce1">
            <text:p>177.46</text:p>
          </table:table-cell>
          <table:table-cell office:value-type="float" office:value="176.59333330000001" table:style-name="ce1">
            <text:p>176.5933333</text:p>
          </table:table-cell>
          <table:table-cell office:value-type="float" office:value="0.86666666699999995" table:style-name="ce1">
            <text:p>0.866666667</text:p>
          </table:table-cell>
          <table:table-cell office:value-type="float" office:value="178.15199999999999" table:style-name="ce1">
            <text:p>178.152</text:p>
          </table:table-cell>
          <table:table-cell office:value-type="float" office:value="176.83" table:style-name="ce1">
            <text:p>176.83</text:p>
          </table:table-cell>
          <table:table-cell table:number-columns-repeated="16375"/>
        </table:table-row>
        <table:table-row table:style-name="ro1">
          <table:table-cell office:value-type="date" office:date-value="2013-12-06T00:00:00" table:style-name="ce2">
            <text:p>06-12-2013</text:p>
          </table:table-cell>
          <table:table-cell office:value-type="float" office:value="176.7" table:style-name="ce1">
            <text:p>176.7</text:p>
          </table:table-cell>
          <table:table-cell office:value-type="float" office:value="177.19666670000001" table:style-name="ce1">
            <text:p>177.1966667</text:p>
          </table:table-cell>
          <table:table-cell office:value-type="float" office:value="-0.49666666700000001" table:style-name="ce1">
            <text:p>-0.496666667</text:p>
          </table:table-cell>
          <table:table-cell office:value-type="float" office:value="177.67" table:style-name="ce1">
            <text:p>177.67</text:p>
          </table:table-cell>
          <table:table-cell office:value-type="float" office:value="177.41666670000001" table:style-name="ce1">
            <text:p>177.4166667</text:p>
          </table:table-cell>
          <table:table-cell office:value-type="float" office:value="0.25333333299999999" table:style-name="ce1">
            <text:p>0.253333333</text:p>
          </table:table-cell>
          <table:table-cell office:value-type="float" office:value="178" table:style-name="ce1">
            <text:p>178</text:p>
          </table:table-cell>
          <table:table-cell office:value-type="float" office:value="176.01" table:style-name="ce1">
            <text:p>176.01</text:p>
          </table:table-cell>
          <table:table-cell table:number-columns-repeated="16375"/>
        </table:table-row>
        <table:table-row table:style-name="ro1">
          <table:table-cell office:value-type="date" office:date-value="2013-12-05T00:00:00" table:style-name="ce2">
            <text:p>05-12-2013</text:p>
          </table:table-cell>
          <table:table-cell office:value-type="float" office:value="176.15" table:style-name="ce1">
            <text:p>176.15</text:p>
          </table:table-cell>
          <table:table-cell office:value-type="float" office:value="176.94666670000001" table:style-name="ce1">
            <text:p>176.9466667</text:p>
          </table:table-cell>
          <table:table-cell office:value-type="float" office:value="-0.796666667" table:style-name="ce1">
            <text:p>-0.796666667</text:p>
          </table:table-cell>
          <table:table-cell office:value-type="float" office:value="176.08" table:style-name="ce1">
            <text:p>176.08</text:p>
          </table:table-cell>
          <table:table-cell office:value-type="float" office:value="177.07" table:style-name="ce1">
            <text:p>177.07</text:p>
          </table:table-cell>
          <table:table-cell office:value-type="float" office:value="-0.99" table:style-name="ce1">
            <text:p>-0.99</text:p>
          </table:table-cell>
          <table:table-cell office:value-type="float" office:value="176.86" table:style-name="ce1">
            <text:p>176.86</text:p>
          </table:table-cell>
          <table:table-cell office:value-type="float" office:value="175.28" table:style-name="ce1">
            <text:p>175.28</text:p>
          </table:table-cell>
          <table:table-cell table:number-columns-repeated="16375"/>
        </table:table-row>
        <table:table-row table:style-name="ro1">
          <table:table-cell office:value-type="date" office:date-value="2013-12-04T00:00:00" table:style-name="ce2">
            <text:p>04-12-2013</text:p>
          </table:table-cell>
          <table:table-cell office:value-type="float" office:value="175.37" table:style-name="ce1">
            <text:p>175.37</text:p>
          </table:table-cell>
          <table:table-cell office:value-type="float" office:value="176.0733333" table:style-name="ce1">
            <text:p>176.0733333</text:p>
          </table:table-cell>
          <table:table-cell office:value-type="float" office:value="-0.703333333" table:style-name="ce1">
            <text:p>-0.703333333</text:p>
          </table:table-cell>
          <table:table-cell office:value-type="float" office:value="175.74" table:style-name="ce1">
            <text:p>175.74</text:p>
          </table:table-cell>
          <table:table-cell office:value-type="float" office:value="176.49666669999999" table:style-name="ce1">
            <text:p>176.4966667</text:p>
          </table:table-cell>
          <table:table-cell office:value-type="float" office:value="-0.75666666699999996" table:style-name="ce1">
            <text:p>-0.756666667</text:p>
          </table:table-cell>
          <table:table-cell office:value-type="float" office:value="177.5" table:style-name="ce1">
            <text:p>177.5</text:p>
          </table:table-cell>
          <table:table-cell office:value-type="float" office:value="175.16" table:style-name="ce1">
            <text:p>175.16</text:p>
          </table:table-cell>
          <table:table-cell table:number-columns-repeated="16375"/>
        </table:table-row>
        <table:table-row table:style-name="ro1">
          <table:table-cell office:value-type="date" office:date-value="2013-12-03T00:00:00" table:style-name="ce2">
            <text:p>03-12-2013</text:p>
          </table:table-cell>
          <table:table-cell office:value-type="float" office:value="177" table:style-name="ce1">
            <text:p>177</text:p>
          </table:table-cell>
          <table:table-cell office:value-type="float" office:value="176.1733333" table:style-name="ce1">
            <text:p>176.1733333</text:p>
          </table:table-cell>
          <table:table-cell office:value-type="float" office:value="0.82666666700000002" table:style-name="ce1">
            <text:p>0.826666667</text:p>
          </table:table-cell>
          <table:table-cell office:value-type="float" office:value="176.08" table:style-name="ce1">
            <text:p>176.08</text:p>
          </table:table-cell>
          <table:table-cell office:value-type="float" office:value="175.96666669999999" table:style-name="ce1">
            <text:p>175.9666667</text:p>
          </table:table-cell>
          <table:table-cell office:value-type="float" office:value="0.11333333299999999" table:style-name="ce1">
            <text:p>0.113333333</text:p>
          </table:table-cell>
          <table:table-cell office:value-type="float" office:value="178.23" table:style-name="ce1">
            <text:p>178.23</text:p>
          </table:table-cell>
          <table:table-cell office:value-type="float" office:value="175.64" table:style-name="ce1">
            <text:p>175.64</text:p>
          </table:table-cell>
          <table:table-cell table:number-columns-repeated="16375"/>
        </table:table-row>
        <table:table-row table:style-name="ro1">
          <table:table-cell office:value-type="date" office:date-value="2013-12-02T00:00:00" table:style-name="ce2">
            <text:p>02-12-2013</text:p>
          </table:table-cell>
          <table:table-cell office:value-type="float" office:value="179.46" table:style-name="ce1">
            <text:p>179.46</text:p>
          </table:table-cell>
          <table:table-cell office:value-type="float" office:value="177.27666669999999" table:style-name="ce1">
            <text:p>177.2766667</text:p>
          </table:table-cell>
          <table:table-cell office:value-type="float" office:value="2.1833333330000002" table:style-name="ce1">
            <text:p>2.183333333</text:p>
          </table:table-cell>
          <table:table-cell office:value-type="float" office:value="177.48" table:style-name="ce1">
            <text:p>177.48</text:p>
          </table:table-cell>
          <table:table-cell office:value-type="float" office:value="176.43333329999999" table:style-name="ce1">
            <text:p>176.4333333</text:p>
          </table:table-cell>
          <table:table-cell office:value-type="float" office:value="1.046666667" table:style-name="ce1">
            <text:p>1.046666667</text:p>
          </table:table-cell>
          <table:table-cell office:value-type="float" office:value="179.59" table:style-name="ce1">
            <text:p>179.59</text:p>
          </table:table-cell>
          <table:table-cell office:value-type="float" office:value="177.12" table:style-name="ce1">
            <text:p>177.12</text:p>
          </table:table-cell>
          <table:table-cell table:number-columns-repeated="16375"/>
        </table:table-row>
        <table:table-row table:style-name="ro1">
          <table:table-cell office:value-type="date" office:date-value="2013-11-29T00:00:00" table:style-name="ce2">
            <text:p>29-11-2013</text:p>
          </table:table-cell>
          <table:table-cell office:value-type="float" office:value="179.21" table:style-name="ce1">
            <text:p>179.21</text:p>
          </table:table-cell>
          <table:table-cell office:value-type="float" office:value="178.55666669999999" table:style-name="ce1">
            <text:p>178.5566667</text:p>
          </table:table-cell>
          <table:table-cell office:value-type="float" office:value="0.65333333299999996" table:style-name="ce1">
            <text:p>0.653333333</text:p>
          </table:table-cell>
          <table:table-cell office:value-type="float" office:value="179.68" table:style-name="ce1">
            <text:p>179.68</text:p>
          </table:table-cell>
          <table:table-cell office:value-type="float" office:value="177.74666669999999" table:style-name="ce1">
            <text:p>177.7466667</text:p>
          </table:table-cell>
          <table:table-cell office:value-type="float" office:value="1.933333333" table:style-name="ce1">
            <text:p>1.933333333</text:p>
          </table:table-cell>
          <table:table-cell office:value-type="float" office:value="180.76" table:style-name="ce1">
            <text:p>180.76</text:p>
          </table:table-cell>
          <table:table-cell office:value-type="float" office:value="179" table:style-name="ce1">
            <text:p>179</text:p>
          </table:table-cell>
          <table:table-cell table:number-columns-repeated="16375"/>
        </table:table-row>
        <table:table-row table:style-name="ro1">
          <table:table-cell office:value-type="date" office:date-value="2013-11-27T00:00:00" table:style-name="ce2">
            <text:p>27-11-2013</text:p>
          </table:table-cell>
          <table:table-cell office:value-type="float" office:value="177.83" table:style-name="ce1">
            <text:p>177.83</text:p>
          </table:table-cell>
          <table:table-cell office:value-type="float" office:value="178.83333329999999" table:style-name="ce1">
            <text:p>178.8333333</text:p>
          </table:table-cell>
          <table:table-cell office:value-type="float" office:value="-1.003333333" table:style-name="ce1">
            <text:p>-1.003333333</text:p>
          </table:table-cell>
          <table:table-cell office:value-type="float" office:value="178.97" table:style-name="ce1">
            <text:p>178.97</text:p>
          </table:table-cell>
          <table:table-cell office:value-type="float" office:value="178.71" table:style-name="ce1">
            <text:p>178.71</text:p>
          </table:table-cell>
          <table:table-cell office:value-type="float" office:value="0.26" table:style-name="ce1">
            <text:p>0.26</text:p>
          </table:table-cell>
          <table:table-cell office:value-type="float" office:value="180.18" table:style-name="ce1">
            <text:p>180.18</text:p>
          </table:table-cell>
          <table:table-cell office:value-type="float" office:value="177.82" table:style-name="ce1">
            <text:p>177.82</text:p>
          </table:table-cell>
          <table:table-cell table:number-columns-repeated="16375"/>
        </table:table-row>
        <table:table-row table:style-name="ro1">
          <table:table-cell office:value-type="date" office:date-value="2013-11-26T00:00:00" table:style-name="ce2">
            <text:p>26-11-2013</text:p>
          </table:table-cell>
          <table:table-cell office:value-type="float" office:value="178.67" table:style-name="ce1">
            <text:p>178.67</text:p>
          </table:table-cell>
          <table:table-cell office:value-type="float" office:value="178.57" table:style-name="ce1">
            <text:p>178.57</text:p>
          </table:table-cell>
          <table:table-cell office:value-type="float" office:value="0.1" table:style-name="ce1">
            <text:p>0.1</text:p>
          </table:table-cell>
          <table:table-cell office:value-type="float" office:value="177.31" table:style-name="ce1">
            <text:p>177.31</text:p>
          </table:table-cell>
          <table:table-cell office:value-type="float" office:value="178.65333330000001" table:style-name="ce1">
            <text:p>178.6533333</text:p>
          </table:table-cell>
          <table:table-cell office:value-type="float" office:value="-1.3433333329999999" table:style-name="ce1">
            <text:p>-1.343333333</text:p>
          </table:table-cell>
          <table:table-cell office:value-type="float" office:value="178.94" table:style-name="ce1">
            <text:p>178.94</text:p>
          </table:table-cell>
          <table:table-cell office:value-type="float" office:value="177.31" table:style-name="ce1">
            <text:p>177.31</text:p>
          </table:table-cell>
          <table:table-cell table:number-columns-repeated="16375"/>
        </table:table-row>
        <table:table-row table:style-name="ro1">
          <table:table-cell office:value-type="date" office:date-value="2013-11-25T00:00:00" table:style-name="ce2">
            <text:p>25-11-2013</text:p>
          </table:table-cell>
          <table:table-cell office:value-type="float" office:value="180.25" table:style-name="ce1">
            <text:p>180.25</text:p>
          </table:table-cell>
          <table:table-cell office:value-type="float" office:value="178.91666670000001" table:style-name="ce1">
            <text:p>178.9166667</text:p>
          </table:table-cell>
          <table:table-cell office:value-type="float" office:value="1.3333333329999999" table:style-name="ce1">
            <text:p>1.333333333</text:p>
          </table:table-cell>
          <table:table-cell office:value-type="float" office:value="178.94" table:style-name="ce1">
            <text:p>178.94</text:p>
          </table:table-cell>
          <table:table-cell office:value-type="float" office:value="178.40666669999999" table:style-name="ce1">
            <text:p>178.4066667</text:p>
          </table:table-cell>
          <table:table-cell office:value-type="float" office:value="0.53333333299999997" table:style-name="ce1">
            <text:p>0.533333333</text:p>
          </table:table-cell>
          <table:table-cell office:value-type="float" office:value="180.75" table:style-name="ce1">
            <text:p>180.75</text:p>
          </table:table-cell>
          <table:table-cell office:value-type="float" office:value="177.82" table:style-name="ce1">
            <text:p>177.82</text:p>
          </table:table-cell>
          <table:table-cell table:number-columns-repeated="16375"/>
        </table:table-row>
        <table:table-row table:style-name="ro1">
          <table:table-cell office:value-type="date" office:date-value="2013-11-22T00:00:00" table:style-name="ce2">
            <text:p>22-11-2013</text:p>
          </table:table-cell>
          <table:table-cell office:value-type="float" office:value="183.5" table:style-name="ce1">
            <text:p>183.5</text:p>
          </table:table-cell>
          <table:table-cell office:value-type="float" office:value="180.80666669999999" table:style-name="ce1">
            <text:p>180.8066667</text:p>
          </table:table-cell>
          <table:table-cell office:value-type="float" office:value="2.693333333" table:style-name="ce1">
            <text:p>2.693333333</text:p>
          </table:table-cell>
          <table:table-cell office:value-type="float" office:value="181.3" table:style-name="ce1">
            <text:p>181.3</text:p>
          </table:table-cell>
          <table:table-cell office:value-type="float" office:value="179.18333329999999" table:style-name="ce1">
            <text:p>179.1833333</text:p>
          </table:table-cell>
          <table:table-cell office:value-type="float" office:value="2.1166666670000001" table:style-name="ce1">
            <text:p>2.116666667</text:p>
          </table:table-cell>
          <table:table-cell office:value-type="float" office:value="184.99" table:style-name="ce1">
            <text:p>184.99</text:p>
          </table:table-cell>
          <table:table-cell office:value-type="float" office:value="179.92" table:style-name="ce1">
            <text:p>179.92</text:p>
          </table:table-cell>
          <table:table-cell table:number-columns-repeated="16375"/>
        </table:table-row>
        <table:table-row table:style-name="ro1">
          <table:table-cell office:value-type="date" office:date-value="2013-11-21T00:00:00" table:style-name="ce2">
            <text:p>21-11-2013</text:p>
          </table:table-cell>
          <table:table-cell office:value-type="float" office:value="185.54" table:style-name="ce1">
            <text:p>185.54</text:p>
          </table:table-cell>
          <table:table-cell office:value-type="float" office:value="183.09666669999999" table:style-name="ce1">
            <text:p>183.0966667</text:p>
          </table:table-cell>
          <table:table-cell office:value-type="float" office:value="2.443333333" table:style-name="ce1">
            <text:p>2.443333333</text:p>
          </table:table-cell>
          <table:table-cell office:value-type="float" office:value="184.13" table:style-name="ce1">
            <text:p>184.13</text:p>
          </table:table-cell>
          <table:table-cell office:value-type="float" office:value="181.4566667" table:style-name="ce1">
            <text:p>181.4566667</text:p>
          </table:table-cell>
          <table:table-cell office:value-type="float" office:value="2.673333333" table:style-name="ce1">
            <text:p>2.673333333</text:p>
          </table:table-cell>
          <table:table-cell office:value-type="float" office:value="185.75" table:style-name="ce1">
            <text:p>185.75</text:p>
          </table:table-cell>
          <table:table-cell office:value-type="float" office:value="183.411" table:style-name="ce1">
            <text:p>183.411</text:p>
          </table:table-cell>
          <table:table-cell table:number-columns-repeated="16375"/>
        </table:table-row>
        <table:table-row table:style-name="ro1">
          <table:table-cell office:value-type="date" office:date-value="2013-11-20T00:00:00" table:style-name="ce2">
            <text:p>20-11-2013</text:p>
          </table:table-cell>
          <table:table-cell office:value-type="float" office:value="185.22" table:style-name="ce1">
            <text:p>185.22</text:p>
          </table:table-cell>
          <table:table-cell office:value-type="float" office:value="184.75333330000001" table:style-name="ce1">
            <text:p>184.7533333</text:p>
          </table:table-cell>
          <table:table-cell office:value-type="float" office:value="0.46666666699999998" table:style-name="ce1">
            <text:p>0.466666667</text:p>
          </table:table-cell>
          <table:table-cell office:value-type="float" office:value="185.19" table:style-name="ce1">
            <text:p>185.19</text:p>
          </table:table-cell>
          <table:table-cell office:value-type="float" office:value="183.54" table:style-name="ce1">
            <text:p>183.54</text:p>
          </table:table-cell>
          <table:table-cell office:value-type="float" office:value="1.65" table:style-name="ce1">
            <text:p>1.65</text:p>
          </table:table-cell>
          <table:table-cell office:value-type="float" office:value="186.24" table:style-name="ce1">
            <text:p>186.24</text:p>
          </table:table-cell>
          <table:table-cell office:value-type="float" office:value="184.64500000000001" table:style-name="ce1">
            <text:p>184.645</text:p>
          </table:table-cell>
          <table:table-cell table:number-columns-repeated="16375"/>
        </table:table-row>
        <table:table-row table:style-name="ro1">
          <table:table-cell office:value-type="date" office:date-value="2013-11-19T00:00:00" table:style-name="ce2">
            <text:p>19-11-2013</text:p>
          </table:table-cell>
          <table:table-cell office:value-type="float" office:value="184.63" table:style-name="ce1">
            <text:p>184.63</text:p>
          </table:table-cell>
          <table:table-cell office:value-type="float" office:value="185.13" table:style-name="ce1">
            <text:p>185.13</text:p>
          </table:table-cell>
          <table:table-cell office:value-type="float" office:value="-0.5" table:style-name="ce1">
            <text:p>-0.5</text:p>
          </table:table-cell>
          <table:table-cell office:value-type="float" office:value="185.25" table:style-name="ce1">
            <text:p>185.25</text:p>
          </table:table-cell>
          <table:table-cell office:value-type="float" office:value="184.85666670000001" table:style-name="ce1">
            <text:p>184.8566667</text:p>
          </table:table-cell>
          <table:table-cell office:value-type="float" office:value="0.39333333300000001" table:style-name="ce1">
            <text:p>0.393333333</text:p>
          </table:table-cell>
          <table:table-cell office:value-type="float" office:value="186.2" table:style-name="ce1">
            <text:p>186.2</text:p>
          </table:table-cell>
          <table:table-cell office:value-type="float" office:value="184.15" table:style-name="ce1">
            <text:p>184.15</text:p>
          </table:table-cell>
          <table:table-cell table:number-columns-repeated="16375"/>
        </table:table-row>
        <table:table-row table:style-name="ro1">
          <table:table-cell office:value-type="date" office:date-value="2013-11-18T00:00:00" table:style-name="ce2">
            <text:p>18-11-2013</text:p>
          </table:table-cell>
          <table:table-cell office:value-type="float" office:value="183.52" table:style-name="ce1">
            <text:p>183.52</text:p>
          </table:table-cell>
          <table:table-cell office:value-type="float" office:value="184.4566667" table:style-name="ce1">
            <text:p>184.4566667</text:p>
          </table:table-cell>
          <table:table-cell office:value-type="float" office:value="-0.93666666700000001" table:style-name="ce1">
            <text:p>-0.936666667</text:p>
          </table:table-cell>
          <table:table-cell office:value-type="float" office:value="184.47" table:style-name="ce1">
            <text:p>184.47</text:p>
          </table:table-cell>
          <table:table-cell office:value-type="float" office:value="184.97" table:style-name="ce1">
            <text:p>184.97</text:p>
          </table:table-cell>
          <table:table-cell office:value-type="float" office:value="-0.5" table:style-name="ce1">
            <text:p>-0.5</text:p>
          </table:table-cell>
          <table:table-cell office:value-type="float" office:value="184.99" table:style-name="ce1">
            <text:p>184.99</text:p>
          </table:table-cell>
          <table:table-cell office:value-type="float" office:value="183.27" table:style-name="ce1">
            <text:p>183.27</text:p>
          </table:table-cell>
          <table:table-cell table:number-columns-repeated="16375"/>
        </table:table-row>
        <table:table-row table:style-name="ro1">
          <table:table-cell office:value-type="date" office:date-value="2013-11-15T00:00:00" table:style-name="ce2">
            <text:p>15-11-2013</text:p>
          </table:table-cell>
          <table:table-cell office:value-type="float" office:value="182.38" table:style-name="ce1">
            <text:p>182.38</text:p>
          </table:table-cell>
          <table:table-cell office:value-type="float" office:value="183.51" table:style-name="ce1">
            <text:p>183.51</text:p>
          </table:table-cell>
          <table:table-cell office:value-type="float" office:value="-1.1299999999999999" table:style-name="ce1">
            <text:p>-1.13</text:p>
          </table:table-cell>
          <table:table-cell office:value-type="float" office:value="183.19" table:style-name="ce1">
            <text:p>183.19</text:p>
          </table:table-cell>
          <table:table-cell office:value-type="float" office:value="184.30333329999999" table:style-name="ce1">
            <text:p>184.3033333</text:p>
          </table:table-cell>
          <table:table-cell office:value-type="float" office:value="-1.1133333329999999" table:style-name="ce1">
            <text:p>-1.113333333</text:p>
          </table:table-cell>
          <table:table-cell office:value-type="float" office:value="183.28" table:style-name="ce1">
            <text:p>183.28</text:p>
          </table:table-cell>
          <table:table-cell office:value-type="float" office:value="181.16" table:style-name="ce1">
            <text:p>181.16</text:p>
          </table:table-cell>
          <table:table-cell table:number-columns-repeated="16375"/>
        </table:table-row>
        <table:table-row table:style-name="ro1">
          <table:table-cell office:value-type="date" office:date-value="2013-11-14T00:00:00" table:style-name="ce2">
            <text:p>14-11-2013</text:p>
          </table:table-cell>
          <table:table-cell office:value-type="float" office:value="180.48" table:style-name="ce1">
            <text:p>180.48</text:p>
          </table:table-cell>
          <table:table-cell office:value-type="float" office:value="182.12666669999999" table:style-name="ce1">
            <text:p>182.1266667</text:p>
          </table:table-cell>
          <table:table-cell office:value-type="float" office:value="-1.6466666670000001" table:style-name="ce1">
            <text:p>-1.646666667</text:p>
          </table:table-cell>
          <table:table-cell office:value-type="float" office:value="182.21" table:style-name="ce1">
            <text:p>182.21</text:p>
          </table:table-cell>
          <table:table-cell office:value-type="float" office:value="183.29" table:style-name="ce1">
            <text:p>183.29</text:p>
          </table:table-cell>
          <table:table-cell office:value-type="float" office:value="-1.08" table:style-name="ce1">
            <text:p>-1.08</text:p>
          </table:table-cell>
          <table:table-cell office:value-type="float" office:value="183.2" table:style-name="ce1">
            <text:p>183.2</text:p>
          </table:table-cell>
          <table:table-cell office:value-type="float" office:value="179.66" table:style-name="ce1">
            <text:p>179.66</text:p>
          </table:table-cell>
          <table:table-cell table:number-columns-repeated="16375"/>
        </table:table-row>
        <table:table-row table:style-name="ro1">
          <table:table-cell office:value-type="date" office:date-value="2013-11-13T00:00:00" table:style-name="ce2">
            <text:p>13-11-2013</text:p>
          </table:table-cell>
          <table:table-cell office:value-type="float" office:value="182.27" table:style-name="ce1">
            <text:p>182.27</text:p>
          </table:table-cell>
          <table:table-cell office:value-type="float" office:value="181.71" table:style-name="ce1">
            <text:p>181.71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183.55" table:style-name="ce1">
            <text:p>183.55</text:p>
          </table:table-cell>
          <table:table-cell office:value-type="float" office:value="182.9833333" table:style-name="ce1">
            <text:p>182.9833333</text:p>
          </table:table-cell>
          <table:table-cell office:value-type="float" office:value="0.56666666700000001" table:style-name="ce1">
            <text:p>0.566666667</text:p>
          </table:table-cell>
          <table:table-cell office:value-type="float" office:value="183.55" table:style-name="ce1">
            <text:p>183.55</text:p>
          </table:table-cell>
          <table:table-cell office:value-type="float" office:value="181.59" table:style-name="ce1">
            <text:p>181.59</text:p>
          </table:table-cell>
          <table:table-cell table:number-columns-repeated="16375"/>
        </table:table-row>
        <table:table-row table:style-name="ro1">
          <table:table-cell office:value-type="date" office:date-value="2013-11-12T00:00:00" table:style-name="ce2">
            <text:p>12-11-2013</text:p>
          </table:table-cell>
          <table:table-cell office:value-type="float" office:value="182.53" table:style-name="ce1">
            <text:p>182.53</text:p>
          </table:table-cell>
          <table:table-cell office:value-type="float" office:value="181.76" table:style-name="ce1">
            <text:p>181.76</text:p>
          </table:table-cell>
          <table:table-cell office:value-type="float" office:value="0.77" table:style-name="ce1">
            <text:p>0.77</text:p>
          </table:table-cell>
          <table:table-cell office:value-type="float" office:value="183.07" table:style-name="ce1">
            <text:p>183.07</text:p>
          </table:table-cell>
          <table:table-cell office:value-type="float" office:value="182.94333330000001" table:style-name="ce1">
            <text:p>182.9433333</text:p>
          </table:table-cell>
          <table:table-cell office:value-type="float" office:value="0.12666666700000001" table:style-name="ce1">
            <text:p>0.126666667</text:p>
          </table:table-cell>
          <table:table-cell office:value-type="float" office:value="184.0487" table:style-name="ce1">
            <text:p>184.0487</text:p>
          </table:table-cell>
          <table:table-cell office:value-type="float" office:value="182.26" table:style-name="ce1">
            <text:p>182.26</text:p>
          </table:table-cell>
          <table:table-cell table:number-columns-repeated="16375"/>
        </table:table-row>
        <table:table-row table:style-name="ro1">
          <table:table-cell office:value-type="date" office:date-value="2013-11-11T00:00:00" table:style-name="ce2">
            <text:p>11-11-2013</text:p>
          </table:table-cell>
          <table:table-cell office:value-type="float" office:value="180.19" table:style-name="ce1">
            <text:p>180.19</text:p>
          </table:table-cell>
          <table:table-cell office:value-type="float" office:value="181.66333330000001" table:style-name="ce1">
            <text:p>181.6633333</text:p>
          </table:table-cell>
          <table:table-cell office:value-type="float" office:value="-1.473333333" table:style-name="ce1">
            <text:p>-1.473333333</text:p>
          </table:table-cell>
          <table:table-cell office:value-type="float" office:value="182.88" table:style-name="ce1">
            <text:p>182.88</text:p>
          </table:table-cell>
          <table:table-cell office:value-type="float" office:value="183.16666670000001" table:style-name="ce1">
            <text:p>183.1666667</text:p>
          </table:table-cell>
          <table:table-cell office:value-type="float" office:value="-0.28666666699999999" table:style-name="ce1">
            <text:p>-0.286666667</text:p>
          </table:table-cell>
          <table:table-cell office:value-type="float" office:value="183.39" table:style-name="ce1">
            <text:p>183.39</text:p>
          </table:table-cell>
          <table:table-cell office:value-type="float" office:value="180.04" table:style-name="ce1">
            <text:p>180.04</text:p>
          </table:table-cell>
          <table:table-cell table:number-columns-repeated="16375"/>
        </table:table-row>
        <table:table-row table:style-name="ro1">
          <table:table-cell office:value-type="date" office:date-value="2013-11-08T00:00:00" table:style-name="ce2">
            <text:p>08-11-2013</text:p>
          </table:table-cell>
          <table:table-cell office:value-type="float" office:value="178.83" table:style-name="ce1">
            <text:p>178.83</text:p>
          </table:table-cell>
          <table:table-cell office:value-type="float" office:value="180.5166667" table:style-name="ce1">
            <text:p>180.5166667</text:p>
          </table:table-cell>
          <table:table-cell office:value-type="float" office:value="-1.6866666669999999" table:style-name="ce1">
            <text:p>-1.686666667</text:p>
          </table:table-cell>
          <table:table-cell office:value-type="float" office:value="179.99" table:style-name="ce1">
            <text:p>179.99</text:p>
          </table:table-cell>
          <table:table-cell office:value-type="float" office:value="181.98" table:style-name="ce1">
            <text:p>181.98</text:p>
          </table:table-cell>
          <table:table-cell office:value-type="float" office:value="-1.99" table:style-name="ce1">
            <text:p>-1.99</text:p>
          </table:table-cell>
          <table:table-cell office:value-type="float" office:value="180.08" table:style-name="ce1">
            <text:p>180.08</text:p>
          </table:table-cell>
          <table:table-cell office:value-type="float" office:value="177.35" table:style-name="ce1">
            <text:p>177.35</text:p>
          </table:table-cell>
          <table:table-cell table:number-columns-repeated="16375"/>
        </table:table-row>
        <table:table-row table:style-name="ro1">
          <table:table-cell office:value-type="date" office:date-value="2013-11-07T00:00:00" table:style-name="ce2">
            <text:p>07-11-2013</text:p>
          </table:table-cell>
          <table:table-cell office:value-type="float" office:value="179.6" table:style-name="ce1">
            <text:p>179.6</text:p>
          </table:table-cell>
          <table:table-cell office:value-type="float" office:value="179.54" table:style-name="ce1">
            <text:p>179.54</text:p>
          </table:table-cell>
          <table:table-cell office:value-type="float" office:value="0.06" table:style-name="ce1">
            <text:p>0.06</text:p>
          </table:table-cell>
          <table:table-cell office:value-type="float" office:value="180" table:style-name="ce1">
            <text:p>180</text:p>
          </table:table-cell>
          <table:table-cell office:value-type="float" office:value="180.9566667" table:style-name="ce1">
            <text:p>180.9566667</text:p>
          </table:table-cell>
          <table:table-cell office:value-type="float" office:value="-0.95666666700000003" table:style-name="ce1">
            <text:p>-0.956666667</text:p>
          </table:table-cell>
          <table:table-cell office:value-type="float" office:value="181.39" table:style-name="ce1">
            <text:p>181.39</text:p>
          </table:table-cell>
          <table:table-cell office:value-type="float" office:value="179.6" table:style-name="ce1">
            <text:p>179.6</text:p>
          </table:table-cell>
          <table:table-cell table:number-columns-repeated="16375"/>
        </table:table-row>
        <table:table-row table:style-name="ro1">
          <table:table-cell office:value-type="date" office:date-value="2013-11-06T00:00:00" table:style-name="ce2">
            <text:p>06-11-2013</text:p>
          </table:table-cell>
          <table:table-cell office:value-type="float" office:value="177.91" table:style-name="ce1">
            <text:p>177.91</text:p>
          </table:table-cell>
          <table:table-cell office:value-type="float" office:value="178.78" table:style-name="ce1">
            <text:p>178.78</text:p>
          </table:table-cell>
          <table:table-cell office:value-type="float" office:value="-0.87" table:style-name="ce1">
            <text:p>-0.87</text:p>
          </table:table-cell>
          <table:table-cell office:value-type="float" office:value="179.19" table:style-name="ce1">
            <text:p>179.19</text:p>
          </table:table-cell>
          <table:table-cell office:value-type="float" office:value="179.72666670000001" table:style-name="ce1">
            <text:p>179.7266667</text:p>
          </table:table-cell>
          <table:table-cell office:value-type="float" office:value="-0.53666666699999999" table:style-name="ce1">
            <text:p>-0.536666667</text:p>
          </table:table-cell>
          <table:table-cell office:value-type="float" office:value="179.75" table:style-name="ce1">
            <text:p>179.75</text:p>
          </table:table-cell>
          <table:table-cell office:value-type="float" office:value="177.78" table:style-name="ce1">
            <text:p>177.78</text:p>
          </table:table-cell>
          <table:table-cell table:number-columns-repeated="16375"/>
        </table:table-row>
        <table:table-row table:style-name="ro1">
          <table:table-cell office:value-type="date" office:date-value="2013-11-05T00:00:00" table:style-name="ce2">
            <text:p>05-11-2013</text:p>
          </table:table-cell>
          <table:table-cell office:value-type="float" office:value="179.54" table:style-name="ce1">
            <text:p>179.54</text:p>
          </table:table-cell>
          <table:table-cell office:value-type="float" office:value="179.0166667" table:style-name="ce1">
            <text:p>179.0166667</text:p>
          </table:table-cell>
          <table:table-cell office:value-type="float" office:value="0.52333333299999996" table:style-name="ce1">
            <text:p>0.523333333</text:p>
          </table:table-cell>
          <table:table-cell office:value-type="float" office:value="177.85" table:style-name="ce1">
            <text:p>177.85</text:p>
          </table:table-cell>
          <table:table-cell office:value-type="float" office:value="179.0133333" table:style-name="ce1">
            <text:p>179.0133333</text:p>
          </table:table-cell>
          <table:table-cell office:value-type="float" office:value="-1.163333333" table:style-name="ce1">
            <text:p>-1.163333333</text:p>
          </table:table-cell>
          <table:table-cell office:value-type="float" office:value="179.8" table:style-name="ce1">
            <text:p>179.8</text:p>
          </table:table-cell>
          <table:table-cell office:value-type="float" office:value="177.71" table:style-name="ce1">
            <text:p>177.71</text:p>
          </table:table-cell>
          <table:table-cell table:number-columns-repeated="16375"/>
        </table:table-row>
        <table:table-row table:style-name="ro1">
          <table:table-cell office:value-type="date" office:date-value="2013-11-04T00:00:00" table:style-name="ce2">
            <text:p>04-11-2013</text:p>
          </table:table-cell>
          <table:table-cell office:value-type="float" office:value="179.9" table:style-name="ce1">
            <text:p>179.9</text:p>
          </table:table-cell>
          <table:table-cell office:value-type="float" office:value="179.1166667" table:style-name="ce1">
            <text:p>179.1166667</text:p>
          </table:table-cell>
          <table:table-cell office:value-type="float" office:value="0.78333333299999997" table:style-name="ce1">
            <text:p>0.783333333</text:p>
          </table:table-cell>
          <table:table-cell office:value-type="float" office:value="180.27" table:style-name="ce1">
            <text:p>180.27</text:p>
          </table:table-cell>
          <table:table-cell office:value-type="float" office:value="179.1033333" table:style-name="ce1">
            <text:p>179.1033333</text:p>
          </table:table-cell>
          <table:table-cell office:value-type="float" office:value="1.1666666670000001" table:style-name="ce1">
            <text:p>1.166666667</text:p>
          </table:table-cell>
          <table:table-cell office:value-type="float" office:value="180.8" table:style-name="ce1">
            <text:p>180.8</text:p>
          </table:table-cell>
          <table:table-cell office:value-type="float" office:value="179.34" table:style-name="ce1">
            <text:p>179.34</text:p>
          </table:table-cell>
          <table:table-cell table:number-columns-repeated="16375"/>
        </table:table-row>
        <table:table-row table:style-name="ro1">
          <table:table-cell office:value-type="date" office:date-value="2013-11-01T00:00:00" table:style-name="ce2">
            <text:p>01-11-2013</text:p>
          </table:table-cell>
          <table:table-cell office:value-type="float" office:value="179.81" table:style-name="ce1">
            <text:p>179.81</text:p>
          </table:table-cell>
          <table:table-cell office:value-type="float" office:value="179.75" table:style-name="ce1">
            <text:p>179.75</text:p>
          </table:table-cell>
          <table:table-cell office:value-type="float" office:value="0.06" table:style-name="ce1">
            <text:p>0.06</text:p>
          </table:table-cell>
          <table:table-cell office:value-type="float" office:value="179.23" table:style-name="ce1">
            <text:p>179.23</text:p>
          </table:table-cell>
          <table:table-cell office:value-type="float" office:value="179.1166667" table:style-name="ce1">
            <text:p>179.1166667</text:p>
          </table:table-cell>
          <table:table-cell office:value-type="float" office:value="0.11333333299999999" table:style-name="ce1">
            <text:p>0.113333333</text:p>
          </table:table-cell>
          <table:table-cell office:value-type="float" office:value="180.339" table:style-name="ce1">
            <text:p>180.339</text:p>
          </table:table-cell>
          <table:table-cell office:value-type="float" office:value="178.88" table:style-name="ce1">
            <text:p>178.88</text:p>
          </table:table-cell>
          <table:table-cell table:number-columns-repeated="16375"/>
        </table:table-row>
        <table:table-row table:style-name="ro1">
          <table:table-cell office:value-type="date" office:date-value="2013-10-31T00:00:00" table:style-name="ce2">
            <text:p>31-10-2013</text:p>
          </table:table-cell>
          <table:table-cell office:value-type="float" office:value="179.65" table:style-name="ce1">
            <text:p>179.65</text:p>
          </table:table-cell>
          <table:table-cell office:value-type="float" office:value="179.78666670000001" table:style-name="ce1">
            <text:p>179.7866667</text:p>
          </table:table-cell>
          <table:table-cell office:value-type="float" office:value="-0.13666666699999999" table:style-name="ce1">
            <text:p>-0.136666667</text:p>
          </table:table-cell>
          <table:table-cell office:value-type="float" office:value="179.21" table:style-name="ce1">
            <text:p>179.21</text:p>
          </table:table-cell>
          <table:table-cell office:value-type="float" office:value="179.57" table:style-name="ce1">
            <text:p>179.57</text:p>
          </table:table-cell>
          <table:table-cell office:value-type="float" office:value="-0.36" table:style-name="ce1">
            <text:p>-0.36</text:p>
          </table:table-cell>
          <table:table-cell office:value-type="float" office:value="181.67" table:style-name="ce1">
            <text:p>181.67</text:p>
          </table:table-cell>
          <table:table-cell office:value-type="float" office:value="179.04" table:style-name="ce1">
            <text:p>179.04</text:p>
          </table:table-cell>
          <table:table-cell table:number-columns-repeated="16375"/>
        </table:table-row>
        <table:table-row table:style-name="ro1">
          <table:table-cell office:value-type="date" office:date-value="2013-10-30T00:00:00" table:style-name="ce2">
            <text:p>30-10-2013</text:p>
          </table:table-cell>
          <table:table-cell office:value-type="float" office:value="181.69" table:style-name="ce1">
            <text:p>181.69</text:p>
          </table:table-cell>
          <table:table-cell office:value-type="float" office:value="180.3833333" table:style-name="ce1">
            <text:p>180.3833333</text:p>
          </table:table-cell>
          <table:table-cell office:value-type="float" office:value="1.306666667" table:style-name="ce1">
            <text:p>1.306666667</text:p>
          </table:table-cell>
          <table:table-cell office:value-type="float" office:value="180.15" table:style-name="ce1">
            <text:p>180.15</text:p>
          </table:table-cell>
          <table:table-cell office:value-type="float" office:value="179.53" table:style-name="ce1">
            <text:p>179.53</text:p>
          </table:table-cell>
          <table:table-cell office:value-type="float" office:value="0.62" table:style-name="ce1">
            <text:p>0.62</text:p>
          </table:table-cell>
          <table:table-cell office:value-type="float" office:value="182.18" table:style-name="ce1">
            <text:p>182.18</text:p>
          </table:table-cell>
          <table:table-cell office:value-type="float" office:value="179.86" table:style-name="ce1">
            <text:p>179.86</text:p>
          </table:table-cell>
          <table:table-cell table:number-columns-repeated="16375"/>
        </table:table-row>
        <table:table-row table:style-name="ro1">
          <table:table-cell office:value-type="date" office:date-value="2013-10-29T00:00:00" table:style-name="ce2">
            <text:p>29-10-2013</text:p>
          </table:table-cell>
          <table:table-cell office:value-type="float" office:value="177.62" table:style-name="ce1">
            <text:p>177.62</text:p>
          </table:table-cell>
          <table:table-cell office:value-type="float" office:value="179.65333330000001" table:style-name="ce1">
            <text:p>179.6533333</text:p>
          </table:table-cell>
          <table:table-cell office:value-type="float" office:value="-2.0333333329999999" table:style-name="ce1">
            <text:p>-2.033333333</text:p>
          </table:table-cell>
          <table:table-cell office:value-type="float" office:value="182.12" table:style-name="ce1">
            <text:p>182.12</text:p>
          </table:table-cell>
          <table:table-cell office:value-type="float" office:value="180.49333329999999" table:style-name="ce1">
            <text:p>180.4933333</text:p>
          </table:table-cell>
          <table:table-cell office:value-type="float" office:value="1.6266666670000001" table:style-name="ce1">
            <text:p>1.626666667</text:p>
          </table:table-cell>
          <table:table-cell office:value-type="float" office:value="182.32" table:style-name="ce1">
            <text:p>182.32</text:p>
          </table:table-cell>
          <table:table-cell office:value-type="float" office:value="177.5" table:style-name="ce1">
            <text:p>177.5</text:p>
          </table:table-cell>
          <table:table-cell table:number-columns-repeated="16375"/>
        </table:table-row>
        <table:table-row table:style-name="ro1">
          <table:table-cell office:value-type="date" office:date-value="2013-10-28T00:00:00" table:style-name="ce2">
            <text:p>28-10-2013</text:p>
          </table:table-cell>
          <table:table-cell office:value-type="float" office:value="177.04" table:style-name="ce1">
            <text:p>177.04</text:p>
          </table:table-cell>
          <table:table-cell office:value-type="float" office:value="178.78333330000001" table:style-name="ce1">
            <text:p>178.7833333</text:p>
          </table:table-cell>
          <table:table-cell office:value-type="float" office:value="-1.743333333" table:style-name="ce1">
            <text:p>-1.743333333</text:p>
          </table:table-cell>
          <table:table-cell office:value-type="float" office:value="177.35" table:style-name="ce1">
            <text:p>177.35</text:p>
          </table:table-cell>
          <table:table-cell office:value-type="float" office:value="179.87333330000001" table:style-name="ce1">
            <text:p>179.8733333</text:p>
          </table:table-cell>
          <table:table-cell office:value-type="float" office:value="-2.5233333330000001" table:style-name="ce1">
            <text:p>-2.523333333</text:p>
          </table:table-cell>
          <table:table-cell office:value-type="float" office:value="177.89" table:style-name="ce1">
            <text:p>177.89</text:p>
          </table:table-cell>
          <table:table-cell office:value-type="float" office:value="176.2" table:style-name="ce1">
            <text:p>176.2</text:p>
          </table:table-cell>
          <table:table-cell table:number-columns-repeated="16375"/>
        </table:table-row>
        <table:table-row table:style-name="ro1">
          <table:table-cell office:value-type="date" office:date-value="2013-10-25T00:00:00" table:style-name="ce2">
            <text:p>25-10-2013</text:p>
          </table:table-cell>
          <table:table-cell office:value-type="float" office:value="178.43" table:style-name="ce1">
            <text:p>178.43</text:p>
          </table:table-cell>
          <table:table-cell office:value-type="float" office:value="177.69666670000001" table:style-name="ce1">
            <text:p>177.6966667</text:p>
          </table:table-cell>
          <table:table-cell office:value-type="float" office:value="0.73333333300000003" table:style-name="ce1">
            <text:p>0.733333333</text:p>
          </table:table-cell>
          <table:table-cell office:value-type="float" office:value="176.85" table:style-name="ce1">
            <text:p>176.85</text:p>
          </table:table-cell>
          <table:table-cell office:value-type="float" office:value="178.77333329999999" table:style-name="ce1">
            <text:p>178.7733333</text:p>
          </table:table-cell>
          <table:table-cell office:value-type="float" office:value="-1.923333333" table:style-name="ce1">
            <text:p>-1.923333333</text:p>
          </table:table-cell>
          <table:table-cell office:value-type="float" office:value="179.1" table:style-name="ce1">
            <text:p>179.1</text:p>
          </table:table-cell>
          <table:table-cell office:value-type="float" office:value="176.26" table:style-name="ce1">
            <text:p>176.26</text:p>
          </table:table-cell>
          <table:table-cell table:number-columns-repeated="16375"/>
        </table:table-row>
        <table:table-row table:style-name="ro1">
          <table:table-cell office:value-type="date" office:date-value="2013-10-24T00:00:00" table:style-name="ce2">
            <text:p>24-10-2013</text:p>
          </table:table-cell>
          <table:table-cell office:value-type="float" office:value="176.43" table:style-name="ce1">
            <text:p>176.43</text:p>
          </table:table-cell>
          <table:table-cell office:value-type="float" office:value="177.3" table:style-name="ce1">
            <text:p>177.3</text:p>
          </table:table-cell>
          <table:table-cell office:value-type="float" office:value="-0.87" table:style-name="ce1">
            <text:p>-0.87</text:p>
          </table:table-cell>
          <table:table-cell office:value-type="float" office:value="177.8" table:style-name="ce1">
            <text:p>177.8</text:p>
          </table:table-cell>
          <table:table-cell office:value-type="float" office:value="177.33333329999999" table:style-name="ce1">
            <text:p>177.3333333</text:p>
          </table:table-cell>
          <table:table-cell office:value-type="float" office:value="0.46666666699999998" table:style-name="ce1">
            <text:p>0.466666667</text:p>
          </table:table-cell>
          <table:table-cell office:value-type="float" office:value="177.89" table:style-name="ce1">
            <text:p>177.89</text:p>
          </table:table-cell>
          <table:table-cell office:value-type="float" office:value="176.25" table:style-name="ce1">
            <text:p>176.25</text:p>
          </table:table-cell>
          <table:table-cell table:number-columns-repeated="16375"/>
        </table:table-row>
        <table:table-row table:style-name="ro1">
          <table:table-cell office:value-type="date" office:date-value="2013-10-23T00:00:00" table:style-name="ce2">
            <text:p>23-10-2013</text:p>
          </table:table-cell>
          <table:table-cell office:value-type="float" office:value="175.09" table:style-name="ce1">
            <text:p>175.09</text:p>
          </table:table-cell>
          <table:table-cell office:value-type="float" office:value="176.65" table:style-name="ce1">
            <text:p>176.65</text:p>
          </table:table-cell>
          <table:table-cell office:value-type="float" office:value="-1.56" table:style-name="ce1">
            <text:p>-1.56</text:p>
          </table:table-cell>
          <table:table-cell office:value-type="float" office:value="175.77" table:style-name="ce1">
            <text:p>175.77</text:p>
          </table:table-cell>
          <table:table-cell office:value-type="float" office:value="176.80666669999999" table:style-name="ce1">
            <text:p>176.8066667</text:p>
          </table:table-cell>
          <table:table-cell office:value-type="float" office:value="-1.036666667" table:style-name="ce1">
            <text:p>-1.036666667</text:p>
          </table:table-cell>
          <table:table-cell office:value-type="float" office:value="175.99" table:style-name="ce1">
            <text:p>175.99</text:p>
          </table:table-cell>
          <table:table-cell office:value-type="float" office:value="174.4" table:style-name="ce1">
            <text:p>174.4</text:p>
          </table:table-cell>
          <table:table-cell table:number-columns-repeated="16375"/>
        </table:table-row>
        <table:table-row table:style-name="ro1">
          <table:table-cell office:value-type="date" office:date-value="2013-10-22T00:00:00" table:style-name="ce2">
            <text:p>22-10-2013</text:p>
          </table:table-cell>
          <table:table-cell office:value-type="float" office:value="173.35" table:style-name="ce1">
            <text:p>173.35</text:p>
          </table:table-cell>
          <table:table-cell office:value-type="float" office:value="174.9566667" table:style-name="ce1">
            <text:p>174.9566667</text:p>
          </table:table-cell>
          <table:table-cell office:value-type="float" office:value="-1.606666667" table:style-name="ce1">
            <text:p>-1.606666667</text:p>
          </table:table-cell>
          <table:table-cell office:value-type="float" office:value="174.97" table:style-name="ce1">
            <text:p>174.97</text:p>
          </table:table-cell>
          <table:table-cell office:value-type="float" office:value="176.18" table:style-name="ce1">
            <text:p>176.18</text:p>
          </table:table-cell>
          <table:table-cell office:value-type="float" office:value="-1.21" table:style-name="ce1">
            <text:p>-1.21</text:p>
          </table:table-cell>
          <table:table-cell office:value-type="float" office:value="175.57" table:style-name="ce1">
            <text:p>175.57</text:p>
          </table:table-cell>
          <table:table-cell office:value-type="float" office:value="172.9512" table:style-name="ce1">
            <text:p>172.9512</text:p>
          </table:table-cell>
          <table:table-cell table:number-columns-repeated="16375"/>
        </table:table-row>
        <table:table-row table:style-name="ro1">
          <table:table-cell office:value-type="date" office:date-value="2013-10-21T00:00:00" table:style-name="ce2">
            <text:p>21-10-2013</text:p>
          </table:table-cell>
          <table:table-cell office:value-type="float" office:value="174.42" table:style-name="ce1">
            <text:p>174.42</text:p>
          </table:table-cell>
          <table:table-cell office:value-type="float" office:value="174.28666670000001" table:style-name="ce1">
            <text:p>174.2866667</text:p>
          </table:table-cell>
          <table:table-cell office:value-type="float" office:value="0.133333333" table:style-name="ce1">
            <text:p>0.133333333</text:p>
          </table:table-cell>
          <table:table-cell office:value-type="float" office:value="172.86" table:style-name="ce1">
            <text:p>172.86</text:p>
          </table:table-cell>
          <table:table-cell office:value-type="float" office:value="174.53333330000001" table:style-name="ce1">
            <text:p>174.5333333</text:p>
          </table:table-cell>
          <table:table-cell office:value-type="float" office:value="-1.673333333" table:style-name="ce1">
            <text:p>-1.673333333</text:p>
          </table:table-cell>
          <table:table-cell office:value-type="float" office:value="174.75" table:style-name="ce1">
            <text:p>174.75</text:p>
          </table:table-cell>
          <table:table-cell office:value-type="float" office:value="172.6301" table:style-name="ce1">
            <text:p>172.6301</text:p>
          </table:table-cell>
          <table:table-cell table:number-columns-repeated="16375"/>
        </table:table-row>
        <table:table-row table:style-name="ro1">
          <table:table-cell office:value-type="date" office:date-value="2013-10-18T00:00:00" table:style-name="ce2">
            <text:p>18-10-2013</text:p>
          </table:table-cell>
          <table:table-cell office:value-type="float" office:value="174.8" table:style-name="ce1">
            <text:p>174.8</text:p>
          </table:table-cell>
          <table:table-cell office:value-type="float" office:value="174.19" table:style-name="ce1">
            <text:p>174.19</text:p>
          </table:table-cell>
          <table:table-cell office:value-type="float" office:value="0.61" table:style-name="ce1">
            <text:p>0.61</text:p>
          </table:table-cell>
          <table:table-cell office:value-type="float" office:value="173.78" table:style-name="ce1">
            <text:p>173.78</text:p>
          </table:table-cell>
          <table:table-cell office:value-type="float" office:value="173.87" table:style-name="ce1">
            <text:p>173.87</text:p>
          </table:table-cell>
          <table:table-cell office:value-type="float" office:value="-0.09" table:style-name="ce1">
            <text:p>-0.09</text:p>
          </table:table-cell>
          <table:table-cell office:value-type="float" office:value="175" table:style-name="ce1">
            <text:p>175</text:p>
          </table:table-cell>
          <table:table-cell office:value-type="float" office:value="173.25" table:style-name="ce1">
            <text:p>173.25</text:p>
          </table:table-cell>
          <table:table-cell table:number-columns-repeated="16375"/>
        </table:table-row>
        <table:table-row table:style-name="ro1">
          <table:table-cell office:value-type="date" office:date-value="2013-10-17T00:00:00" table:style-name="ce2">
            <text:p>17-10-2013</text:p>
          </table:table-cell>
          <table:table-cell office:value-type="float" office:value="173.84" table:style-name="ce1">
            <text:p>173.84</text:p>
          </table:table-cell>
          <table:table-cell office:value-type="float" office:value="174.3533333" table:style-name="ce1">
            <text:p>174.3533333</text:p>
          </table:table-cell>
          <table:table-cell office:value-type="float" office:value="-0.51333333299999995" table:style-name="ce1">
            <text:p>-0.513333333</text:p>
          </table:table-cell>
          <table:table-cell office:value-type="float" office:value="174.83" table:style-name="ce1">
            <text:p>174.83</text:p>
          </table:table-cell>
          <table:table-cell office:value-type="float" office:value="173.8233333" table:style-name="ce1">
            <text:p>173.8233333</text:p>
          </table:table-cell>
          <table:table-cell office:value-type="float" office:value="1.006666667" table:style-name="ce1">
            <text:p>1.006666667</text:p>
          </table:table-cell>
          <table:table-cell office:value-type="float" office:value="177" table:style-name="ce1">
            <text:p>177</text:p>
          </table:table-cell>
          <table:table-cell office:value-type="float" office:value="172.57" table:style-name="ce1">
            <text:p>172.57</text:p>
          </table:table-cell>
          <table:table-cell table:number-columns-repeated="16375"/>
        </table:table-row>
        <table:table-row table:style-name="ro1">
          <table:table-cell office:value-type="date" office:date-value="2013-10-16T00:00:00" table:style-name="ce2">
            <text:p>16-10-2013</text:p>
          </table:table-cell>
          <table:table-cell office:value-type="float" office:value="185.42" table:style-name="ce1">
            <text:p>185.42</text:p>
          </table:table-cell>
          <table:table-cell office:value-type="float" office:value="178.02" table:style-name="ce1">
            <text:p>178.02</text:p>
          </table:table-cell>
          <table:table-cell office:value-type="float" office:value="7.4" table:style-name="ce1">
            <text:p>7.4</text:p>
          </table:table-cell>
          <table:table-cell office:value-type="float" office:value="186.73" table:style-name="ce1">
            <text:p>186.73</text:p>
          </table:table-cell>
          <table:table-cell office:value-type="float" office:value="178.44666670000001" table:style-name="ce1">
            <text:p>178.4466667</text:p>
          </table:table-cell>
          <table:table-cell office:value-type="float" office:value="8.2833333329999999" table:style-name="ce1">
            <text:p>8.283333333</text:p>
          </table:table-cell>
          <table:table-cell office:value-type="float" office:value="186.73" table:style-name="ce1">
            <text:p>186.73</text:p>
          </table:table-cell>
          <table:table-cell office:value-type="float" office:value="184.994" table:style-name="ce1">
            <text:p>184.994</text:p>
          </table:table-cell>
          <table:table-cell table:number-columns-repeated="16375"/>
        </table:table-row>
        <table:table-row table:style-name="ro1">
          <table:table-cell office:value-type="date" office:date-value="2013-10-15T00:00:00" table:style-name="ce2">
            <text:p>15-10-2013</text:p>
          </table:table-cell>
          <table:table-cell office:value-type="float" office:value="185.74" table:style-name="ce1">
            <text:p>185.74</text:p>
          </table:table-cell>
          <table:table-cell office:value-type="float" office:value="181.66666670000001" table:style-name="ce1">
            <text:p>181.6666667</text:p>
          </table:table-cell>
          <table:table-cell office:value-type="float" office:value="4.0733333329999999" table:style-name="ce1">
            <text:p>4.073333333</text:p>
          </table:table-cell>
          <table:table-cell office:value-type="float" office:value="184.66" table:style-name="ce1">
            <text:p>184.66</text:p>
          </table:table-cell>
          <table:table-cell office:value-type="float" office:value="182.0733333" table:style-name="ce1">
            <text:p>182.0733333</text:p>
          </table:table-cell>
          <table:table-cell office:value-type="float" office:value="2.5866666669999998" table:style-name="ce1">
            <text:p>2.586666667</text:p>
          </table:table-cell>
          <table:table-cell office:value-type="float" office:value="185.94" table:style-name="ce1">
            <text:p>185.94</text:p>
          </table:table-cell>
          <table:table-cell office:value-type="float" office:value="184.22" table:style-name="ce1">
            <text:p>184.22</text:p>
          </table:table-cell>
          <table:table-cell table:number-columns-repeated="16375"/>
        </table:table-row>
        <table:table-row table:style-name="ro1">
          <table:table-cell office:value-type="date" office:date-value="2013-10-14T00:00:00" table:style-name="ce2">
            <text:p>14-10-2013</text:p>
          </table:table-cell>
          <table:table-cell office:value-type="float" office:value="185.41" table:style-name="ce1">
            <text:p>185.41</text:p>
          </table:table-cell>
          <table:table-cell office:value-type="float" office:value="185.52333329999999" table:style-name="ce1">
            <text:p>185.5233333</text:p>
          </table:table-cell>
          <table:table-cell office:value-type="float" office:value="-0.11333333299999999" table:style-name="ce1">
            <text:p>-0.113333333</text:p>
          </table:table-cell>
          <table:table-cell office:value-type="float" office:value="186.97" table:style-name="ce1">
            <text:p>186.97</text:p>
          </table:table-cell>
          <table:table-cell office:value-type="float" office:value="186.12" table:style-name="ce1">
            <text:p>186.12</text:p>
          </table:table-cell>
          <table:table-cell office:value-type="float" office:value="0.85" table:style-name="ce1">
            <text:p>0.85</text:p>
          </table:table-cell>
          <table:table-cell office:value-type="float" office:value="186.99" table:style-name="ce1">
            <text:p>186.99</text:p>
          </table:table-cell>
          <table:table-cell office:value-type="float" office:value="184.42" table:style-name="ce1">
            <text:p>184.42</text:p>
          </table:table-cell>
          <table:table-cell table:number-columns-repeated="16375"/>
        </table:table-row>
        <table:table-row table:style-name="ro1">
          <table:table-cell office:value-type="date" office:date-value="2013-10-11T00:00:00" table:style-name="ce2">
            <text:p>11-10-2013</text:p>
          </table:table-cell>
          <table:table-cell office:value-type="float" office:value="185.25" table:style-name="ce1">
            <text:p>185.25</text:p>
          </table:table-cell>
          <table:table-cell office:value-type="float" office:value="185.46666669999999" table:style-name="ce1">
            <text:p>185.4666667</text:p>
          </table:table-cell>
          <table:table-cell office:value-type="float" office:value="-0.21666666700000001" table:style-name="ce1">
            <text:p>-0.216666667</text:p>
          </table:table-cell>
          <table:table-cell office:value-type="float" office:value="186.16" table:style-name="ce1">
            <text:p>186.16</text:p>
          </table:table-cell>
          <table:table-cell office:value-type="float" office:value="185.93" table:style-name="ce1">
            <text:p>185.93</text:p>
          </table:table-cell>
          <table:table-cell office:value-type="float" office:value="0.23" table:style-name="ce1">
            <text:p>0.23</text:p>
          </table:table-cell>
          <table:table-cell office:value-type="float" office:value="186.23" table:style-name="ce1">
            <text:p>186.23</text:p>
          </table:table-cell>
          <table:table-cell office:value-type="float" office:value="184.12" table:style-name="ce1">
            <text:p>184.12</text:p>
          </table:table-cell>
          <table:table-cell table:number-columns-repeated="16375"/>
        </table:table-row>
        <table:table-row table:style-name="ro1">
          <table:table-cell office:value-type="date" office:date-value="2013-10-10T00:00:00" table:style-name="ce2">
            <text:p>10-10-2013</text:p>
          </table:table-cell>
          <table:table-cell office:value-type="float" office:value="183.17" table:style-name="ce1">
            <text:p>183.17</text:p>
          </table:table-cell>
          <table:table-cell office:value-type="float" office:value="184.61" table:style-name="ce1">
            <text:p>184.61</text:p>
          </table:table-cell>
          <table:table-cell office:value-type="float" office:value="-1.44" table:style-name="ce1">
            <text:p>-1.44</text:p>
          </table:table-cell>
          <table:table-cell office:value-type="float" office:value="184.77" table:style-name="ce1">
            <text:p>184.77</text:p>
          </table:table-cell>
          <table:table-cell office:value-type="float" office:value="185.96666669999999" table:style-name="ce1">
            <text:p>185.9666667</text:p>
          </table:table-cell>
          <table:table-cell office:value-type="float" office:value="-1.1966666669999999" table:style-name="ce1">
            <text:p>-1.196666667</text:p>
          </table:table-cell>
          <table:table-cell office:value-type="float" office:value="184.77" table:style-name="ce1">
            <text:p>184.77</text:p>
          </table:table-cell>
          <table:table-cell office:value-type="float" office:value="182.358" table:style-name="ce1">
            <text:p>182.358</text:p>
          </table:table-cell>
          <table:table-cell table:number-columns-repeated="16375"/>
        </table:table-row>
        <table:table-row table:style-name="ro1">
          <table:table-cell office:value-type="date" office:date-value="2013-10-09T00:00:00" table:style-name="ce2">
            <text:p>09-10-2013</text:p>
          </table:table-cell>
          <table:table-cell office:value-type="float" office:value="179.37" table:style-name="ce1">
            <text:p>179.37</text:p>
          </table:table-cell>
          <table:table-cell office:value-type="float" office:value="182.59666669999999" table:style-name="ce1">
            <text:p>182.5966667</text:p>
          </table:table-cell>
          <table:table-cell office:value-type="float" office:value="-3.2266666669999999" table:style-name="ce1">
            <text:p>-3.226666667</text:p>
          </table:table-cell>
          <table:table-cell office:value-type="float" office:value="181.32" table:style-name="ce1">
            <text:p>181.32</text:p>
          </table:table-cell>
          <table:table-cell office:value-type="float" office:value="184.08333329999999" table:style-name="ce1">
            <text:p>184.0833333</text:p>
          </table:table-cell>
          <table:table-cell office:value-type="float" office:value="-2.7633333329999998" table:style-name="ce1">
            <text:p>-2.763333333</text:p>
          </table:table-cell>
          <table:table-cell office:value-type="float" office:value="181.67" table:style-name="ce1">
            <text:p>181.67</text:p>
          </table:table-cell>
          <table:table-cell office:value-type="float" office:value="179.1" table:style-name="ce1">
            <text:p>179.1</text:p>
          </table:table-cell>
          <table:table-cell table:number-columns-repeated="16375"/>
        </table:table-row>
        <table:table-row table:style-name="ro1">
          <table:table-cell office:value-type="date" office:date-value="2013-10-08T00:00:00" table:style-name="ce2">
            <text:p>08-10-2013</text:p>
          </table:table-cell>
          <table:table-cell office:value-type="float" office:value="181.89" table:style-name="ce1">
            <text:p>181.89</text:p>
          </table:table-cell>
          <table:table-cell office:value-type="float" office:value="181.47666670000001" table:style-name="ce1">
            <text:p>181.4766667</text:p>
          </table:table-cell>
          <table:table-cell office:value-type="float" office:value="0.41333333300000002" table:style-name="ce1">
            <text:p>0.413333333</text:p>
          </table:table-cell>
          <table:table-cell office:value-type="float" office:value="178.72" table:style-name="ce1">
            <text:p>178.72</text:p>
          </table:table-cell>
          <table:table-cell office:value-type="float" office:value="181.6033333" table:style-name="ce1">
            <text:p>181.6033333</text:p>
          </table:table-cell>
          <table:table-cell office:value-type="float" office:value="-2.8833333329999999" table:style-name="ce1">
            <text:p>-2.883333333</text:p>
          </table:table-cell>
          <table:table-cell office:value-type="float" office:value="181.99" table:style-name="ce1">
            <text:p>181.99</text:p>
          </table:table-cell>
          <table:table-cell office:value-type="float" office:value="178.71" table:style-name="ce1">
            <text:p>178.71</text:p>
          </table:table-cell>
          <table:table-cell table:number-columns-repeated="16375"/>
        </table:table-row>
        <table:table-row table:style-name="ro1">
          <table:table-cell office:value-type="date" office:date-value="2013-10-07T00:00:00" table:style-name="ce2">
            <text:p>07-10-2013</text:p>
          </table:table-cell>
          <table:table-cell office:value-type="float" office:value="181.85" table:style-name="ce1">
            <text:p>181.85</text:p>
          </table:table-cell>
          <table:table-cell office:value-type="float" office:value="181.03666670000001" table:style-name="ce1">
            <text:p>181.0366667</text:p>
          </table:table-cell>
          <table:table-cell office:value-type="float" office:value="0.81333333299999999" table:style-name="ce1">
            <text:p>0.813333333</text:p>
          </table:table-cell>
          <table:table-cell office:value-type="float" office:value="182.01" table:style-name="ce1">
            <text:p>182.01</text:p>
          </table:table-cell>
          <table:table-cell office:value-type="float" office:value="180.68333329999999" table:style-name="ce1">
            <text:p>180.6833333</text:p>
          </table:table-cell>
          <table:table-cell office:value-type="float" office:value="1.326666667" table:style-name="ce1">
            <text:p>1.326666667</text:p>
          </table:table-cell>
          <table:table-cell office:value-type="float" office:value="183.31" table:style-name="ce1">
            <text:p>183.31</text:p>
          </table:table-cell>
          <table:table-cell office:value-type="float" office:value="181.85" table:style-name="ce1">
            <text:p>181.85</text:p>
          </table:table-cell>
          <table:table-cell table:number-columns-repeated="16375"/>
        </table:table-row>
        <table:table-row table:style-name="ro1">
          <table:table-cell office:value-type="date" office:date-value="2013-10-04T00:00:00" table:style-name="ce2">
            <text:p>04-10-2013</text:p>
          </table:table-cell>
          <table:table-cell office:value-type="float" office:value="184.17" table:style-name="ce1">
            <text:p>184.17</text:p>
          </table:table-cell>
          <table:table-cell office:value-type="float" office:value="182.63666670000001" table:style-name="ce1">
            <text:p>182.6366667</text:p>
          </table:table-cell>
          <table:table-cell office:value-type="float" office:value="1.5333333330000001" table:style-name="ce1">
            <text:p>1.533333333</text:p>
          </table:table-cell>
          <table:table-cell office:value-type="float" office:value="184.1" table:style-name="ce1">
            <text:p>184.1</text:p>
          </table:table-cell>
          <table:table-cell office:value-type="float" office:value="181.61" table:style-name="ce1">
            <text:p>181.61</text:p>
          </table:table-cell>
          <table:table-cell office:value-type="float" office:value="2.4900000000000002" table:style-name="ce1">
            <text:p>2.49</text:p>
          </table:table-cell>
          <table:table-cell office:value-type="float" office:value="185.13" table:style-name="ce1">
            <text:p>185.13</text:p>
          </table:table-cell>
          <table:table-cell office:value-type="float" office:value="183.58" table:style-name="ce1">
            <text:p>183.58</text:p>
          </table:table-cell>
          <table:table-cell table:number-columns-repeated="16375"/>
        </table:table-row>
        <table:table-row table:style-name="ro1">
          <table:table-cell office:value-type="date" office:date-value="2013-10-03T00:00:00" table:style-name="ce2">
            <text:p>03-10-2013</text:p>
          </table:table-cell>
          <table:table-cell office:value-type="float" office:value="184.7" table:style-name="ce1">
            <text:p>184.7</text:p>
          </table:table-cell>
          <table:table-cell office:value-type="float" office:value="183.5733333" table:style-name="ce1">
            <text:p>183.5733333</text:p>
          </table:table-cell>
          <table:table-cell office:value-type="float" office:value="1.1266666670000001" table:style-name="ce1">
            <text:p>1.126666667</text:p>
          </table:table-cell>
          <table:table-cell office:value-type="float" office:value="183.86" table:style-name="ce1">
            <text:p>183.86</text:p>
          </table:table-cell>
          <table:table-cell office:value-type="float" office:value="183.3233333" table:style-name="ce1">
            <text:p>183.3233333</text:p>
          </table:table-cell>
          <table:table-cell office:value-type="float" office:value="0.53666666699999999" table:style-name="ce1">
            <text:p>0.536666667</text:p>
          </table:table-cell>
          <table:table-cell office:value-type="float" office:value="184.96" table:style-name="ce1">
            <text:p>184.96</text:p>
          </table:table-cell>
          <table:table-cell office:value-type="float" office:value="183" table:style-name="ce1">
            <text:p>183</text:p>
          </table:table-cell>
          <table:table-cell table:number-columns-repeated="16375"/>
        </table:table-row>
        <table:table-row table:style-name="ro1">
          <table:table-cell office:value-type="date" office:date-value="2013-10-02T00:00:00" table:style-name="ce2">
            <text:p>02-10-2013</text:p>
          </table:table-cell>
          <table:table-cell office:value-type="float" office:value="185.54" table:style-name="ce1">
            <text:p>185.54</text:p>
          </table:table-cell>
          <table:table-cell office:value-type="float" office:value="184.80333329999999" table:style-name="ce1">
            <text:p>184.8033333</text:p>
          </table:table-cell>
          <table:table-cell office:value-type="float" office:value="0.73666666700000005" table:style-name="ce1">
            <text:p>0.736666667</text:p>
          </table:table-cell>
          <table:table-cell office:value-type="float" office:value="184.96" table:style-name="ce1">
            <text:p>184.96</text:p>
          </table:table-cell>
          <table:table-cell office:value-type="float" office:value="184.30666669999999" table:style-name="ce1">
            <text:p>184.3066667</text:p>
          </table:table-cell>
          <table:table-cell office:value-type="float" office:value="0.65333333299999996" table:style-name="ce1">
            <text:p>0.653333333</text:p>
          </table:table-cell>
          <table:table-cell office:value-type="float" office:value="186.3099" table:style-name="ce1">
            <text:p>186.3099</text:p>
          </table:table-cell>
          <table:table-cell office:value-type="float" office:value="184.41" table:style-name="ce1">
            <text:p>184.41</text:p>
          </table:table-cell>
          <table:table-cell table:number-columns-repeated="16375"/>
        </table:table-row>
        <table:table-row table:style-name="ro1">
          <table:table-cell office:value-type="date" office:date-value="2013-10-01T00:00:00" table:style-name="ce2">
            <text:p>01-10-2013</text:p>
          </table:table-cell>
          <table:table-cell office:value-type="float" office:value="185.34" table:style-name="ce1">
            <text:p>185.34</text:p>
          </table:table-cell>
          <table:table-cell office:value-type="float" office:value="185.19333330000001" table:style-name="ce1">
            <text:p>185.1933333</text:p>
          </table:table-cell>
          <table:table-cell office:value-type="float" office:value="0.146666667" table:style-name="ce1">
            <text:p>0.146666667</text:p>
          </table:table-cell>
          <table:table-cell office:value-type="float" office:value="186.38" table:style-name="ce1">
            <text:p>186.38</text:p>
          </table:table-cell>
          <table:table-cell office:value-type="float" office:value="185.06666670000001" table:style-name="ce1">
            <text:p>185.0666667</text:p>
          </table:table-cell>
          <table:table-cell office:value-type="float" office:value="1.3133333330000001" table:style-name="ce1">
            <text:p>1.313333333</text:p>
          </table:table-cell>
          <table:table-cell office:value-type="float" office:value="186.65" table:style-name="ce1">
            <text:p>186.65</text:p>
          </table:table-cell>
          <table:table-cell office:value-type="float" office:value="184.65" table:style-name="ce1">
            <text:p>184.65</text:p>
          </table:table-cell>
          <table:table-cell table:number-columns-repeated="16375"/>
        </table:table-row>
        <table:table-row table:style-name="ro1">
          <table:table-cell office:value-type="date" office:date-value="2013-09-30T00:00:00" table:style-name="ce2">
            <text:p>30-09-2013</text:p>
          </table:table-cell>
          <table:table-cell office:value-type="float" office:value="185.56" table:style-name="ce1">
            <text:p>185.56</text:p>
          </table:table-cell>
          <table:table-cell office:value-type="float" office:value="185.48" table:style-name="ce1">
            <text:p>185.48</text:p>
          </table:table-cell>
          <table:table-cell office:value-type="float" office:value="0.08" table:style-name="ce1">
            <text:p>0.08</text:p>
          </table:table-cell>
          <table:table-cell office:value-type="float" office:value="185.18" table:style-name="ce1">
            <text:p>185.18</text:p>
          </table:table-cell>
          <table:table-cell office:value-type="float" office:value="185.50666670000001" table:style-name="ce1">
            <text:p>185.5066667</text:p>
          </table:table-cell>
          <table:table-cell office:value-type="float" office:value="-0.32666666700000002" table:style-name="ce1">
            <text:p>-0.326666667</text:p>
          </table:table-cell>
          <table:table-cell office:value-type="float" office:value="186.74" table:style-name="ce1">
            <text:p>186.74</text:p>
          </table:table-cell>
          <table:table-cell office:value-type="float" office:value="184.34" table:style-name="ce1">
            <text:p>184.34</text:p>
          </table:table-cell>
          <table:table-cell table:number-columns-repeated="16375"/>
        </table:table-row>
        <table:table-row table:style-name="ro1">
          <table:table-cell office:value-type="date" office:date-value="2013-09-27T00:00:00" table:style-name="ce2">
            <text:p>27-09-2013</text:p>
          </table:table-cell>
          <table:table-cell office:value-type="float" office:value="188.87" table:style-name="ce1">
            <text:p>188.87</text:p>
          </table:table-cell>
          <table:table-cell office:value-type="float" office:value="186.59" table:style-name="ce1">
            <text:p>186.59</text:p>
          </table:table-cell>
          <table:table-cell office:value-type="float" office:value="2.2799999999999998" table:style-name="ce1">
            <text:p>2.28</text:p>
          </table:table-cell>
          <table:table-cell office:value-type="float" office:value="186.92" table:style-name="ce1">
            <text:p>186.92</text:p>
          </table:table-cell>
          <table:table-cell office:value-type="float" office:value="186.16" table:style-name="ce1">
            <text:p>186.16</text:p>
          </table:table-cell>
          <table:table-cell office:value-type="float" office:value="0.76" table:style-name="ce1">
            <text:p>0.76</text:p>
          </table:table-cell>
          <table:table-cell office:value-type="float" office:value="188.94" table:style-name="ce1">
            <text:p>188.94</text:p>
          </table:table-cell>
          <table:table-cell office:value-type="float" office:value="186.45" table:style-name="ce1">
            <text:p>186.45</text:p>
          </table:table-cell>
          <table:table-cell table:number-columns-repeated="16375"/>
        </table:table-row>
        <table:table-row table:style-name="ro1">
          <table:table-cell office:value-type="date" office:date-value="2013-09-26T00:00:00" table:style-name="ce2">
            <text:p>26-09-2013</text:p>
          </table:table-cell>
          <table:table-cell office:value-type="float" office:value="190.1" table:style-name="ce1">
            <text:p>190.1</text:p>
          </table:table-cell>
          <table:table-cell office:value-type="float" office:value="188.1766667" table:style-name="ce1">
            <text:p>188.1766667</text:p>
          </table:table-cell>
          <table:table-cell office:value-type="float" office:value="1.923333333" table:style-name="ce1">
            <text:p>1.923333333</text:p>
          </table:table-cell>
          <table:table-cell office:value-type="float" office:value="190.22" table:style-name="ce1">
            <text:p>190.22</text:p>
          </table:table-cell>
          <table:table-cell office:value-type="float" office:value="187.44" table:style-name="ce1">
            <text:p>187.44</text:p>
          </table:table-cell>
          <table:table-cell office:value-type="float" office:value="2.78" table:style-name="ce1">
            <text:p>2.78</text:p>
          </table:table-cell>
          <table:table-cell office:value-type="float" office:value="191.76" table:style-name="ce1">
            <text:p>191.76</text:p>
          </table:table-cell>
          <table:table-cell office:value-type="float" office:value="189.45500000000001" table:style-name="ce1">
            <text:p>189.455</text:p>
          </table:table-cell>
          <table:table-cell table:number-columns-repeated="16375"/>
        </table:table-row>
        <table:table-row table:style-name="ro1">
          <table:table-cell office:value-type="date" office:date-value="2013-09-25T00:00:00" table:style-name="ce2">
            <text:p>25-09-2013</text:p>
          </table:table-cell>
          <table:table-cell office:value-type="float" office:value="190.14" table:style-name="ce1">
            <text:p>190.14</text:p>
          </table:table-cell>
          <table:table-cell office:value-type="float" office:value="189.7033333" table:style-name="ce1">
            <text:p>189.7033333</text:p>
          </table:table-cell>
          <table:table-cell office:value-type="float" office:value="0.43666666700000001" table:style-name="ce1">
            <text:p>0.436666667</text:p>
          </table:table-cell>
          <table:table-cell office:value-type="float" office:value="189.47" table:style-name="ce1">
            <text:p>189.47</text:p>
          </table:table-cell>
          <table:table-cell office:value-type="float" office:value="188.87" table:style-name="ce1">
            <text:p>188.87</text:p>
          </table:table-cell>
          <table:table-cell office:value-type="float" office:value="0.6" table:style-name="ce1">
            <text:p>0.6</text:p>
          </table:table-cell>
          <table:table-cell office:value-type="float" office:value="190.62" table:style-name="ce1">
            <text:p>190.62</text:p>
          </table:table-cell>
          <table:table-cell office:value-type="float" office:value="188.5" table:style-name="ce1">
            <text:p>188.5</text:p>
          </table:table-cell>
          <table:table-cell table:number-columns-repeated="16375"/>
        </table:table-row>
        <table:table-row table:style-name="ro1">
          <table:table-cell office:value-type="date" office:date-value="2013-09-24T00:00:00" table:style-name="ce2">
            <text:p>24-09-2013</text:p>
          </table:table-cell>
          <table:table-cell office:value-type="float" office:value="190.93" table:style-name="ce1">
            <text:p>190.93</text:p>
          </table:table-cell>
          <table:table-cell office:value-type="float" office:value="190.39" table:style-name="ce1">
            <text:p>190.39</text:p>
          </table:table-cell>
          <table:table-cell office:value-type="float" office:value="0.54" table:style-name="ce1">
            <text:p>0.54</text:p>
          </table:table-cell>
          <table:table-cell office:value-type="float" office:value="189.97" table:style-name="ce1">
            <text:p>189.97</text:p>
          </table:table-cell>
          <table:table-cell office:value-type="float" office:value="189.88666670000001" table:style-name="ce1">
            <text:p>189.8866667</text:p>
          </table:table-cell>
          <table:table-cell office:value-type="float" office:value="8.3333332999999996E-2" table:style-name="ce1">
            <text:p>0.083333333</text:p>
          </table:table-cell>
          <table:table-cell office:value-type="float" office:value="191.56" table:style-name="ce1">
            <text:p>191.56</text:p>
          </table:table-cell>
          <table:table-cell office:value-type="float" office:value="189.66" table:style-name="ce1">
            <text:p>189.66</text:p>
          </table:table-cell>
          <table:table-cell table:number-columns-repeated="16375"/>
        </table:table-row>
        <table:table-row table:style-name="ro1">
          <table:table-cell office:value-type="date" office:date-value="2013-09-23T00:00:00" table:style-name="ce2">
            <text:p>23-09-2013</text:p>
          </table:table-cell>
          <table:table-cell office:value-type="float" office:value="190.06" table:style-name="ce1">
            <text:p>190.06</text:p>
          </table:table-cell>
          <table:table-cell office:value-type="float" office:value="190.37666669999999" table:style-name="ce1">
            <text:p>190.3766667</text:p>
          </table:table-cell>
          <table:table-cell office:value-type="float" office:value="-0.31666666700000001" table:style-name="ce1">
            <text:p>-0.316666667</text:p>
          </table:table-cell>
          <table:table-cell office:value-type="float" office:value="190.99" table:style-name="ce1">
            <text:p>190.99</text:p>
          </table:table-cell>
          <table:table-cell office:value-type="float" office:value="190.14333329999999" table:style-name="ce1">
            <text:p>190.1433333</text:p>
          </table:table-cell>
          <table:table-cell office:value-type="float" office:value="0.84666666700000004" table:style-name="ce1">
            <text:p>0.846666667</text:p>
          </table:table-cell>
          <table:table-cell office:value-type="float" office:value="192.41" table:style-name="ce1">
            <text:p>192.41</text:p>
          </table:table-cell>
          <table:table-cell office:value-type="float" office:value="189.33009999999999" table:style-name="ce1">
            <text:p>189.3301</text:p>
          </table:table-cell>
          <table:table-cell table:number-columns-repeated="16375"/>
        </table:table-row>
        <table:table-row table:style-name="ro1">
          <table:table-cell office:value-type="date" office:date-value="2013-09-20T00:00:00" table:style-name="ce2">
            <text:p>20-09-2013</text:p>
          </table:table-cell>
          <table:table-cell office:value-type="float" office:value="193.96" table:style-name="ce1">
            <text:p>193.96</text:p>
          </table:table-cell>
          <table:table-cell office:value-type="float" office:value="191.65" table:style-name="ce1">
            <text:p>191.65</text:p>
          </table:table-cell>
          <table:table-cell office:value-type="float" office:value="2.31" table:style-name="ce1">
            <text:p>2.31</text:p>
          </table:table-cell>
          <table:table-cell office:value-type="float" office:value="190.02" table:style-name="ce1">
            <text:p>190.02</text:p>
          </table:table-cell>
          <table:table-cell office:value-type="float" office:value="190.3266667" table:style-name="ce1">
            <text:p>190.3266667</text:p>
          </table:table-cell>
          <table:table-cell office:value-type="float" office:value="-0.306666667" table:style-name="ce1">
            <text:p>-0.306666667</text:p>
          </table:table-cell>
          <table:table-cell office:value-type="float" office:value="194.4299" table:style-name="ce1">
            <text:p>194.4299</text:p>
          </table:table-cell>
          <table:table-cell office:value-type="float" office:value="190.02" table:style-name="ce1">
            <text:p>190.02</text:p>
          </table:table-cell>
          <table:table-cell table:number-columns-repeated="16375"/>
        </table:table-row>
        <table:table-row table:style-name="ro1">
          <table:table-cell office:value-type="date" office:date-value="2013-09-19T00:00:00" table:style-name="ce2">
            <text:p>19-09-2013</text:p>
          </table:table-cell>
          <table:table-cell office:value-type="float" office:value="194.18" table:style-name="ce1">
            <text:p>194.18</text:p>
          </table:table-cell>
          <table:table-cell office:value-type="float" office:value="192.7333333" table:style-name="ce1">
            <text:p>192.7333333</text:p>
          </table:table-cell>
          <table:table-cell office:value-type="float" office:value="1.4466666669999999" table:style-name="ce1">
            <text:p>1.446666667</text:p>
          </table:table-cell>
          <table:table-cell office:value-type="float" office:value="193.39" table:style-name="ce1">
            <text:p>193.39</text:p>
          </table:table-cell>
          <table:table-cell office:value-type="float" office:value="191.46666669999999" table:style-name="ce1">
            <text:p>191.4666667</text:p>
          </table:table-cell>
          <table:table-cell office:value-type="float" office:value="1.923333333" table:style-name="ce1">
            <text:p>1.923333333</text:p>
          </table:table-cell>
          <table:table-cell office:value-type="float" office:value="194.89" table:style-name="ce1">
            <text:p>194.89</text:p>
          </table:table-cell>
          <table:table-cell office:value-type="float" office:value="193.22" table:style-name="ce1">
            <text:p>193.22</text:p>
          </table:table-cell>
          <table:table-cell table:number-columns-repeated="16375"/>
        </table:table-row>
        <table:table-row table:style-name="ro1">
          <table:table-cell office:value-type="date" office:date-value="2013-09-18T00:00:00" table:style-name="ce2">
            <text:p>18-09-2013</text:p>
          </table:table-cell>
          <table:table-cell office:value-type="float" office:value="192.6" table:style-name="ce1">
            <text:p>192.6</text:p>
          </table:table-cell>
          <table:table-cell office:value-type="float" office:value="193.58" table:style-name="ce1">
            <text:p>193.58</text:p>
          </table:table-cell>
          <table:table-cell office:value-type="float" office:value="-0.98" table:style-name="ce1">
            <text:p>-0.98</text:p>
          </table:table-cell>
          <table:table-cell office:value-type="float" office:value="194.42" table:style-name="ce1">
            <text:p>194.42</text:p>
          </table:table-cell>
          <table:table-cell office:value-type="float" office:value="192.61" table:style-name="ce1">
            <text:p>192.61</text:p>
          </table:table-cell>
          <table:table-cell office:value-type="float" office:value="1.81" table:style-name="ce1">
            <text:p>1.81</text:p>
          </table:table-cell>
          <table:table-cell office:value-type="float" office:value="194.89" table:style-name="ce1">
            <text:p>194.89</text:p>
          </table:table-cell>
          <table:table-cell office:value-type="float" office:value="192" table:style-name="ce1">
            <text:p>192</text:p>
          </table:table-cell>
          <table:table-cell table:number-columns-repeated="16375"/>
        </table:table-row>
        <table:table-row table:style-name="ro1">
          <table:table-cell office:value-type="date" office:date-value="2013-09-17T00:00:00" table:style-name="ce2">
            <text:p>17-09-2013</text:p>
          </table:table-cell>
          <table:table-cell office:value-type="float" office:value="193.42" table:style-name="ce1">
            <text:p>193.42</text:p>
          </table:table-cell>
          <table:table-cell office:value-type="float" office:value="193.4" table:style-name="ce1">
            <text:p>193.4</text:p>
          </table:table-cell>
          <table:table-cell office:value-type="float" office:value="0.02" table:style-name="ce1">
            <text:p>0.02</text:p>
          </table:table-cell>
          <table:table-cell office:value-type="float" office:value="192.16" table:style-name="ce1">
            <text:p>192.16</text:p>
          </table:table-cell>
          <table:table-cell office:value-type="float" office:value="193.3233333" table:style-name="ce1">
            <text:p>193.3233333</text:p>
          </table:table-cell>
          <table:table-cell office:value-type="float" office:value="-1.163333333" table:style-name="ce1">
            <text:p>-1.163333333</text:p>
          </table:table-cell>
          <table:table-cell office:value-type="float" office:value="194.15" table:style-name="ce1">
            <text:p>194.15</text:p>
          </table:table-cell>
          <table:table-cell office:value-type="float" office:value="191.83" table:style-name="ce1">
            <text:p>191.83</text:p>
          </table:table-cell>
          <table:table-cell table:number-columns-repeated="16375"/>
        </table:table-row>
        <table:table-row table:style-name="ro1">
          <table:table-cell office:value-type="date" office:date-value="2013-09-16T00:00:00" table:style-name="ce2">
            <text:p>16-09-2013</text:p>
          </table:table-cell>
          <table:table-cell office:value-type="float" office:value="193.7" table:style-name="ce1">
            <text:p>193.7</text:p>
          </table:table-cell>
          <table:table-cell office:value-type="float" office:value="193.24" table:style-name="ce1">
            <text:p>193.24</text:p>
          </table:table-cell>
          <table:table-cell office:value-type="float" office:value="0.46" table:style-name="ce1">
            <text:p>0.46</text:p>
          </table:table-cell>
          <table:table-cell office:value-type="float" office:value="193.15" table:style-name="ce1">
            <text:p>193.15</text:p>
          </table:table-cell>
          <table:table-cell office:value-type="float" office:value="193.24333329999999" table:style-name="ce1">
            <text:p>193.2433333</text:p>
          </table:table-cell>
          <table:table-cell office:value-type="float" office:value="-9.3333333000000004E-2" table:style-name="ce1">
            <text:p>-0.093333333</text:p>
          </table:table-cell>
          <table:table-cell office:value-type="float" office:value="194.81" table:style-name="ce1">
            <text:p>194.81</text:p>
          </table:table-cell>
          <table:table-cell office:value-type="float" office:value="192.61" table:style-name="ce1">
            <text:p>192.61</text:p>
          </table:table-cell>
          <table:table-cell table:number-columns-repeated="16375"/>
        </table:table-row>
        <table:table-row table:style-name="ro1">
          <table:table-cell office:value-type="date" office:date-value="2013-09-13T00:00:00" table:style-name="ce2">
            <text:p>13-09-2013</text:p>
          </table:table-cell>
          <table:table-cell office:value-type="float" office:value="191.21" table:style-name="ce1">
            <text:p>191.21</text:p>
          </table:table-cell>
          <table:table-cell office:value-type="float" office:value="192.77666669999999" table:style-name="ce1">
            <text:p>192.7766667</text:p>
          </table:table-cell>
          <table:table-cell office:value-type="float" office:value="-1.566666667" table:style-name="ce1">
            <text:p>-1.566666667</text:p>
          </table:table-cell>
          <table:table-cell office:value-type="float" office:value="192.17" table:style-name="ce1">
            <text:p>192.17</text:p>
          </table:table-cell>
          <table:table-cell office:value-type="float" office:value="192.49333329999999" table:style-name="ce1">
            <text:p>192.4933333</text:p>
          </table:table-cell>
          <table:table-cell office:value-type="float" office:value="-0.323333333" table:style-name="ce1">
            <text:p>-0.323333333</text:p>
          </table:table-cell>
          <table:table-cell office:value-type="float" office:value="193.1" table:style-name="ce1">
            <text:p>193.1</text:p>
          </table:table-cell>
          <table:table-cell office:value-type="float" office:value="191" table:style-name="ce1">
            <text:p>191</text:p>
          </table:table-cell>
          <table:table-cell table:number-columns-repeated="16375"/>
        </table:table-row>
        <table:table-row table:style-name="ro1">
          <table:table-cell office:value-type="date" office:date-value="2013-09-12T00:00:00" table:style-name="ce2">
            <text:p>12-09-2013</text:p>
          </table:table-cell>
          <table:table-cell office:value-type="float" office:value="190.96" table:style-name="ce1">
            <text:p>190.96</text:p>
          </table:table-cell>
          <table:table-cell office:value-type="float" office:value="191.9566667" table:style-name="ce1">
            <text:p>191.9566667</text:p>
          </table:table-cell>
          <table:table-cell office:value-type="float" office:value="-0.99666666699999995" table:style-name="ce1">
            <text:p>-0.996666667</text:p>
          </table:table-cell>
          <table:table-cell office:value-type="float" office:value="190.73" table:style-name="ce1">
            <text:p>190.73</text:p>
          </table:table-cell>
          <table:table-cell office:value-type="float" office:value="192.0166667" table:style-name="ce1">
            <text:p>192.0166667</text:p>
          </table:table-cell>
          <table:table-cell office:value-type="float" office:value="-1.286666667" table:style-name="ce1">
            <text:p>-1.286666667</text:p>
          </table:table-cell>
          <table:table-cell office:value-type="float" office:value="191.32" table:style-name="ce1">
            <text:p>191.32</text:p>
          </table:table-cell>
          <table:table-cell office:value-type="float" office:value="189.85" table:style-name="ce1">
            <text:p>189.85</text:p>
          </table:table-cell>
          <table:table-cell table:number-columns-repeated="16375"/>
        </table:table-row>
        <table:table-row table:style-name="ro1">
          <table:table-cell office:value-type="date" office:date-value="2013-09-11T00:00:00" table:style-name="ce2">
            <text:p>11-09-2013</text:p>
          </table:table-cell>
          <table:table-cell office:value-type="float" office:value="186.83" table:style-name="ce1">
            <text:p>186.83</text:p>
          </table:table-cell>
          <table:table-cell office:value-type="float" office:value="189.66666670000001" table:style-name="ce1">
            <text:p>189.6666667</text:p>
          </table:table-cell>
          <table:table-cell office:value-type="float" office:value="-2.8366666669999998" table:style-name="ce1">
            <text:p>-2.836666667</text:p>
          </table:table-cell>
          <table:table-cell office:value-type="float" office:value="190.7" table:style-name="ce1">
            <text:p>190.7</text:p>
          </table:table-cell>
          <table:table-cell office:value-type="float" office:value="191.2" table:style-name="ce1">
            <text:p>191.2</text:p>
          </table:table-cell>
          <table:table-cell office:value-type="float" office:value="-0.5" table:style-name="ce1">
            <text:p>-0.5</text:p>
          </table:table-cell>
          <table:table-cell office:value-type="float" office:value="190.87" table:style-name="ce1">
            <text:p>190.87</text:p>
          </table:table-cell>
          <table:table-cell office:value-type="float" office:value="186.82" table:style-name="ce1">
            <text:p>186.82</text:p>
          </table:table-cell>
          <table:table-cell table:number-columns-repeated="16375"/>
        </table:table-row>
        <table:table-row table:style-name="ro1">
          <table:table-cell office:value-type="date" office:date-value="2013-09-10T00:00:00" table:style-name="ce2">
            <text:p>10-09-2013</text:p>
          </table:table-cell>
          <table:table-cell office:value-type="float" office:value="187.2" table:style-name="ce1">
            <text:p>187.2</text:p>
          </table:table-cell>
          <table:table-cell office:value-type="float" office:value="188.33" table:style-name="ce1">
            <text:p>188.33</text:p>
          </table:table-cell>
          <table:table-cell office:value-type="float" office:value="-1.1299999999999999" table:style-name="ce1">
            <text:p>-1.13</text:p>
          </table:table-cell>
          <table:table-cell office:value-type="float" office:value="186.6" table:style-name="ce1">
            <text:p>186.6</text:p>
          </table:table-cell>
          <table:table-cell office:value-type="float" office:value="189.34333330000001" table:style-name="ce1">
            <text:p>189.3433333</text:p>
          </table:table-cell>
          <table:table-cell office:value-type="float" office:value="-2.7433333329999998" table:style-name="ce1">
            <text:p>-2.743333333</text:p>
          </table:table-cell>
          <table:table-cell office:value-type="float" office:value="187.65" table:style-name="ce1">
            <text:p>187.65</text:p>
          </table:table-cell>
          <table:table-cell office:value-type="float" office:value="186.37" table:style-name="ce1">
            <text:p>186.37</text:p>
          </table:table-cell>
          <table:table-cell table:number-columns-repeated="16375"/>
        </table:table-row>
        <table:table-row table:style-name="ro1">
          <table:table-cell office:value-type="date" office:date-value="2013-09-09T00:00:00" table:style-name="ce2">
            <text:p>09-09-2013</text:p>
          </table:table-cell>
          <table:table-cell office:value-type="float" office:value="183.68" table:style-name="ce1">
            <text:p>183.68</text:p>
          </table:table-cell>
          <table:table-cell office:value-type="float" office:value="185.90333330000001" table:style-name="ce1">
            <text:p>185.9033333</text:p>
          </table:table-cell>
          <table:table-cell office:value-type="float" office:value="-2.2233333329999998" table:style-name="ce1">
            <text:p>-2.223333333</text:p>
          </table:table-cell>
          <table:table-cell office:value-type="float" office:value="184.98" table:style-name="ce1">
            <text:p>184.98</text:p>
          </table:table-cell>
          <table:table-cell office:value-type="float" office:value="187.4266667" table:style-name="ce1">
            <text:p>187.4266667</text:p>
          </table:table-cell>
          <table:table-cell office:value-type="float" office:value="-2.4466666670000001" table:style-name="ce1">
            <text:p>-2.446666667</text:p>
          </table:table-cell>
          <table:table-cell office:value-type="float" office:value="185.49" table:style-name="ce1">
            <text:p>185.49</text:p>
          </table:table-cell>
          <table:table-cell office:value-type="float" office:value="183.31" table:style-name="ce1">
            <text:p>183.31</text:p>
          </table:table-cell>
          <table:table-cell table:number-columns-repeated="16375"/>
        </table:table-row>
        <table:table-row table:style-name="ro1">
          <table:table-cell office:value-type="date" office:date-value="2013-09-06T00:00:00" table:style-name="ce2">
            <text:p>06-09-2013</text:p>
          </table:table-cell>
          <table:table-cell office:value-type="float" office:value="184.65" table:style-name="ce1">
            <text:p>184.65</text:p>
          </table:table-cell>
          <table:table-cell office:value-type="float" office:value="185.1766667" table:style-name="ce1">
            <text:p>185.1766667</text:p>
          </table:table-cell>
          <table:table-cell office:value-type="float" office:value="-0.52666666699999998" table:style-name="ce1">
            <text:p>-0.526666667</text:p>
          </table:table-cell>
          <table:table-cell office:value-type="float" office:value="183.03" table:style-name="ce1">
            <text:p>183.03</text:p>
          </table:table-cell>
          <table:table-cell office:value-type="float" office:value="184.87" table:style-name="ce1">
            <text:p>184.87</text:p>
          </table:table-cell>
          <table:table-cell office:value-type="float" office:value="-1.84" table:style-name="ce1">
            <text:p>-1.84</text:p>
          </table:table-cell>
          <table:table-cell office:value-type="float" office:value="184.99" table:style-name="ce1">
            <text:p>184.99</text:p>
          </table:table-cell>
          <table:table-cell office:value-type="float" office:value="182.65" table:style-name="ce1">
            <text:p>182.65</text:p>
          </table:table-cell>
          <table:table-cell table:number-columns-repeated="16375"/>
        </table:table-row>
        <table:table-row table:style-name="ro1">
          <table:table-cell office:value-type="date" office:date-value="2013-09-05T00:00:00" table:style-name="ce2">
            <text:p>05-09-2013</text:p>
          </table:table-cell>
          <table:table-cell office:value-type="float" office:value="183.35" table:style-name="ce1">
            <text:p>183.35</text:p>
          </table:table-cell>
          <table:table-cell office:value-type="float" office:value="183.89333329999999" table:style-name="ce1">
            <text:p>183.8933333</text:p>
          </table:table-cell>
          <table:table-cell office:value-type="float" office:value="-0.54333333299999997" table:style-name="ce1">
            <text:p>-0.543333333</text:p>
          </table:table-cell>
          <table:table-cell office:value-type="float" office:value="184.15" table:style-name="ce1">
            <text:p>184.15</text:p>
          </table:table-cell>
          <table:table-cell office:value-type="float" office:value="184.05333329999999" table:style-name="ce1">
            <text:p>184.0533333</text:p>
          </table:table-cell>
          <table:table-cell office:value-type="float" office:value="9.6666666999999998E-2" table:style-name="ce1">
            <text:p>0.096666667</text:p>
          </table:table-cell>
          <table:table-cell office:value-type="float" office:value="185" table:style-name="ce1">
            <text:p>185</text:p>
          </table:table-cell>
          <table:table-cell office:value-type="float" office:value="183.07" table:style-name="ce1">
            <text:p>183.07</text:p>
          </table:table-cell>
          <table:table-cell table:number-columns-repeated="16375"/>
        </table:table-row>
        <table:table-row table:style-name="ro1">
          <table:table-cell office:value-type="date" office:date-value="2013-09-04T00:00:00" table:style-name="ce2">
            <text:p>04-09-2013</text:p>
          </table:table-cell>
          <table:table-cell office:value-type="float" office:value="183.58" table:style-name="ce1">
            <text:p>183.58</text:p>
          </table:table-cell>
          <table:table-cell office:value-type="float" office:value="183.86" table:style-name="ce1">
            <text:p>183.86</text:p>
          </table:table-cell>
          <table:table-cell office:value-type="float" office:value="-0.28000000000000003" table:style-name="ce1">
            <text:p>-0.28</text:p>
          </table:table-cell>
          <table:table-cell office:value-type="float" office:value="183.13" table:style-name="ce1">
            <text:p>183.13</text:p>
          </table:table-cell>
          <table:table-cell office:value-type="float" office:value="183.43666669999999" table:style-name="ce1">
            <text:p>183.4366667</text:p>
          </table:table-cell>
          <table:table-cell office:value-type="float" office:value="-0.306666667" table:style-name="ce1">
            <text:p>-0.306666667</text:p>
          </table:table-cell>
          <table:table-cell office:value-type="float" office:value="184.19" table:style-name="ce1">
            <text:p>184.19</text:p>
          </table:table-cell>
          <table:table-cell office:value-type="float" office:value="182.31" table:style-name="ce1">
            <text:p>182.31</text:p>
          </table:table-cell>
          <table:table-cell table:number-columns-repeated="16375"/>
        </table:table-row>
        <table:table-row table:style-name="ro1">
          <table:table-cell office:value-type="date" office:date-value="2013-09-03T00:00:00" table:style-name="ce2">
            <text:p>03-09-2013</text:p>
          </table:table-cell>
          <table:table-cell office:value-type="float" office:value="183.63" table:style-name="ce1">
            <text:p>183.63</text:p>
          </table:table-cell>
          <table:table-cell office:value-type="float" office:value="183.52" table:style-name="ce1">
            <text:p>183.52</text:p>
          </table:table-cell>
          <table:table-cell office:value-type="float" office:value="0.11" table:style-name="ce1">
            <text:p>0.11</text:p>
          </table:table-cell>
          <table:table-cell office:value-type="float" office:value="183.96" table:style-name="ce1">
            <text:p>183.96</text:p>
          </table:table-cell>
          <table:table-cell office:value-type="float" office:value="183.74666669999999" table:style-name="ce1">
            <text:p>183.7466667</text:p>
          </table:table-cell>
          <table:table-cell office:value-type="float" office:value="0.21333333300000001" table:style-name="ce1">
            <text:p>0.213333333</text:p>
          </table:table-cell>
          <table:table-cell office:value-type="float" office:value="184.32" table:style-name="ce1">
            <text:p>184.32</text:p>
          </table:table-cell>
          <table:table-cell office:value-type="float" office:value="182.51" table:style-name="ce1">
            <text:p>182.51</text:p>
          </table:table-cell>
          <table:table-cell table:number-columns-repeated="16375"/>
        </table:table-row>
        <table:table-row table:style-name="ro1">
          <table:table-cell office:value-type="date" office:date-value="2013-08-30T00:00:00" table:style-name="ce2">
            <text:p>30-08-2013</text:p>
          </table:table-cell>
          <table:table-cell office:value-type="float" office:value="182.75" table:style-name="ce1">
            <text:p>182.75</text:p>
          </table:table-cell>
          <table:table-cell office:value-type="float" office:value="183.32" table:style-name="ce1">
            <text:p>183.32</text:p>
          </table:table-cell>
          <table:table-cell office:value-type="float" office:value="-0.56999999999999995" table:style-name="ce1">
            <text:p>-0.57</text:p>
          </table:table-cell>
          <table:table-cell office:value-type="float" office:value="182.27" table:style-name="ce1">
            <text:p>182.27</text:p>
          </table:table-cell>
          <table:table-cell office:value-type="float" office:value="183.12" table:style-name="ce1">
            <text:p>183.12</text:p>
          </table:table-cell>
          <table:table-cell office:value-type="float" office:value="-0.85" table:style-name="ce1">
            <text:p>-0.85</text:p>
          </table:table-cell>
          <table:table-cell office:value-type="float" office:value="182.99" table:style-name="ce1">
            <text:p>182.99</text:p>
          </table:table-cell>
          <table:table-cell office:value-type="float" office:value="181.51" table:style-name="ce1">
            <text:p>181.51</text:p>
          </table:table-cell>
          <table:table-cell table:number-columns-repeated="16375"/>
        </table:table-row>
        <table:table-row table:style-name="ro1">
          <table:table-cell office:value-type="date" office:date-value="2013-08-29T00:00:00" table:style-name="ce2">
            <text:p>29-08-2013</text:p>
          </table:table-cell>
          <table:table-cell office:value-type="float" office:value="181.96" table:style-name="ce1">
            <text:p>181.96</text:p>
          </table:table-cell>
          <table:table-cell office:value-type="float" office:value="182.78" table:style-name="ce1">
            <text:p>182.78</text:p>
          </table:table-cell>
          <table:table-cell office:value-type="float" office:value="-0.82" table:style-name="ce1">
            <text:p>-0.82</text:p>
          </table:table-cell>
          <table:table-cell office:value-type="float" office:value="182.64" table:style-name="ce1">
            <text:p>182.64</text:p>
          </table:table-cell>
          <table:table-cell office:value-type="float" office:value="182.9566667" table:style-name="ce1">
            <text:p>182.9566667</text:p>
          </table:table-cell>
          <table:table-cell office:value-type="float" office:value="-0.31666666700000001" table:style-name="ce1">
            <text:p>-0.316666667</text:p>
          </table:table-cell>
          <table:table-cell office:value-type="float" office:value="183.7" table:style-name="ce1">
            <text:p>183.7</text:p>
          </table:table-cell>
          <table:table-cell office:value-type="float" office:value="181.44" table:style-name="ce1">
            <text:p>181.44</text:p>
          </table:table-cell>
          <table:table-cell table:number-columns-repeated="16375"/>
        </table:table-row>
        <table:table-row table:style-name="ro1">
          <table:table-cell office:value-type="date" office:date-value="2013-08-28T00:00:00" table:style-name="ce2">
            <text:p>28-08-2013</text:p>
          </table:table-cell>
          <table:table-cell office:value-type="float" office:value="182.68" table:style-name="ce1">
            <text:p>182.68</text:p>
          </table:table-cell>
          <table:table-cell office:value-type="float" office:value="182.46333329999999" table:style-name="ce1">
            <text:p>182.4633333</text:p>
          </table:table-cell>
          <table:table-cell office:value-type="float" office:value="0.21666666700000001" table:style-name="ce1">
            <text:p>0.216666667</text:p>
          </table:table-cell>
          <table:table-cell office:value-type="float" office:value="182.16" table:style-name="ce1">
            <text:p>182.16</text:p>
          </table:table-cell>
          <table:table-cell office:value-type="float" office:value="182.35666670000001" table:style-name="ce1">
            <text:p>182.3566667</text:p>
          </table:table-cell>
          <table:table-cell office:value-type="float" office:value="-0.19666666699999999" table:style-name="ce1">
            <text:p>-0.196666667</text:p>
          </table:table-cell>
          <table:table-cell office:value-type="float" office:value="183.47" table:style-name="ce1">
            <text:p>183.47</text:p>
          </table:table-cell>
          <table:table-cell office:value-type="float" office:value="181.1" table:style-name="ce1">
            <text:p>181.1</text:p>
          </table:table-cell>
          <table:table-cell table:number-columns-repeated="16375"/>
        </table:table-row>
        <table:table-row table:style-name="ro1">
          <table:table-cell office:value-type="date" office:date-value="2013-08-27T00:00:00" table:style-name="ce2">
            <text:p>27-08-2013</text:p>
          </table:table-cell>
          <table:table-cell office:value-type="float" office:value="183.63" table:style-name="ce1">
            <text:p>183.63</text:p>
          </table:table-cell>
          <table:table-cell office:value-type="float" office:value="182.75666670000001" table:style-name="ce1">
            <text:p>182.7566667</text:p>
          </table:table-cell>
          <table:table-cell office:value-type="float" office:value="0.87333333300000004" table:style-name="ce1">
            <text:p>0.873333333</text:p>
          </table:table-cell>
          <table:table-cell office:value-type="float" office:value="182.74" table:style-name="ce1">
            <text:p>182.74</text:p>
          </table:table-cell>
          <table:table-cell office:value-type="float" office:value="182.5133333" table:style-name="ce1">
            <text:p>182.5133333</text:p>
          </table:table-cell>
          <table:table-cell office:value-type="float" office:value="0.22666666699999999" table:style-name="ce1">
            <text:p>0.226666667</text:p>
          </table:table-cell>
          <table:table-cell office:value-type="float" office:value="184.5" table:style-name="ce1">
            <text:p>184.5</text:p>
          </table:table-cell>
          <table:table-cell office:value-type="float" office:value="182.5701" table:style-name="ce1">
            <text:p>182.5701</text:p>
          </table:table-cell>
          <table:table-cell table:number-columns-repeated="16375"/>
        </table:table-row>
        <table:table-row table:style-name="ro1">
          <table:table-cell office:value-type="date" office:date-value="2013-08-26T00:00:00" table:style-name="ce2">
            <text:p>26-08-2013</text:p>
          </table:table-cell>
          <table:table-cell office:value-type="float" office:value="185.27" table:style-name="ce1">
            <text:p>185.27</text:p>
          </table:table-cell>
          <table:table-cell office:value-type="float" office:value="183.86" table:style-name="ce1">
            <text:p>183.86</text:p>
          </table:table-cell>
          <table:table-cell office:value-type="float" office:value="1.41" table:style-name="ce1">
            <text:p>1.41</text:p>
          </table:table-cell>
          <table:table-cell office:value-type="float" office:value="184.74" table:style-name="ce1">
            <text:p>184.74</text:p>
          </table:table-cell>
          <table:table-cell office:value-type="float" office:value="183.21333329999999" table:style-name="ce1">
            <text:p>183.2133333</text:p>
          </table:table-cell>
          <table:table-cell office:value-type="float" office:value="1.526666667" table:style-name="ce1">
            <text:p>1.526666667</text:p>
          </table:table-cell>
          <table:table-cell office:value-type="float" office:value="187" table:style-name="ce1">
            <text:p>187</text:p>
          </table:table-cell>
          <table:table-cell office:value-type="float" office:value="184.68" table:style-name="ce1">
            <text:p>184.68</text:p>
          </table:table-cell>
          <table:table-cell table:number-columns-repeated="16375"/>
        </table:table-row>
        <table:table-row table:style-name="ro1">
          <table:table-cell office:value-type="date" office:date-value="2013-08-23T00:00:00" table:style-name="ce2">
            <text:p>23-08-2013</text:p>
          </table:table-cell>
          <table:table-cell office:value-type="float" office:value="185.34" table:style-name="ce1">
            <text:p>185.34</text:p>
          </table:table-cell>
          <table:table-cell office:value-type="float" office:value="184.74666669999999" table:style-name="ce1">
            <text:p>184.7466667</text:p>
          </table:table-cell>
          <table:table-cell office:value-type="float" office:value="0.59333333300000002" table:style-name="ce1">
            <text:p>0.593333333</text:p>
          </table:table-cell>
          <table:table-cell office:value-type="float" office:value="185.42" table:style-name="ce1">
            <text:p>185.42</text:p>
          </table:table-cell>
          <table:table-cell office:value-type="float" office:value="184.3" table:style-name="ce1">
            <text:p>184.3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85.74" table:style-name="ce1">
            <text:p>185.74</text:p>
          </table:table-cell>
          <table:table-cell office:value-type="float" office:value="184.57" table:style-name="ce1">
            <text:p>184.57</text:p>
          </table:table-cell>
          <table:table-cell table:number-columns-repeated="16375"/>
        </table:table-row>
        <table:table-row table:style-name="ro1">
          <table:table-cell office:value-type="date" office:date-value="2013-08-22T00:00:00" table:style-name="ce2">
            <text:p>22-08-2013</text:p>
          </table:table-cell>
          <table:table-cell office:value-type="float" office:value="185.65" table:style-name="ce1">
            <text:p>185.65</text:p>
          </table:table-cell>
          <table:table-cell office:value-type="float" office:value="185.42" table:style-name="ce1">
            <text:p>185.42</text:p>
          </table:table-cell>
          <table:table-cell office:value-type="float" office:value="0.23" table:style-name="ce1">
            <text:p>0.23</text:p>
          </table:table-cell>
          <table:table-cell office:value-type="float" office:value="185.19" table:style-name="ce1">
            <text:p>185.19</text:p>
          </table:table-cell>
          <table:table-cell office:value-type="float" office:value="185.1166667" table:style-name="ce1">
            <text:p>185.1166667</text:p>
          </table:table-cell>
          <table:table-cell office:value-type="float" office:value="7.3333333000000001E-2" table:style-name="ce1">
            <text:p>0.073333333</text:p>
          </table:table-cell>
          <table:table-cell office:value-type="float" office:value="186.25" table:style-name="ce1">
            <text:p>186.25</text:p>
          </table:table-cell>
          <table:table-cell office:value-type="float" office:value="184.25" table:style-name="ce1">
            <text:p>184.25</text:p>
          </table:table-cell>
          <table:table-cell table:number-columns-repeated="16375"/>
        </table:table-row>
        <table:table-row table:style-name="ro1">
          <table:table-cell office:value-type="date" office:date-value="2013-08-21T00:00:00" table:style-name="ce2">
            <text:p>21-08-2013</text:p>
          </table:table-cell>
          <table:table-cell office:value-type="float" office:value="184.67" table:style-name="ce1">
            <text:p>184.67</text:p>
          </table:table-cell>
          <table:table-cell office:value-type="float" office:value="185.22" table:style-name="ce1">
            <text:p>185.22</text:p>
          </table:table-cell>
          <table:table-cell office:value-type="float" office:value="-0.55000000000000004" table:style-name="ce1">
            <text:p>-0.55</text:p>
          </table:table-cell>
          <table:table-cell office:value-type="float" office:value="184.86" table:style-name="ce1">
            <text:p>184.86</text:p>
          </table:table-cell>
          <table:table-cell office:value-type="float" office:value="185.15666669999999" table:style-name="ce1">
            <text:p>185.1566667</text:p>
          </table:table-cell>
          <table:table-cell office:value-type="float" office:value="-0.296666667" table:style-name="ce1">
            <text:p>-0.296666667</text:p>
          </table:table-cell>
          <table:table-cell office:value-type="float" office:value="186.57" table:style-name="ce1">
            <text:p>186.57</text:p>
          </table:table-cell>
          <table:table-cell office:value-type="float" office:value="184.28" table:style-name="ce1">
            <text:p>184.28</text:p>
          </table:table-cell>
          <table:table-cell table:number-columns-repeated="16375"/>
        </table:table-row>
        <table:table-row table:style-name="ro1">
          <table:table-cell office:value-type="date" office:date-value="2013-08-20T00:00:00" table:style-name="ce2">
            <text:p>20-08-2013</text:p>
          </table:table-cell>
          <table:table-cell office:value-type="float" office:value="184.37" table:style-name="ce1">
            <text:p>184.37</text:p>
          </table:table-cell>
          <table:table-cell office:value-type="float" office:value="184.8966667" table:style-name="ce1">
            <text:p>184.8966667</text:p>
          </table:table-cell>
          <table:table-cell office:value-type="float" office:value="-0.52666666699999998" table:style-name="ce1">
            <text:p>-0.526666667</text:p>
          </table:table-cell>
          <table:table-cell office:value-type="float" office:value="184.56" table:style-name="ce1">
            <text:p>184.56</text:p>
          </table:table-cell>
          <table:table-cell office:value-type="float" office:value="184.87" table:style-name="ce1">
            <text:p>184.87</text:p>
          </table:table-cell>
          <table:table-cell office:value-type="float" office:value="-0.31" table:style-name="ce1">
            <text:p>-0.31</text:p>
          </table:table-cell>
          <table:table-cell office:value-type="float" office:value="185.63" table:style-name="ce1">
            <text:p>185.63</text:p>
          </table:table-cell>
          <table:table-cell office:value-type="float" office:value="183.16849999999999" table:style-name="ce1">
            <text:p>183.1685</text:p>
          </table:table-cell>
          <table:table-cell table:number-columns-repeated="16375"/>
        </table:table-row>
        <table:table-row table:style-name="ro1">
          <table:table-cell office:value-type="date" office:date-value="2013-08-19T00:00:00" table:style-name="ce2">
            <text:p>19-08-2013</text:p>
          </table:table-cell>
          <table:table-cell office:value-type="float" office:value="185.3" table:style-name="ce1">
            <text:p>185.3</text:p>
          </table:table-cell>
          <table:table-cell office:value-type="float" office:value="184.78" table:style-name="ce1">
            <text:p>184.78</text:p>
          </table:table-cell>
          <table:table-cell office:value-type="float" office:value="0.52" table:style-name="ce1">
            <text:p>0.52</text:p>
          </table:table-cell>
          <table:table-cell office:value-type="float" office:value="184.23" table:style-name="ce1">
            <text:p>184.23</text:p>
          </table:table-cell>
          <table:table-cell office:value-type="float" office:value="184.55" table:style-name="ce1">
            <text:p>184.55</text:p>
          </table:table-cell>
          <table:table-cell office:value-type="float" office:value="-0.32" table:style-name="ce1">
            <text:p>-0.32</text:p>
          </table:table-cell>
          <table:table-cell office:value-type="float" office:value="186.5" table:style-name="ce1">
            <text:p>186.5</text:p>
          </table:table-cell>
          <table:table-cell office:value-type="float" office:value="183.9787" table:style-name="ce1">
            <text:p>183.9787</text:p>
          </table:table-cell>
          <table:table-cell table:number-columns-repeated="16375"/>
        </table:table-row>
        <table:table-row table:style-name="ro1">
          <table:table-cell office:value-type="date" office:date-value="2013-08-16T00:00:00" table:style-name="ce2">
            <text:p>16-08-2013</text:p>
          </table:table-cell>
          <table:table-cell office:value-type="float" office:value="185.54" table:style-name="ce1">
            <text:p>185.54</text:p>
          </table:table-cell>
          <table:table-cell office:value-type="float" office:value="185.07" table:style-name="ce1">
            <text:p>185.07</text:p>
          </table:table-cell>
          <table:table-cell office:value-type="float" office:value="0.47" table:style-name="ce1">
            <text:p>0.47</text:p>
          </table:table-cell>
          <table:table-cell office:value-type="float" office:value="185.34" table:style-name="ce1">
            <text:p>185.34</text:p>
          </table:table-cell>
          <table:table-cell office:value-type="float" office:value="184.71" table:style-name="ce1">
            <text:p>184.71</text:p>
          </table:table-cell>
          <table:table-cell office:value-type="float" office:value="0.63" table:style-name="ce1">
            <text:p>0.63</text:p>
          </table:table-cell>
          <table:table-cell office:value-type="float" office:value="186.46" table:style-name="ce1">
            <text:p>186.46</text:p>
          </table:table-cell>
          <table:table-cell office:value-type="float" office:value="185.34" table:style-name="ce1">
            <text:p>185.34</text:p>
          </table:table-cell>
          <table:table-cell table:number-columns-repeated="16375"/>
        </table:table-row>
        <table:table-row table:style-name="ro1">
          <table:table-cell office:value-type="date" office:date-value="2013-08-15T00:00:00" table:style-name="ce2">
            <text:p>15-08-2013</text:p>
          </table:table-cell>
          <table:table-cell office:value-type="float" office:value="186.23" table:style-name="ce1">
            <text:p>186.23</text:p>
          </table:table-cell>
          <table:table-cell office:value-type="float" office:value="185.69" table:style-name="ce1">
            <text:p>185.69</text:p>
          </table:table-cell>
          <table:table-cell office:value-type="float" office:value="0.54" table:style-name="ce1">
            <text:p>0.54</text:p>
          </table:table-cell>
          <table:table-cell office:value-type="float" office:value="185.79" table:style-name="ce1">
            <text:p>185.79</text:p>
          </table:table-cell>
          <table:table-cell office:value-type="float" office:value="185.12" table:style-name="ce1">
            <text:p>185.12</text:p>
          </table:table-cell>
          <table:table-cell office:value-type="float" office:value="0.67" table:style-name="ce1">
            <text:p>0.67</text:p>
          </table:table-cell>
          <table:table-cell office:value-type="float" office:value="187" table:style-name="ce1">
            <text:p>187</text:p>
          </table:table-cell>
          <table:table-cell office:value-type="float" office:value="185.45" table:style-name="ce1">
            <text:p>185.45</text:p>
          </table:table-cell>
          <table:table-cell table:number-columns-repeated="16375"/>
        </table:table-row>
        <table:table-row table:style-name="ro1">
          <table:table-cell office:value-type="date" office:date-value="2013-08-14T00:00:00" table:style-name="ce2">
            <text:p>14-08-2013</text:p>
          </table:table-cell>
          <table:table-cell office:value-type="float" office:value="188.58" table:style-name="ce1">
            <text:p>188.58</text:p>
          </table:table-cell>
          <table:table-cell office:value-type="float" office:value="186.78333330000001" table:style-name="ce1">
            <text:p>186.7833333</text:p>
          </table:table-cell>
          <table:table-cell office:value-type="float" office:value="1.796666667" table:style-name="ce1">
            <text:p>1.796666667</text:p>
          </table:table-cell>
          <table:table-cell office:value-type="float" office:value="187.53" table:style-name="ce1">
            <text:p>187.53</text:p>
          </table:table-cell>
          <table:table-cell office:value-type="float" office:value="186.22" table:style-name="ce1">
            <text:p>186.22</text:p>
          </table:table-cell>
          <table:table-cell office:value-type="float" office:value="1.31" table:style-name="ce1">
            <text:p>1.31</text:p>
          </table:table-cell>
          <table:table-cell office:value-type="float" office:value="188.92599999999999" table:style-name="ce1">
            <text:p>188.926</text:p>
          </table:table-cell>
          <table:table-cell office:value-type="float" office:value="187.3" table:style-name="ce1">
            <text:p>187.3</text:p>
          </table:table-cell>
          <table:table-cell table:number-columns-repeated="16375"/>
        </table:table-row>
        <table:table-row table:style-name="ro1">
          <table:table-cell office:value-type="date" office:date-value="2013-08-13T00:00:00" table:style-name="ce2">
            <text:p>13-08-2013</text:p>
          </table:table-cell>
          <table:table-cell office:value-type="float" office:value="189.54" table:style-name="ce1">
            <text:p>189.54</text:p>
          </table:table-cell>
          <table:table-cell office:value-type="float" office:value="188.1166667" table:style-name="ce1">
            <text:p>188.1166667</text:p>
          </table:table-cell>
          <table:table-cell office:value-type="float" office:value="1.423333333" table:style-name="ce1">
            <text:p>1.423333333</text:p>
          </table:table-cell>
          <table:table-cell office:value-type="float" office:value="188.42" table:style-name="ce1">
            <text:p>188.42</text:p>
          </table:table-cell>
          <table:table-cell office:value-type="float" office:value="187.24666669999999" table:style-name="ce1">
            <text:p>187.2466667</text:p>
          </table:table-cell>
          <table:table-cell office:value-type="float" office:value="1.173333333" table:style-name="ce1">
            <text:p>1.173333333</text:p>
          </table:table-cell>
          <table:table-cell office:value-type="float" office:value="189.99" table:style-name="ce1">
            <text:p>189.99</text:p>
          </table:table-cell>
          <table:table-cell office:value-type="float" office:value="187.56" table:style-name="ce1">
            <text:p>187.56</text:p>
          </table:table-cell>
          <table:table-cell table:number-columns-repeated="16375"/>
        </table:table-row>
        <table:table-row table:style-name="ro1">
          <table:table-cell office:value-type="date" office:date-value="2013-08-12T00:00:00" table:style-name="ce2">
            <text:p>12-08-2013</text:p>
          </table:table-cell>
          <table:table-cell office:value-type="float" office:value="186.97" table:style-name="ce1">
            <text:p>186.97</text:p>
          </table:table-cell>
          <table:table-cell office:value-type="float" office:value="188.36333329999999" table:style-name="ce1">
            <text:p>188.3633333</text:p>
          </table:table-cell>
          <table:table-cell office:value-type="float" office:value="-1.393333333" table:style-name="ce1">
            <text:p>-1.393333333</text:p>
          </table:table-cell>
          <table:table-cell office:value-type="float" office:value="189.09" table:style-name="ce1">
            <text:p>189.09</text:p>
          </table:table-cell>
          <table:table-cell office:value-type="float" office:value="188.34666669999999" table:style-name="ce1">
            <text:p>188.3466667</text:p>
          </table:table-cell>
          <table:table-cell office:value-type="float" office:value="0.74333333300000004" table:style-name="ce1">
            <text:p>0.743333333</text:p>
          </table:table-cell>
          <table:table-cell office:value-type="float" office:value="189.55600000000001" table:style-name="ce1">
            <text:p>189.556</text:p>
          </table:table-cell>
          <table:table-cell office:value-type="float" office:value="186.89" table:style-name="ce1">
            <text:p>186.89</text:p>
          </table:table-cell>
          <table:table-cell table:number-columns-repeated="16375"/>
        </table:table-row>
        <table:table-row table:style-name="ro1">
          <table:table-cell office:value-type="date" office:date-value="2013-08-09T00:00:00" table:style-name="ce2">
            <text:p>09-08-2013</text:p>
          </table:table-cell>
          <table:table-cell office:value-type="float" office:value="188" table:style-name="ce1">
            <text:p>188</text:p>
          </table:table-cell>
          <table:table-cell office:value-type="float" office:value="188.17" table:style-name="ce1">
            <text:p>188.17</text:p>
          </table:table-cell>
          <table:table-cell office:value-type="float" office:value="-0.17" table:style-name="ce1">
            <text:p>-0.17</text:p>
          </table:table-cell>
          <table:table-cell office:value-type="float" office:value="187.82" table:style-name="ce1">
            <text:p>187.82</text:p>
          </table:table-cell>
          <table:table-cell office:value-type="float" office:value="188.44333330000001" table:style-name="ce1">
            <text:p>188.4433333</text:p>
          </table:table-cell>
          <table:table-cell office:value-type="float" office:value="-0.62333333300000004" table:style-name="ce1">
            <text:p>-0.623333333</text:p>
          </table:table-cell>
          <table:table-cell office:value-type="float" office:value="189.16" table:style-name="ce1">
            <text:p>189.16</text:p>
          </table:table-cell>
          <table:table-cell office:value-type="float" office:value="187" table:style-name="ce1">
            <text:p>187</text:p>
          </table:table-cell>
          <table:table-cell table:number-columns-repeated="16375"/>
        </table:table-row>
        <table:table-row table:style-name="ro1">
          <table:table-cell office:value-type="date" office:date-value="2013-08-08T00:00:00" table:style-name="ce2">
            <text:p>08-08-2013</text:p>
          </table:table-cell>
          <table:table-cell office:value-type="float" office:value="189.45" table:style-name="ce1">
            <text:p>189.45</text:p>
          </table:table-cell>
          <table:table-cell office:value-type="float" office:value="188.14" table:style-name="ce1">
            <text:p>188.14</text:p>
          </table:table-cell>
          <table:table-cell office:value-type="float" office:value="1.31" table:style-name="ce1">
            <text:p>1.31</text:p>
          </table:table-cell>
          <table:table-cell office:value-type="float" office:value="187.93" table:style-name="ce1">
            <text:p>187.93</text:p>
          </table:table-cell>
          <table:table-cell office:value-type="float" office:value="188.28" table:style-name="ce1">
            <text:p>188.28</text:p>
          </table:table-cell>
          <table:table-cell office:value-type="float" office:value="-0.35" table:style-name="ce1">
            <text:p>-0.35</text:p>
          </table:table-cell>
          <table:table-cell office:value-type="float" office:value="189.87" table:style-name="ce1">
            <text:p>189.87</text:p>
          </table:table-cell>
          <table:table-cell office:value-type="float" office:value="186.79" table:style-name="ce1">
            <text:p>186.79</text:p>
          </table:table-cell>
          <table:table-cell table:number-columns-repeated="16375"/>
        </table:table-row>
        <table:table-row table:style-name="ro1">
          <table:table-cell office:value-type="date" office:date-value="2013-08-07T00:00:00" table:style-name="ce2">
            <text:p>07-08-2013</text:p>
          </table:table-cell>
          <table:table-cell office:value-type="float" office:value="189.6" table:style-name="ce1">
            <text:p>189.6</text:p>
          </table:table-cell>
          <table:table-cell office:value-type="float" office:value="189.0166667" table:style-name="ce1">
            <text:p>189.0166667</text:p>
          </table:table-cell>
          <table:table-cell office:value-type="float" office:value="0.58333333300000001" table:style-name="ce1">
            <text:p>0.583333333</text:p>
          </table:table-cell>
          <table:table-cell office:value-type="float" office:value="188.56" table:style-name="ce1">
            <text:p>188.56</text:p>
          </table:table-cell>
          <table:table-cell office:value-type="float" office:value="188.1033333" table:style-name="ce1">
            <text:p>188.1033333</text:p>
          </table:table-cell>
          <table:table-cell office:value-type="float" office:value="0.45666666700000003" table:style-name="ce1">
            <text:p>0.456666667</text:p>
          </table:table-cell>
          <table:table-cell office:value-type="float" office:value="189.93" table:style-name="ce1">
            <text:p>189.93</text:p>
          </table:table-cell>
          <table:table-cell office:value-type="float" office:value="188.05" table:style-name="ce1">
            <text:p>188.05</text:p>
          </table:table-cell>
          <table:table-cell table:number-columns-repeated="16375"/>
        </table:table-row>
        <table:table-row table:style-name="ro1">
          <table:table-cell office:value-type="date" office:date-value="2013-08-06T00:00:00" table:style-name="ce2">
            <text:p>06-08-2013</text:p>
          </table:table-cell>
          <table:table-cell office:value-type="float" office:value="192.26" table:style-name="ce1">
            <text:p>192.26</text:p>
          </table:table-cell>
          <table:table-cell office:value-type="float" office:value="190.43666669999999" table:style-name="ce1">
            <text:p>190.4366667</text:p>
          </table:table-cell>
          <table:table-cell office:value-type="float" office:value="1.8233333329999999" table:style-name="ce1">
            <text:p>1.823333333</text:p>
          </table:table-cell>
          <table:table-cell office:value-type="float" office:value="190.99" table:style-name="ce1">
            <text:p>190.99</text:p>
          </table:table-cell>
          <table:table-cell office:value-type="float" office:value="189.16" table:style-name="ce1">
            <text:p>189.16</text:p>
          </table:table-cell>
          <table:table-cell office:value-type="float" office:value="1.83" table:style-name="ce1">
            <text:p>1.83</text:p>
          </table:table-cell>
          <table:table-cell office:value-type="float" office:value="192.51" table:style-name="ce1">
            <text:p>192.51</text:p>
          </table:table-cell>
          <table:table-cell office:value-type="float" office:value="190.27" table:style-name="ce1">
            <text:p>190.27</text:p>
          </table:table-cell>
          <table:table-cell table:number-columns-repeated="16375"/>
        </table:table-row>
        <table:table-row table:style-name="ro1">
          <table:table-cell office:value-type="date" office:date-value="2013-08-05T00:00:00" table:style-name="ce2">
            <text:p>05-08-2013</text:p>
          </table:table-cell>
          <table:table-cell office:value-type="float" office:value="195.16" table:style-name="ce1">
            <text:p>195.16</text:p>
          </table:table-cell>
          <table:table-cell office:value-type="float" office:value="192.34" table:style-name="ce1">
            <text:p>192.34</text:p>
          </table:table-cell>
          <table:table-cell office:value-type="float" office:value="2.82" table:style-name="ce1">
            <text:p>2.82</text:p>
          </table:table-cell>
          <table:table-cell office:value-type="float" office:value="195.5" table:style-name="ce1">
            <text:p>195.5</text:p>
          </table:table-cell>
          <table:table-cell office:value-type="float" office:value="191.68333329999999" table:style-name="ce1">
            <text:p>191.6833333</text:p>
          </table:table-cell>
          <table:table-cell office:value-type="float" office:value="3.8166666669999998" table:style-name="ce1">
            <text:p>3.816666667</text:p>
          </table:table-cell>
          <table:table-cell office:value-type="float" office:value="195.88" table:style-name="ce1">
            <text:p>195.88</text:p>
          </table:table-cell>
          <table:table-cell office:value-type="float" office:value="194.35" table:style-name="ce1">
            <text:p>194.35</text:p>
          </table:table-cell>
          <table:table-cell table:number-columns-repeated="16375"/>
        </table:table-row>
        <table:table-row table:style-name="ro1">
          <table:table-cell office:value-type="date" office:date-value="2013-08-02T00:00:00" table:style-name="ce2">
            <text:p>02-08-2013</text:p>
          </table:table-cell>
          <table:table-cell office:value-type="float" office:value="195.5" table:style-name="ce1">
            <text:p>195.5</text:p>
          </table:table-cell>
          <table:table-cell office:value-type="float" office:value="194.30666669999999" table:style-name="ce1">
            <text:p>194.3066667</text:p>
          </table:table-cell>
          <table:table-cell office:value-type="float" office:value="1.193333333" table:style-name="ce1">
            <text:p>1.193333333</text:p>
          </table:table-cell>
          <table:table-cell office:value-type="float" office:value="195.16" table:style-name="ce1">
            <text:p>195.16</text:p>
          </table:table-cell>
          <table:table-cell office:value-type="float" office:value="193.8833333" table:style-name="ce1">
            <text:p>193.8833333</text:p>
          </table:table-cell>
          <table:table-cell office:value-type="float" office:value="1.276666667" table:style-name="ce1">
            <text:p>1.276666667</text:p>
          </table:table-cell>
          <table:table-cell office:value-type="float" office:value="195.5" table:style-name="ce1">
            <text:p>195.5</text:p>
          </table:table-cell>
          <table:table-cell office:value-type="float" office:value="193.22149999999999" table:style-name="ce1">
            <text:p>193.2215</text:p>
          </table:table-cell>
          <table:table-cell table:number-columns-repeated="16375"/>
        </table:table-row>
        <table:table-row table:style-name="ro1">
          <table:table-cell office:value-type="date" office:date-value="2013-08-01T00:00:00" table:style-name="ce2">
            <text:p>01-08-2013</text:p>
          </table:table-cell>
          <table:table-cell office:value-type="float" office:value="196.65" table:style-name="ce1">
            <text:p>196.65</text:p>
          </table:table-cell>
          <table:table-cell office:value-type="float" office:value="195.77" table:style-name="ce1">
            <text:p>195.77</text:p>
          </table:table-cell>
          <table:table-cell office:value-type="float" office:value="0.88" table:style-name="ce1">
            <text:p>0.88</text:p>
          </table:table-cell>
          <table:table-cell office:value-type="float" office:value="195.81" table:style-name="ce1">
            <text:p>195.81</text:p>
          </table:table-cell>
          <table:table-cell office:value-type="float" office:value="195.49" table:style-name="ce1">
            <text:p>195.49</text:p>
          </table:table-cell>
          <table:table-cell office:value-type="float" office:value="0.32" table:style-name="ce1">
            <text:p>0.32</text:p>
          </table:table-cell>
          <table:table-cell office:value-type="float" office:value="197.17" table:style-name="ce1">
            <text:p>197.17</text:p>
          </table:table-cell>
          <table:table-cell office:value-type="float" office:value="195.41" table:style-name="ce1">
            <text:p>195.41</text:p>
          </table:table-cell>
          <table:table-cell table:number-columns-repeated="16375"/>
        </table:table-row>
        <table:table-row table:style-name="ro1">
          <table:table-cell office:value-type="date" office:date-value="2013-07-31T00:00:00" table:style-name="ce2">
            <text:p>31-07-2013</text:p>
          </table:table-cell>
          <table:table-cell office:value-type="float" office:value="194.49" table:style-name="ce1">
            <text:p>194.49</text:p>
          </table:table-cell>
          <table:table-cell office:value-type="float" office:value="195.5466667" table:style-name="ce1">
            <text:p>195.5466667</text:p>
          </table:table-cell>
          <table:table-cell office:value-type="float" office:value="-1.056666667" table:style-name="ce1">
            <text:p>-1.056666667</text:p>
          </table:table-cell>
          <table:table-cell office:value-type="float" office:value="195.04" table:style-name="ce1">
            <text:p>195.04</text:p>
          </table:table-cell>
          <table:table-cell office:value-type="float" office:value="195.33666669999999" table:style-name="ce1">
            <text:p>195.3366667</text:p>
          </table:table-cell>
          <table:table-cell office:value-type="float" office:value="-0.296666667" table:style-name="ce1">
            <text:p>-0.296666667</text:p>
          </table:table-cell>
          <table:table-cell office:value-type="float" office:value="196.90989999999999" table:style-name="ce1">
            <text:p>196.9099</text:p>
          </table:table-cell>
          <table:table-cell office:value-type="float" office:value="194.49" table:style-name="ce1">
            <text:p>194.49</text:p>
          </table:table-cell>
          <table:table-cell table:number-columns-repeated="16375"/>
        </table:table-row>
        <table:table-row table:style-name="ro1">
          <table:table-cell office:value-type="date" office:date-value="2013-07-30T00:00:00" table:style-name="ce2">
            <text:p>30-07-2013</text:p>
          </table:table-cell>
          <table:table-cell office:value-type="float" office:value="196.99" table:style-name="ce1">
            <text:p>196.99</text:p>
          </table:table-cell>
          <table:table-cell office:value-type="float" office:value="196.0433333" table:style-name="ce1">
            <text:p>196.0433333</text:p>
          </table:table-cell>
          <table:table-cell office:value-type="float" office:value="0.94666666700000002" table:style-name="ce1">
            <text:p>0.946666667</text:p>
          </table:table-cell>
          <table:table-cell office:value-type="float" office:value="196.01" table:style-name="ce1">
            <text:p>196.01</text:p>
          </table:table-cell>
          <table:table-cell office:value-type="float" office:value="195.62" table:style-name="ce1">
            <text:p>195.62</text:p>
          </table:table-cell>
          <table:table-cell office:value-type="float" office:value="0.39" table:style-name="ce1">
            <text:p>0.39</text:p>
          </table:table-cell>
          <table:table-cell office:value-type="float" office:value="197.83" table:style-name="ce1">
            <text:p>197.83</text:p>
          </table:table-cell>
          <table:table-cell office:value-type="float" office:value="195.81" table:style-name="ce1">
            <text:p>195.81</text:p>
          </table:table-cell>
          <table:table-cell table:number-columns-repeated="16375"/>
        </table:table-row>
        <table:table-row table:style-name="ro1">
          <table:table-cell office:value-type="date" office:date-value="2013-07-29T00:00:00" table:style-name="ce2">
            <text:p>29-07-2013</text:p>
          </table:table-cell>
          <table:table-cell office:value-type="float" office:value="196.83" table:style-name="ce1">
            <text:p>196.83</text:p>
          </table:table-cell>
          <table:table-cell office:value-type="float" office:value="196.1033333" table:style-name="ce1">
            <text:p>196.1033333</text:p>
          </table:table-cell>
          <table:table-cell office:value-type="float" office:value="0.72666666700000004" table:style-name="ce1">
            <text:p>0.726666667</text:p>
          </table:table-cell>
          <table:table-cell office:value-type="float" office:value="196.21" table:style-name="ce1">
            <text:p>196.21</text:p>
          </table:table-cell>
          <table:table-cell office:value-type="float" office:value="195.75333330000001" table:style-name="ce1">
            <text:p>195.7533333</text:p>
          </table:table-cell>
          <table:table-cell office:value-type="float" office:value="0.45666666700000003" table:style-name="ce1">
            <text:p>0.456666667</text:p>
          </table:table-cell>
          <table:table-cell office:value-type="float" office:value="197.19" table:style-name="ce1">
            <text:p>197.19</text:p>
          </table:table-cell>
          <table:table-cell office:value-type="float" office:value="195.53" table:style-name="ce1">
            <text:p>195.53</text:p>
          </table:table-cell>
          <table:table-cell table:number-columns-repeated="16375"/>
        </table:table-row>
        <table:table-row table:style-name="ro1">
          <table:table-cell office:value-type="date" office:date-value="2013-07-26T00:00:00" table:style-name="ce2">
            <text:p>26-07-2013</text:p>
          </table:table-cell>
          <table:table-cell office:value-type="float" office:value="196.59" table:style-name="ce1">
            <text:p>196.59</text:p>
          </table:table-cell>
          <table:table-cell office:value-type="float" office:value="196.80333329999999" table:style-name="ce1">
            <text:p>196.8033333</text:p>
          </table:table-cell>
          <table:table-cell office:value-type="float" office:value="-0.21333333300000001" table:style-name="ce1">
            <text:p>-0.213333333</text:p>
          </table:table-cell>
          <table:table-cell office:value-type="float" office:value="197.35" table:style-name="ce1">
            <text:p>197.35</text:p>
          </table:table-cell>
          <table:table-cell office:value-type="float" office:value="196.52333329999999" table:style-name="ce1">
            <text:p>196.5233333</text:p>
          </table:table-cell>
          <table:table-cell office:value-type="float" office:value="0.82666666700000002" table:style-name="ce1">
            <text:p>0.826666667</text:p>
          </table:table-cell>
          <table:table-cell office:value-type="float" office:value="197.37" table:style-name="ce1">
            <text:p>197.37</text:p>
          </table:table-cell>
          <table:table-cell office:value-type="float" office:value="195" table:style-name="ce1">
            <text:p>195</text:p>
          </table:table-cell>
          <table:table-cell table:number-columns-repeated="16375"/>
        </table:table-row>
        <table:table-row table:style-name="ro1">
          <table:table-cell office:value-type="date" office:date-value="2013-07-25T00:00:00" table:style-name="ce2">
            <text:p>25-07-2013</text:p>
          </table:table-cell>
          <table:table-cell office:value-type="float" office:value="196.3" table:style-name="ce1">
            <text:p>196.3</text:p>
          </table:table-cell>
          <table:table-cell office:value-type="float" office:value="196.5733333" table:style-name="ce1">
            <text:p>196.5733333</text:p>
          </table:table-cell>
          <table:table-cell office:value-type="float" office:value="-0.27333333300000001" table:style-name="ce1">
            <text:p>-0.273333333</text:p>
          </table:table-cell>
          <table:table-cell office:value-type="float" office:value="197.22" table:style-name="ce1">
            <text:p>197.22</text:p>
          </table:table-cell>
          <table:table-cell office:value-type="float" office:value="196.9266667" table:style-name="ce1">
            <text:p>196.9266667</text:p>
          </table:table-cell>
          <table:table-cell office:value-type="float" office:value="0.29333333299999997" table:style-name="ce1">
            <text:p>0.293333333</text:p>
          </table:table-cell>
          <table:table-cell office:value-type="float" office:value="197.83" table:style-name="ce1">
            <text:p>197.83</text:p>
          </table:table-cell>
          <table:table-cell office:value-type="float" office:value="195.66" table:style-name="ce1">
            <text:p>195.66</text:p>
          </table:table-cell>
          <table:table-cell table:number-columns-repeated="16375"/>
        </table:table-row>
        <table:table-row table:style-name="ro1">
          <table:table-cell office:value-type="date" office:date-value="2013-07-24T00:00:00" table:style-name="ce2">
            <text:p>24-07-2013</text:p>
          </table:table-cell>
          <table:table-cell office:value-type="float" office:value="195.95" table:style-name="ce1">
            <text:p>195.95</text:p>
          </table:table-cell>
          <table:table-cell office:value-type="float" office:value="196.28" table:style-name="ce1">
            <text:p>196.28</text:p>
          </table:table-cell>
          <table:table-cell office:value-type="float" office:value="-0.33" table:style-name="ce1">
            <text:p>-0.33</text:p>
          </table:table-cell>
          <table:table-cell office:value-type="float" office:value="196.61" table:style-name="ce1">
            <text:p>196.61</text:p>
          </table:table-cell>
          <table:table-cell office:value-type="float" office:value="197.06" table:style-name="ce1">
            <text:p>197.06</text:p>
          </table:table-cell>
          <table:table-cell office:value-type="float" office:value="-0.45" table:style-name="ce1">
            <text:p>-0.45</text:p>
          </table:table-cell>
          <table:table-cell office:value-type="float" office:value="197.3" table:style-name="ce1">
            <text:p>197.3</text:p>
          </table:table-cell>
          <table:table-cell office:value-type="float" office:value="195.86099999999999" table:style-name="ce1">
            <text:p>195.861</text:p>
          </table:table-cell>
          <table:table-cell table:number-columns-repeated="16375"/>
        </table:table-row>
        <table:table-row table:style-name="ro1">
          <table:table-cell office:value-type="date" office:date-value="2013-07-23T00:00:00" table:style-name="ce2">
            <text:p>23-07-2013</text:p>
          </table:table-cell>
          <table:table-cell office:value-type="float" office:value="194.21" table:style-name="ce1">
            <text:p>194.21</text:p>
          </table:table-cell>
          <table:table-cell office:value-type="float" office:value="195.4866667" table:style-name="ce1">
            <text:p>195.4866667</text:p>
          </table:table-cell>
          <table:table-cell office:value-type="float" office:value="-1.276666667" table:style-name="ce1">
            <text:p>-1.276666667</text:p>
          </table:table-cell>
          <table:table-cell office:value-type="float" office:value="194.98" table:style-name="ce1">
            <text:p>194.98</text:p>
          </table:table-cell>
          <table:table-cell office:value-type="float" office:value="196.27" table:style-name="ce1">
            <text:p>196.27</text:p>
          </table:table-cell>
          <table:table-cell office:value-type="float" office:value="-1.29" table:style-name="ce1">
            <text:p>-1.29</text:p>
          </table:table-cell>
          <table:table-cell office:value-type="float" office:value="196.43" table:style-name="ce1">
            <text:p>196.43</text:p>
          </table:table-cell>
          <table:table-cell office:value-type="float" office:value="194.1" table:style-name="ce1">
            <text:p>194.1</text:p>
          </table:table-cell>
          <table:table-cell table:number-columns-repeated="16375"/>
        </table:table-row>
        <table:table-row table:style-name="ro1">
          <table:table-cell office:value-type="date" office:date-value="2013-07-22T00:00:00" table:style-name="ce2">
            <text:p>22-07-2013</text:p>
          </table:table-cell>
          <table:table-cell office:value-type="float" office:value="193.4" table:style-name="ce1">
            <text:p>193.4</text:p>
          </table:table-cell>
          <table:table-cell office:value-type="float" office:value="194.52" table:style-name="ce1">
            <text:p>194.52</text:p>
          </table:table-cell>
          <table:table-cell office:value-type="float" office:value="-1.1200000000000001" table:style-name="ce1">
            <text:p>-1.12</text:p>
          </table:table-cell>
          <table:table-cell office:value-type="float" office:value="194.09" table:style-name="ce1">
            <text:p>194.09</text:p>
          </table:table-cell>
          <table:table-cell office:value-type="float" office:value="195.22666670000001" table:style-name="ce1">
            <text:p>195.2266667</text:p>
          </table:table-cell>
          <table:table-cell office:value-type="float" office:value="-1.1366666670000001" table:style-name="ce1">
            <text:p>-1.136666667</text:p>
          </table:table-cell>
          <table:table-cell office:value-type="float" office:value="195.79" table:style-name="ce1">
            <text:p>195.79</text:p>
          </table:table-cell>
          <table:table-cell office:value-type="float" office:value="193.28039999999999" table:style-name="ce1">
            <text:p>193.2804</text:p>
          </table:table-cell>
          <table:table-cell table:number-columns-repeated="16375"/>
        </table:table-row>
        <table:table-row table:style-name="ro1">
          <table:table-cell office:value-type="date" office:date-value="2013-07-19T00:00:00" table:style-name="ce2">
            <text:p>19-07-2013</text:p>
          </table:table-cell>
          <table:table-cell office:value-type="float" office:value="197.91" table:style-name="ce1">
            <text:p>197.91</text:p>
          </table:table-cell>
          <table:table-cell office:value-type="float" office:value="195.1733333" table:style-name="ce1">
            <text:p>195.1733333</text:p>
          </table:table-cell>
          <table:table-cell office:value-type="float" office:value="2.7366666670000002" table:style-name="ce1">
            <text:p>2.736666667</text:p>
          </table:table-cell>
          <table:table-cell office:value-type="float" office:value="193.54" table:style-name="ce1">
            <text:p>193.54</text:p>
          </table:table-cell>
          <table:table-cell office:value-type="float" office:value="194.2033333" table:style-name="ce1">
            <text:p>194.2033333</text:p>
          </table:table-cell>
          <table:table-cell office:value-type="float" office:value="-0.66333333299999997" table:style-name="ce1">
            <text:p>-0.663333333</text:p>
          </table:table-cell>
          <table:table-cell office:value-type="float" office:value="197.99" table:style-name="ce1">
            <text:p>197.99</text:p>
          </table:table-cell>
          <table:table-cell office:value-type="float" office:value="193.24" table:style-name="ce1">
            <text:p>193.24</text:p>
          </table:table-cell>
          <table:table-cell table:number-columns-repeated="16375"/>
        </table:table-row>
        <table:table-row table:style-name="ro1">
          <table:table-cell office:value-type="date" office:date-value="2013-07-18T00:00:00" table:style-name="ce2">
            <text:p>18-07-2013</text:p>
          </table:table-cell>
          <table:table-cell office:value-type="float" office:value="198.27" table:style-name="ce1">
            <text:p>198.27</text:p>
          </table:table-cell>
          <table:table-cell office:value-type="float" office:value="196.52666669999999" table:style-name="ce1">
            <text:p>196.5266667</text:p>
          </table:table-cell>
          <table:table-cell office:value-type="float" office:value="1.743333333" table:style-name="ce1">
            <text:p>1.743333333</text:p>
          </table:table-cell>
          <table:table-cell office:value-type="float" office:value="197.99" table:style-name="ce1">
            <text:p>197.99</text:p>
          </table:table-cell>
          <table:table-cell office:value-type="float" office:value="195.2066667" table:style-name="ce1">
            <text:p>195.2066667</text:p>
          </table:table-cell>
          <table:table-cell office:value-type="float" office:value="2.7833333329999999" table:style-name="ce1">
            <text:p>2.783333333</text:p>
          </table:table-cell>
          <table:table-cell office:value-type="float" office:value="200.94" table:style-name="ce1">
            <text:p>200.94</text:p>
          </table:table-cell>
          <table:table-cell office:value-type="float" office:value="195.99" table:style-name="ce1">
            <text:p>195.99</text:p>
          </table:table-cell>
          <table:table-cell table:number-columns-repeated="16375"/>
        </table:table-row>
        <table:table-row table:style-name="ro1">
          <table:table-cell office:value-type="date" office:date-value="2013-07-17T00:00:00" table:style-name="ce2">
            <text:p>17-07-2013</text:p>
          </table:table-cell>
          <table:table-cell office:value-type="float" office:value="194.72" table:style-name="ce1">
            <text:p>194.72</text:p>
          </table:table-cell>
          <table:table-cell office:value-type="float" office:value="196.96666669999999" table:style-name="ce1">
            <text:p>196.9666667</text:p>
          </table:table-cell>
          <table:table-cell office:value-type="float" office:value="-2.246666667" table:style-name="ce1">
            <text:p>-2.246666667</text:p>
          </table:table-cell>
          <table:table-cell office:value-type="float" office:value="194.55" table:style-name="ce1">
            <text:p>194.55</text:p>
          </table:table-cell>
          <table:table-cell office:value-type="float" office:value="195.36" table:style-name="ce1">
            <text:p>195.36</text:p>
          </table:table-cell>
          <table:table-cell office:value-type="float" office:value="-0.81" table:style-name="ce1">
            <text:p>-0.81</text:p>
          </table:table-cell>
          <table:table-cell office:value-type="float" office:value="194.89" table:style-name="ce1">
            <text:p>194.89</text:p>
          </table:table-cell>
          <table:table-cell office:value-type="float" office:value="193.03" table:style-name="ce1">
            <text:p>193.03</text:p>
          </table:table-cell>
          <table:table-cell table:number-columns-repeated="16375"/>
        </table:table-row>
        <table:table-row table:style-name="ro1">
          <table:table-cell office:value-type="date" office:date-value="2013-07-16T00:00:00" table:style-name="ce2">
            <text:p>16-07-2013</text:p>
          </table:table-cell>
          <table:table-cell office:value-type="float" office:value="194.04" table:style-name="ce1">
            <text:p>194.04</text:p>
          </table:table-cell>
          <table:table-cell office:value-type="float" office:value="195.6766667" table:style-name="ce1">
            <text:p>195.6766667</text:p>
          </table:table-cell>
          <table:table-cell office:value-type="float" office:value="-1.6366666670000001" table:style-name="ce1">
            <text:p>-1.636666667</text:p>
          </table:table-cell>
          <table:table-cell office:value-type="float" office:value="193.85" table:style-name="ce1">
            <text:p>193.85</text:p>
          </table:table-cell>
          <table:table-cell office:value-type="float" office:value="195.46333329999999" table:style-name="ce1">
            <text:p>195.4633333</text:p>
          </table:table-cell>
          <table:table-cell office:value-type="float" office:value="-1.6133333329999999" table:style-name="ce1">
            <text:p>-1.613333333</text:p>
          </table:table-cell>
          <table:table-cell office:value-type="float" office:value="194.58" table:style-name="ce1">
            <text:p>194.58</text:p>
          </table:table-cell>
          <table:table-cell office:value-type="float" office:value="192.685" table:style-name="ce1">
            <text:p>192.685</text:p>
          </table:table-cell>
          <table:table-cell table:number-columns-repeated="16375"/>
        </table:table-row>
        <table:table-row table:style-name="ro1">
          <table:table-cell office:value-type="date" office:date-value="2013-07-15T00:00:00" table:style-name="ce2">
            <text:p>15-07-2013</text:p>
          </table:table-cell>
          <table:table-cell office:value-type="float" office:value="192.42" table:style-name="ce1">
            <text:p>192.42</text:p>
          </table:table-cell>
          <table:table-cell office:value-type="float" office:value="193.72666670000001" table:style-name="ce1">
            <text:p>193.7266667</text:p>
          </table:table-cell>
          <table:table-cell office:value-type="float" office:value="-1.306666667" table:style-name="ce1">
            <text:p>-1.306666667</text:p>
          </table:table-cell>
          <table:table-cell office:value-type="float" office:value="194" table:style-name="ce1">
            <text:p>194</text:p>
          </table:table-cell>
          <table:table-cell office:value-type="float" office:value="194.1333333" table:style-name="ce1">
            <text:p>194.1333333</text:p>
          </table:table-cell>
          <table:table-cell office:value-type="float" office:value="-0.133333333" table:style-name="ce1">
            <text:p>-0.133333333</text:p>
          </table:table-cell>
          <table:table-cell office:value-type="float" office:value="194.89" table:style-name="ce1">
            <text:p>194.89</text:p>
          </table:table-cell>
          <table:table-cell office:value-type="float" office:value="191.68" table:style-name="ce1">
            <text:p>191.68</text:p>
          </table:table-cell>
          <table:table-cell table:number-columns-repeated="16375"/>
        </table:table-row>
        <table:table-row table:style-name="ro1">
          <table:table-cell office:value-type="date" office:date-value="2013-07-12T00:00:00" table:style-name="ce2">
            <text:p>12-07-2013</text:p>
          </table:table-cell>
          <table:table-cell office:value-type="float" office:value="193.07" table:style-name="ce1">
            <text:p>193.07</text:p>
          </table:table-cell>
          <table:table-cell office:value-type="float" office:value="193.1766667" table:style-name="ce1">
            <text:p>193.1766667</text:p>
          </table:table-cell>
          <table:table-cell office:value-type="float" office:value="-0.10666666700000001" table:style-name="ce1">
            <text:p>-0.106666667</text:p>
          </table:table-cell>
          <table:table-cell office:value-type="float" office:value="192.07" table:style-name="ce1">
            <text:p>192.07</text:p>
          </table:table-cell>
          <table:table-cell office:value-type="float" office:value="193.30666669999999" table:style-name="ce1">
            <text:p>193.3066667</text:p>
          </table:table-cell>
          <table:table-cell office:value-type="float" office:value="-1.2366666669999999" table:style-name="ce1">
            <text:p>-1.236666667</text:p>
          </table:table-cell>
          <table:table-cell office:value-type="float" office:value="193.69990000000001" table:style-name="ce1">
            <text:p>193.6999</text:p>
          </table:table-cell>
          <table:table-cell office:value-type="float" office:value="191.59010000000001" table:style-name="ce1">
            <text:p>191.5901</text:p>
          </table:table-cell>
          <table:table-cell table:number-columns-repeated="16375"/>
        </table:table-row>
        <table:table-row table:style-name="ro1">
          <table:table-cell office:value-type="date" office:date-value="2013-07-11T00:00:00" table:style-name="ce2">
            <text:p>11-07-2013</text:p>
          </table:table-cell>
          <table:table-cell office:value-type="float" office:value="193.78" table:style-name="ce1">
            <text:p>193.78</text:p>
          </table:table-cell>
          <table:table-cell office:value-type="float" office:value="193.09" table:style-name="ce1">
            <text:p>193.09</text:p>
          </table:table-cell>
          <table:table-cell office:value-type="float" office:value="0.69" table:style-name="ce1">
            <text:p>0.69</text:p>
          </table:table-cell>
          <table:table-cell office:value-type="float" office:value="192.8" table:style-name="ce1">
            <text:p>192.8</text:p>
          </table:table-cell>
          <table:table-cell office:value-type="float" office:value="192.9566667" table:style-name="ce1">
            <text:p>192.9566667</text:p>
          </table:table-cell>
          <table:table-cell office:value-type="float" office:value="-0.15666666700000001" table:style-name="ce1">
            <text:p>-0.156666667</text:p>
          </table:table-cell>
          <table:table-cell office:value-type="float" office:value="194.11" table:style-name="ce1">
            <text:p>194.11</text:p>
          </table:table-cell>
          <table:table-cell office:value-type="float" office:value="192.61" table:style-name="ce1">
            <text:p>192.61</text:p>
          </table:table-cell>
          <table:table-cell table:number-columns-repeated="16375"/>
        </table:table-row>
        <table:table-row table:style-name="ro1">
          <table:table-cell office:value-type="date" office:date-value="2013-07-10T00:00:00" table:style-name="ce2">
            <text:p>10-07-2013</text:p>
          </table:table-cell>
          <table:table-cell office:value-type="float" office:value="191.51" table:style-name="ce1">
            <text:p>191.51</text:p>
          </table:table-cell>
          <table:table-cell office:value-type="float" office:value="192.78666670000001" table:style-name="ce1">
            <text:p>192.7866667</text:p>
          </table:table-cell>
          <table:table-cell office:value-type="float" office:value="-1.276666667" table:style-name="ce1">
            <text:p>-1.276666667</text:p>
          </table:table-cell>
          <table:table-cell office:value-type="float" office:value="192.25" table:style-name="ce1">
            <text:p>192.25</text:p>
          </table:table-cell>
          <table:table-cell office:value-type="float" office:value="192.37333330000001" table:style-name="ce1">
            <text:p>192.3733333</text:p>
          </table:table-cell>
          <table:table-cell office:value-type="float" office:value="-0.123333333" table:style-name="ce1">
            <text:p>-0.123333333</text:p>
          </table:table-cell>
          <table:table-cell office:value-type="float" office:value="193.43" table:style-name="ce1">
            <text:p>193.43</text:p>
          </table:table-cell>
          <table:table-cell office:value-type="float" office:value="191.2714" table:style-name="ce1">
            <text:p>191.2714</text:p>
          </table:table-cell>
          <table:table-cell table:number-columns-repeated="16375"/>
        </table:table-row>
        <table:table-row table:style-name="ro1">
          <table:table-cell office:value-type="date" office:date-value="2013-07-09T00:00:00" table:style-name="ce2">
            <text:p>09-07-2013</text:p>
          </table:table-cell>
          <table:table-cell office:value-type="float" office:value="191.88" table:style-name="ce1">
            <text:p>191.88</text:p>
          </table:table-cell>
          <table:table-cell office:value-type="float" office:value="192.39" table:style-name="ce1">
            <text:p>192.39</text:p>
          </table:table-cell>
          <table:table-cell office:value-type="float" office:value="-0.51" table:style-name="ce1">
            <text:p>-0.51</text:p>
          </table:table-cell>
          <table:table-cell office:value-type="float" office:value="191.3" table:style-name="ce1">
            <text:p>191.3</text:p>
          </table:table-cell>
          <table:table-cell office:value-type="float" office:value="192.1166667" table:style-name="ce1">
            <text:p>192.1166667</text:p>
          </table:table-cell>
          <table:table-cell office:value-type="float" office:value="-0.81666666700000001" table:style-name="ce1">
            <text:p>-0.816666667</text:p>
          </table:table-cell>
          <table:table-cell office:value-type="float" office:value="192.8" table:style-name="ce1">
            <text:p>192.8</text:p>
          </table:table-cell>
          <table:table-cell office:value-type="float" office:value="190.78" table:style-name="ce1">
            <text:p>190.78</text:p>
          </table:table-cell>
          <table:table-cell table:number-columns-repeated="16375"/>
        </table:table-row>
        <table:table-row table:style-name="ro1">
          <table:table-cell office:value-type="date" office:date-value="2013-07-08T00:00:00" table:style-name="ce2">
            <text:p>08-07-2013</text:p>
          </table:table-cell>
          <table:table-cell office:value-type="float" office:value="195.6" table:style-name="ce1">
            <text:p>195.6</text:p>
          </table:table-cell>
          <table:table-cell office:value-type="float" office:value="192.99666669999999" table:style-name="ce1">
            <text:p>192.9966667</text:p>
          </table:table-cell>
          <table:table-cell office:value-type="float" office:value="2.6033333330000001" table:style-name="ce1">
            <text:p>2.603333333</text:p>
          </table:table-cell>
          <table:table-cell office:value-type="float" office:value="194.98" table:style-name="ce1">
            <text:p>194.98</text:p>
          </table:table-cell>
          <table:table-cell office:value-type="float" office:value="192.84333330000001" table:style-name="ce1">
            <text:p>192.8433333</text:p>
          </table:table-cell>
          <table:table-cell office:value-type="float" office:value="2.1366666670000001" table:style-name="ce1">
            <text:p>2.136666667</text:p>
          </table:table-cell>
          <table:table-cell office:value-type="float" office:value="195.78" table:style-name="ce1">
            <text:p>195.78</text:p>
          </table:table-cell>
          <table:table-cell office:value-type="float" office:value="194.61" table:style-name="ce1">
            <text:p>194.61</text:p>
          </table:table-cell>
          <table:table-cell table:number-columns-repeated="16375"/>
        </table:table-row>
        <table:table-row table:style-name="ro1">
          <table:table-cell office:value-type="date" office:date-value="2013-07-05T00:00:00" table:style-name="ce2">
            <text:p>05-07-2013</text:p>
          </table:table-cell>
          <table:table-cell office:value-type="float" office:value="194.49" table:style-name="ce1">
            <text:p>194.49</text:p>
          </table:table-cell>
          <table:table-cell office:value-type="float" office:value="193.99" table:style-name="ce1">
            <text:p>193.99</text:p>
          </table:table-cell>
          <table:table-cell office:value-type="float" office:value="0.5" table:style-name="ce1">
            <text:p>0.5</text:p>
          </table:table-cell>
          <table:table-cell office:value-type="float" office:value="194.93" table:style-name="ce1">
            <text:p>194.93</text:p>
          </table:table-cell>
          <table:table-cell office:value-type="float" office:value="193.7366667" table:style-name="ce1">
            <text:p>193.7366667</text:p>
          </table:table-cell>
          <table:table-cell office:value-type="float" office:value="1.193333333" table:style-name="ce1">
            <text:p>1.193333333</text:p>
          </table:table-cell>
          <table:table-cell office:value-type="float" office:value="195.16" table:style-name="ce1">
            <text:p>195.16</text:p>
          </table:table-cell>
          <table:table-cell office:value-type="float" office:value="192.35" table:style-name="ce1">
            <text:p>192.35</text:p>
          </table:table-cell>
          <table:table-cell table:number-columns-repeated="16375"/>
        </table:table-row>
        <table:table-row table:style-name="ro1">
          <table:table-cell office:value-type="date" office:date-value="2013-07-03T00:00:00" table:style-name="ce2">
            <text:p>03-07-2013</text:p>
          </table:table-cell>
          <table:table-cell office:value-type="float" office:value="190.98" table:style-name="ce1">
            <text:p>190.98</text:p>
          </table:table-cell>
          <table:table-cell office:value-type="float" office:value="193.69" table:style-name="ce1">
            <text:p>193.69</text:p>
          </table:table-cell>
          <table:table-cell office:value-type="float" office:value="-2.71" table:style-name="ce1">
            <text:p>-2.71</text:p>
          </table:table-cell>
          <table:table-cell office:value-type="float" office:value="193.25" table:style-name="ce1">
            <text:p>193.25</text:p>
          </table:table-cell>
          <table:table-cell office:value-type="float" office:value="194.38666670000001" table:style-name="ce1">
            <text:p>194.3866667</text:p>
          </table:table-cell>
          <table:table-cell office:value-type="float" office:value="-1.1366666670000001" table:style-name="ce1">
            <text:p>-1.136666667</text:p>
          </table:table-cell>
          <table:table-cell office:value-type="float" office:value="194.22" table:style-name="ce1">
            <text:p>194.22</text:p>
          </table:table-cell>
          <table:table-cell office:value-type="float" office:value="190.51" table:style-name="ce1">
            <text:p>190.51</text:p>
          </table:table-cell>
          <table:table-cell table:number-columns-repeated="16375"/>
        </table:table-row>
        <table:table-row table:style-name="ro1">
          <table:table-cell office:value-type="date" office:date-value="2013-07-02T00:00:00" table:style-name="ce2">
            <text:p>02-07-2013</text:p>
          </table:table-cell>
          <table:table-cell office:value-type="float" office:value="190.78" table:style-name="ce1">
            <text:p>190.78</text:p>
          </table:table-cell>
          <table:table-cell office:value-type="float" office:value="192.08333329999999" table:style-name="ce1">
            <text:p>192.0833333</text:p>
          </table:table-cell>
          <table:table-cell office:value-type="float" office:value="-1.3033333330000001" table:style-name="ce1">
            <text:p>-1.303333333</text:p>
          </table:table-cell>
          <table:table-cell office:value-type="float" office:value="191.5" table:style-name="ce1">
            <text:p>191.5</text:p>
          </table:table-cell>
          <table:table-cell office:value-type="float" office:value="193.22666670000001" table:style-name="ce1">
            <text:p>193.2266667</text:p>
          </table:table-cell>
          <table:table-cell office:value-type="float" office:value="-1.7266666669999999" table:style-name="ce1">
            <text:p>-1.726666667</text:p>
          </table:table-cell>
          <table:table-cell office:value-type="float" office:value="193.23" table:style-name="ce1">
            <text:p>193.23</text:p>
          </table:table-cell>
          <table:table-cell office:value-type="float" office:value="190.26" table:style-name="ce1">
            <text:p>190.26</text:p>
          </table:table-cell>
          <table:table-cell table:number-columns-repeated="16375"/>
        </table:table-row>
        <table:table-row table:style-name="ro1">
          <table:table-cell office:value-type="date" office:date-value="2013-07-01T00:00:00" table:style-name="ce2">
            <text:p>01-07-2013</text:p>
          </table:table-cell>
          <table:table-cell office:value-type="float" office:value="192.15" table:style-name="ce1">
            <text:p>192.15</text:p>
          </table:table-cell>
          <table:table-cell office:value-type="float" office:value="191.30333329999999" table:style-name="ce1">
            <text:p>191.3033333</text:p>
          </table:table-cell>
          <table:table-cell office:value-type="float" office:value="0.84666666700000004" table:style-name="ce1">
            <text:p>0.846666667</text:p>
          </table:table-cell>
          <table:table-cell office:value-type="float" office:value="191.28" table:style-name="ce1">
            <text:p>191.28</text:p>
          </table:table-cell>
          <table:table-cell office:value-type="float" office:value="192.01" table:style-name="ce1">
            <text:p>192.01</text:p>
          </table:table-cell>
          <table:table-cell office:value-type="float" office:value="-0.73" table:style-name="ce1">
            <text:p>-0.73</text:p>
          </table:table-cell>
          <table:table-cell office:value-type="float" office:value="193.8" table:style-name="ce1">
            <text:p>193.8</text:p>
          </table:table-cell>
          <table:table-cell office:value-type="float" office:value="191.12" table:style-name="ce1">
            <text:p>191.12</text:p>
          </table:table-cell>
          <table:table-cell table:number-columns-repeated="16375"/>
        </table:table-row>
        <table:table-row table:style-name="ro1">
          <table:table-cell office:value-type="date" office:date-value="2013-06-28T00:00:00" table:style-name="ce2">
            <text:p>28-06-2013</text:p>
          </table:table-cell>
          <table:table-cell office:value-type="float" office:value="191.73" table:style-name="ce1">
            <text:p>191.73</text:p>
          </table:table-cell>
          <table:table-cell office:value-type="float" office:value="191.55333329999999" table:style-name="ce1">
            <text:p>191.5533333</text:p>
          </table:table-cell>
          <table:table-cell office:value-type="float" office:value="0.176666667" table:style-name="ce1">
            <text:p>0.176666667</text:p>
          </table:table-cell>
          <table:table-cell office:value-type="float" office:value="191.11" table:style-name="ce1">
            <text:p>191.11</text:p>
          </table:table-cell>
          <table:table-cell office:value-type="float" office:value="191.2966667" table:style-name="ce1">
            <text:p>191.2966667</text:p>
          </table:table-cell>
          <table:table-cell office:value-type="float" office:value="-0.18666666700000001" table:style-name="ce1">
            <text:p>-0.186666667</text:p>
          </table:table-cell>
          <table:table-cell office:value-type="float" office:value="192.66" table:style-name="ce1">
            <text:p>192.66</text:p>
          </table:table-cell>
          <table:table-cell office:value-type="float" office:value="188.41" table:style-name="ce1">
            <text:p>188.41</text:p>
          </table:table-cell>
          <table:table-cell table:number-columns-repeated="16375"/>
        </table:table-row>
        <table:table-row table:style-name="ro1">
          <table:table-cell office:value-type="date" office:date-value="2013-06-27T00:00:00" table:style-name="ce2">
            <text:p>27-06-2013</text:p>
          </table:table-cell>
          <table:table-cell office:value-type="float" office:value="196.05" table:style-name="ce1">
            <text:p>196.05</text:p>
          </table:table-cell>
          <table:table-cell office:value-type="float" office:value="193.31" table:style-name="ce1">
            <text:p>193.31</text:p>
          </table:table-cell>
          <table:table-cell office:value-type="float" office:value="2.74" table:style-name="ce1">
            <text:p>2.74</text:p>
          </table:table-cell>
          <table:table-cell office:value-type="float" office:value="195.65" table:style-name="ce1">
            <text:p>195.65</text:p>
          </table:table-cell>
          <table:table-cell office:value-type="float" office:value="192.68" table:style-name="ce1">
            <text:p>192.68</text:p>
          </table:table-cell>
          <table:table-cell office:value-type="float" office:value="2.97" table:style-name="ce1">
            <text:p>2.97</text:p>
          </table:table-cell>
          <table:table-cell office:value-type="float" office:value="196.9" table:style-name="ce1">
            <text:p>196.9</text:p>
          </table:table-cell>
          <table:table-cell office:value-type="float" office:value="195.29" table:style-name="ce1">
            <text:p>195.29</text:p>
          </table:table-cell>
          <table:table-cell table:number-columns-repeated="16375"/>
        </table:table-row>
        <table:table-row table:style-name="ro1">
          <table:table-cell office:value-type="date" office:date-value="2013-06-26T00:00:00" table:style-name="ce2">
            <text:p>26-06-2013</text:p>
          </table:table-cell>
          <table:table-cell office:value-type="float" office:value="195.97" table:style-name="ce1">
            <text:p>195.97</text:p>
          </table:table-cell>
          <table:table-cell office:value-type="float" office:value="194.58333329999999" table:style-name="ce1">
            <text:p>194.5833333</text:p>
          </table:table-cell>
          <table:table-cell office:value-type="float" office:value="1.3866666670000001" table:style-name="ce1">
            <text:p>1.386666667</text:p>
          </table:table-cell>
          <table:table-cell office:value-type="float" office:value="194.86" table:style-name="ce1">
            <text:p>194.86</text:p>
          </table:table-cell>
          <table:table-cell office:value-type="float" office:value="193.87333330000001" table:style-name="ce1">
            <text:p>193.8733333</text:p>
          </table:table-cell>
          <table:table-cell office:value-type="float" office:value="0.98666666700000005" table:style-name="ce1">
            <text:p>0.986666667</text:p>
          </table:table-cell>
          <table:table-cell office:value-type="float" office:value="196.23" table:style-name="ce1">
            <text:p>196.23</text:p>
          </table:table-cell>
          <table:table-cell office:value-type="float" office:value="194.5" table:style-name="ce1">
            <text:p>194.5</text:p>
          </table:table-cell>
          <table:table-cell table:number-columns-repeated="16375"/>
        </table:table-row>
        <table:table-row table:style-name="ro1">
          <table:table-cell office:value-type="date" office:date-value="2013-06-25T00:00:00" table:style-name="ce2">
            <text:p>25-06-2013</text:p>
          </table:table-cell>
          <table:table-cell office:value-type="float" office:value="195.31" table:style-name="ce1">
            <text:p>195.31</text:p>
          </table:table-cell>
          <table:table-cell office:value-type="float" office:value="195.77666669999999" table:style-name="ce1">
            <text:p>195.7766667</text:p>
          </table:table-cell>
          <table:table-cell office:value-type="float" office:value="-0.46666666699999998" table:style-name="ce1">
            <text:p>-0.466666667</text:p>
          </table:table-cell>
          <table:table-cell office:value-type="float" office:value="194.98" table:style-name="ce1">
            <text:p>194.98</text:p>
          </table:table-cell>
          <table:table-cell office:value-type="float" office:value="195.16333330000001" table:style-name="ce1">
            <text:p>195.1633333</text:p>
          </table:table-cell>
          <table:table-cell office:value-type="float" office:value="-0.18333333299999999" table:style-name="ce1">
            <text:p>-0.183333333</text:p>
          </table:table-cell>
          <table:table-cell office:value-type="float" office:value="195.59" table:style-name="ce1">
            <text:p>195.59</text:p>
          </table:table-cell>
          <table:table-cell office:value-type="float" office:value="193.15" table:style-name="ce1">
            <text:p>193.15</text:p>
          </table:table-cell>
          <table:table-cell table:number-columns-repeated="16375"/>
        </table:table-row>
        <table:table-row table:style-name="ro1">
          <table:table-cell office:value-type="date" office:date-value="2013-06-24T00:00:00" table:style-name="ce2">
            <text:p>24-06-2013</text:p>
          </table:table-cell>
          <table:table-cell office:value-type="float" office:value="193.99" table:style-name="ce1">
            <text:p>193.99</text:p>
          </table:table-cell>
          <table:table-cell office:value-type="float" office:value="195.09" table:style-name="ce1">
            <text:p>195.09</text:p>
          </table:table-cell>
          <table:table-cell office:value-type="float" office:value="-1.1000000000000001" table:style-name="ce1">
            <text:p>-1.1</text:p>
          </table:table-cell>
          <table:table-cell office:value-type="float" office:value="193.54" table:style-name="ce1">
            <text:p>193.54</text:p>
          </table:table-cell>
          <table:table-cell office:value-type="float" office:value="194.46" table:style-name="ce1">
            <text:p>194.46</text:p>
          </table:table-cell>
          <table:table-cell office:value-type="float" office:value="-0.92" table:style-name="ce1">
            <text:p>-0.92</text:p>
          </table:table-cell>
          <table:table-cell office:value-type="float" office:value="194.91" table:style-name="ce1">
            <text:p>194.91</text:p>
          </table:table-cell>
          <table:table-cell office:value-type="float" office:value="191.34" table:style-name="ce1">
            <text:p>191.34</text:p>
          </table:table-cell>
          <table:table-cell table:number-columns-repeated="16375"/>
        </table:table-row>
        <table:table-row table:style-name="ro1">
          <table:table-cell office:value-type="date" office:date-value="2013-06-21T00:00:00" table:style-name="ce2">
            <text:p>21-06-2013</text:p>
          </table:table-cell>
          <table:table-cell office:value-type="float" office:value="198.5" table:style-name="ce1">
            <text:p>198.5</text:p>
          </table:table-cell>
          <table:table-cell office:value-type="float" office:value="195.93333329999999" table:style-name="ce1">
            <text:p>195.9333333</text:p>
          </table:table-cell>
          <table:table-cell office:value-type="float" office:value="2.5666666669999998" table:style-name="ce1">
            <text:p>2.566666667</text:p>
          </table:table-cell>
          <table:table-cell office:value-type="float" office:value="195.46" table:style-name="ce1">
            <text:p>195.46</text:p>
          </table:table-cell>
          <table:table-cell office:value-type="float" office:value="194.66" table:style-name="ce1">
            <text:p>194.66</text:p>
          </table:table-cell>
          <table:table-cell office:value-type="float" office:value="0.8" table:style-name="ce1">
            <text:p>0.8</text:p>
          </table:table-cell>
          <table:table-cell office:value-type="float" office:value="198.52" table:style-name="ce1">
            <text:p>198.52</text:p>
          </table:table-cell>
          <table:table-cell office:value-type="float" office:value="193.5401" table:style-name="ce1">
            <text:p>193.5401</text:p>
          </table:table-cell>
          <table:table-cell table:number-columns-repeated="16375"/>
        </table:table-row>
        <table:table-row table:style-name="ro1">
          <table:table-cell office:value-type="date" office:date-value="2013-06-20T00:00:00" table:style-name="ce2">
            <text:p>20-06-2013</text:p>
          </table:table-cell>
          <table:table-cell office:value-type="float" office:value="200.67" table:style-name="ce1">
            <text:p>200.67</text:p>
          </table:table-cell>
          <table:table-cell office:value-type="float" office:value="197.72" table:style-name="ce1">
            <text:p>197.72</text:p>
          </table:table-cell>
          <table:table-cell office:value-type="float" office:value="2.95" table:style-name="ce1">
            <text:p>2.95</text:p>
          </table:table-cell>
          <table:table-cell office:value-type="float" office:value="197.35" table:style-name="ce1">
            <text:p>197.35</text:p>
          </table:table-cell>
          <table:table-cell office:value-type="float" office:value="195.45" table:style-name="ce1">
            <text:p>195.45</text:p>
          </table:table-cell>
          <table:table-cell office:value-type="float" office:value="1.9" table:style-name="ce1">
            <text:p>1.9</text:p>
          </table:table-cell>
          <table:table-cell office:value-type="float" office:value="201.7" table:style-name="ce1">
            <text:p>201.7</text:p>
          </table:table-cell>
          <table:table-cell office:value-type="float" office:value="197.28" table:style-name="ce1">
            <text:p>197.28</text:p>
          </table:table-cell>
          <table:table-cell table:number-columns-repeated="16375"/>
        </table:table-row>
        <table:table-row table:style-name="ro1">
          <table:table-cell office:value-type="date" office:date-value="2013-06-19T00:00:00" table:style-name="ce2">
            <text:p>19-06-2013</text:p>
          </table:table-cell>
          <table:table-cell office:value-type="float" office:value="204.44" table:style-name="ce1">
            <text:p>204.44</text:p>
          </table:table-cell>
          <table:table-cell office:value-type="float" office:value="201.2033333" table:style-name="ce1">
            <text:p>201.2033333</text:p>
          </table:table-cell>
          <table:table-cell office:value-type="float" office:value="3.2366666670000002" table:style-name="ce1">
            <text:p>3.236666667</text:p>
          </table:table-cell>
          <table:table-cell office:value-type="float" office:value="201.94" table:style-name="ce1">
            <text:p>201.94</text:p>
          </table:table-cell>
          <table:table-cell office:value-type="float" office:value="198.25" table:style-name="ce1">
            <text:p>198.25</text:p>
          </table:table-cell>
          <table:table-cell office:value-type="float" office:value="3.69" table:style-name="ce1">
            <text:p>3.69</text:p>
          </table:table-cell>
          <table:table-cell office:value-type="float" office:value="205.03" table:style-name="ce1">
            <text:p>205.03</text:p>
          </table:table-cell>
          <table:table-cell office:value-type="float" office:value="201.93" table:style-name="ce1">
            <text:p>201.93</text:p>
          </table:table-cell>
          <table:table-cell table:number-columns-repeated="16375"/>
        </table:table-row>
        <table:table-row table:style-name="ro1">
          <table:table-cell office:value-type="date" office:date-value="2013-06-18T00:00:00" table:style-name="ce2">
            <text:p>18-06-2013</text:p>
          </table:table-cell>
          <table:table-cell office:value-type="float" office:value="203.02" table:style-name="ce1">
            <text:p>203.02</text:p>
          </table:table-cell>
          <table:table-cell office:value-type="float" office:value="202.71" table:style-name="ce1">
            <text:p>202.71</text:p>
          </table:table-cell>
          <table:table-cell office:value-type="float" office:value="0.31" table:style-name="ce1">
            <text:p>0.31</text:p>
          </table:table-cell>
          <table:table-cell office:value-type="float" office:value="204.87" table:style-name="ce1">
            <text:p>204.87</text:p>
          </table:table-cell>
          <table:table-cell office:value-type="float" office:value="201.38666670000001" table:style-name="ce1">
            <text:p>201.3866667</text:p>
          </table:table-cell>
          <table:table-cell office:value-type="float" office:value="3.483333333" table:style-name="ce1">
            <text:p>3.483333333</text:p>
          </table:table-cell>
          <table:table-cell office:value-type="float" office:value="206.09" table:style-name="ce1">
            <text:p>206.09</text:p>
          </table:table-cell>
          <table:table-cell office:value-type="float" office:value="202.87" table:style-name="ce1">
            <text:p>202.87</text:p>
          </table:table-cell>
          <table:table-cell table:number-columns-repeated="16375"/>
        </table:table-row>
        <table:table-row table:style-name="ro1">
          <table:table-cell office:value-type="date" office:date-value="2013-06-17T00:00:00" table:style-name="ce2">
            <text:p>17-06-2013</text:p>
          </table:table-cell>
          <table:table-cell office:value-type="float" office:value="203.44" table:style-name="ce1">
            <text:p>203.44</text:p>
          </table:table-cell>
          <table:table-cell office:value-type="float" office:value="203.6333333" table:style-name="ce1">
            <text:p>203.6333333</text:p>
          </table:table-cell>
          <table:table-cell office:value-type="float" office:value="-0.193333333" table:style-name="ce1">
            <text:p>-0.193333333</text:p>
          </table:table-cell>
          <table:table-cell office:value-type="float" office:value="203.04" table:style-name="ce1">
            <text:p>203.04</text:p>
          </table:table-cell>
          <table:table-cell office:value-type="float" office:value="203.28333330000001" table:style-name="ce1">
            <text:p>203.2833333</text:p>
          </table:table-cell>
          <table:table-cell office:value-type="float" office:value="-0.24333333300000001" table:style-name="ce1">
            <text:p>-0.243333333</text:p>
          </table:table-cell>
          <table:table-cell office:value-type="float" office:value="205.1713" table:style-name="ce1">
            <text:p>205.1713</text:p>
          </table:table-cell>
          <table:table-cell office:value-type="float" office:value="202.55" table:style-name="ce1">
            <text:p>202.55</text:p>
          </table:table-cell>
          <table:table-cell table:number-columns-repeated="16375"/>
        </table:table-row>
        <table:table-row table:style-name="ro1">
          <table:table-cell office:value-type="date" office:date-value="2013-06-14T00:00:00" table:style-name="ce2">
            <text:p>14-06-2013</text:p>
          </table:table-cell>
          <table:table-cell office:value-type="float" office:value="203.97" table:style-name="ce1">
            <text:p>203.97</text:p>
          </table:table-cell>
          <table:table-cell office:value-type="float" office:value="203.47666670000001" table:style-name="ce1">
            <text:p>203.4766667</text:p>
          </table:table-cell>
          <table:table-cell office:value-type="float" office:value="0.49333333299999999" table:style-name="ce1">
            <text:p>0.493333333</text:p>
          </table:table-cell>
          <table:table-cell office:value-type="float" office:value="202.2" table:style-name="ce1">
            <text:p>202.2</text:p>
          </table:table-cell>
          <table:table-cell office:value-type="float" office:value="203.37" table:style-name="ce1">
            <text:p>203.37</text:p>
          </table:table-cell>
          <table:table-cell office:value-type="float" office:value="-1.17" table:style-name="ce1">
            <text:p>-1.17</text:p>
          </table:table-cell>
          <table:table-cell office:value-type="float" office:value="204.745" table:style-name="ce1">
            <text:p>204.745</text:p>
          </table:table-cell>
          <table:table-cell office:value-type="float" office:value="201.81" table:style-name="ce1">
            <text:p>201.81</text:p>
          </table:table-cell>
          <table:table-cell table:number-columns-repeated="16375"/>
        </table:table-row>
        <table:table-row table:style-name="ro1">
          <table:table-cell office:value-type="date" office:date-value="2013-06-13T00:00:00" table:style-name="ce2">
            <text:p>13-06-2013</text:p>
          </table:table-cell>
          <table:table-cell office:value-type="float" office:value="201.01" table:style-name="ce1">
            <text:p>201.01</text:p>
          </table:table-cell>
          <table:table-cell office:value-type="float" office:value="202.80666669999999" table:style-name="ce1">
            <text:p>202.8066667</text:p>
          </table:table-cell>
          <table:table-cell office:value-type="float" office:value="-1.796666667" table:style-name="ce1">
            <text:p>-1.796666667</text:p>
          </table:table-cell>
          <table:table-cell office:value-type="float" office:value="203.77" table:style-name="ce1">
            <text:p>203.77</text:p>
          </table:table-cell>
          <table:table-cell office:value-type="float" office:value="203.00333330000001" table:style-name="ce1">
            <text:p>203.0033333</text:p>
          </table:table-cell>
          <table:table-cell office:value-type="float" office:value="0.76666666699999997" table:style-name="ce1">
            <text:p>0.766666667</text:p>
          </table:table-cell>
          <table:table-cell office:value-type="float" office:value="204.4" table:style-name="ce1">
            <text:p>204.4</text:p>
          </table:table-cell>
          <table:table-cell office:value-type="float" office:value="200.34" table:style-name="ce1">
            <text:p>200.34</text:p>
          </table:table-cell>
          <table:table-cell table:number-columns-repeated="16375"/>
        </table:table-row>
        <table:table-row table:style-name="ro1">
          <table:table-cell office:value-type="date" office:date-value="2013-06-12T00:00:00" table:style-name="ce2">
            <text:p>12-06-2013</text:p>
          </table:table-cell>
          <table:table-cell office:value-type="float" office:value="204.59" table:style-name="ce1">
            <text:p>204.59</text:p>
          </table:table-cell>
          <table:table-cell office:value-type="float" office:value="203.19" table:style-name="ce1">
            <text:p>203.19</text:p>
          </table:table-cell>
          <table:table-cell office:value-type="float" office:value="1.4" table:style-name="ce1">
            <text:p>1.4</text:p>
          </table:table-cell>
          <table:table-cell office:value-type="float" office:value="201.2" table:style-name="ce1">
            <text:p>201.2</text:p>
          </table:table-cell>
          <table:table-cell office:value-type="float" office:value="202.39" table:style-name="ce1">
            <text:p>202.39</text:p>
          </table:table-cell>
          <table:table-cell office:value-type="float" office:value="-1.19" table:style-name="ce1">
            <text:p>-1.19</text:p>
          </table:table-cell>
          <table:table-cell office:value-type="float" office:value="205.23" table:style-name="ce1">
            <text:p>205.23</text:p>
          </table:table-cell>
          <table:table-cell office:value-type="float" office:value="200.51" table:style-name="ce1">
            <text:p>200.51</text:p>
          </table:table-cell>
          <table:table-cell table:number-columns-repeated="16375"/>
        </table:table-row>
        <table:table-row table:style-name="ro1">
          <table:table-cell office:value-type="date" office:date-value="2013-06-11T00:00:00" table:style-name="ce2">
            <text:p>11-06-2013</text:p>
          </table:table-cell>
          <table:table-cell office:value-type="float" office:value="203.17" table:style-name="ce1">
            <text:p>203.17</text:p>
          </table:table-cell>
          <table:table-cell office:value-type="float" office:value="202.9233333" table:style-name="ce1">
            <text:p>202.9233333</text:p>
          </table:table-cell>
          <table:table-cell office:value-type="float" office:value="0.24666666700000001" table:style-name="ce1">
            <text:p>0.246666667</text:p>
          </table:table-cell>
          <table:table-cell office:value-type="float" office:value="203.98" table:style-name="ce1">
            <text:p>203.98</text:p>
          </table:table-cell>
          <table:table-cell office:value-type="float" office:value="202.9833333" table:style-name="ce1">
            <text:p>202.9833333</text:p>
          </table:table-cell>
          <table:table-cell office:value-type="float" office:value="0.99666666699999995" table:style-name="ce1">
            <text:p>0.996666667</text:p>
          </table:table-cell>
          <table:table-cell office:value-type="float" office:value="205.95" table:style-name="ce1">
            <text:p>205.95</text:p>
          </table:table-cell>
          <table:table-cell office:value-type="float" office:value="202.51" table:style-name="ce1">
            <text:p>202.51</text:p>
          </table:table-cell>
          <table:table-cell table:number-columns-repeated="16375"/>
        </table:table-row>
        <table:table-row table:style-name="ro1">
          <table:table-cell office:value-type="date" office:date-value="2013-06-10T00:00:00" table:style-name="ce2">
            <text:p>10-06-2013</text:p>
          </table:table-cell>
          <table:table-cell office:value-type="float" office:value="206.97" table:style-name="ce1">
            <text:p>206.97</text:p>
          </table:table-cell>
          <table:table-cell office:value-type="float" office:value="204.91" table:style-name="ce1">
            <text:p>204.91</text:p>
          </table:table-cell>
          <table:table-cell office:value-type="float" office:value="2.06" table:style-name="ce1">
            <text:p>2.06</text:p>
          </table:table-cell>
          <table:table-cell office:value-type="float" office:value="205.02" table:style-name="ce1">
            <text:p>205.02</text:p>
          </table:table-cell>
          <table:table-cell office:value-type="float" office:value="203.4" table:style-name="ce1">
            <text:p>203.4</text:p>
          </table:table-cell>
          <table:table-cell office:value-type="float" office:value="1.62" table:style-name="ce1">
            <text:p>1.62</text:p>
          </table:table-cell>
          <table:table-cell office:value-type="float" office:value="206.98" table:style-name="ce1">
            <text:p>206.98</text:p>
          </table:table-cell>
          <table:table-cell office:value-type="float" office:value="204.9" table:style-name="ce1">
            <text:p>204.9</text:p>
          </table:table-cell>
          <table:table-cell table:number-columns-repeated="16375"/>
        </table:table-row>
        <table:table-row table:style-name="ro1">
          <table:table-cell office:value-type="date" office:date-value="2013-06-07T00:00:00" table:style-name="ce2">
            <text:p>07-06-2013</text:p>
          </table:table-cell>
          <table:table-cell office:value-type="float" office:value="204.85" table:style-name="ce1">
            <text:p>204.85</text:p>
          </table:table-cell>
          <table:table-cell office:value-type="float" office:value="204.99666669999999" table:style-name="ce1">
            <text:p>204.9966667</text:p>
          </table:table-cell>
          <table:table-cell office:value-type="float" office:value="-0.146666667" table:style-name="ce1">
            <text:p>-0.146666667</text:p>
          </table:table-cell>
          <table:table-cell office:value-type="float" office:value="206.35" table:style-name="ce1">
            <text:p>206.35</text:p>
          </table:table-cell>
          <table:table-cell office:value-type="float" office:value="205.1166667" table:style-name="ce1">
            <text:p>205.1166667</text:p>
          </table:table-cell>
          <table:table-cell office:value-type="float" office:value="1.233333333" table:style-name="ce1">
            <text:p>1.233333333</text:p>
          </table:table-cell>
          <table:table-cell office:value-type="float" office:value="206.35" table:style-name="ce1">
            <text:p>206.35</text:p>
          </table:table-cell>
          <table:table-cell office:value-type="float" office:value="204.11" table:style-name="ce1">
            <text:p>204.11</text:p>
          </table:table-cell>
          <table:table-cell table:number-columns-repeated="16375"/>
        </table:table-row>
        <table:table-row table:style-name="ro1">
          <table:table-cell office:value-type="date" office:date-value="2013-06-06T00:00:00" table:style-name="ce2">
            <text:p>06-06-2013</text:p>
          </table:table-cell>
          <table:table-cell office:value-type="float" office:value="203" table:style-name="ce1">
            <text:p>203</text:p>
          </table:table-cell>
          <table:table-cell office:value-type="float" office:value="204.94" table:style-name="ce1">
            <text:p>204.94</text:p>
          </table:table-cell>
          <table:table-cell office:value-type="float" office:value="-1.94" table:style-name="ce1">
            <text:p>-1.94</text:p>
          </table:table-cell>
          <table:table-cell office:value-type="float" office:value="203.8" table:style-name="ce1">
            <text:p>203.8</text:p>
          </table:table-cell>
          <table:table-cell office:value-type="float" office:value="205.05666669999999" table:style-name="ce1">
            <text:p>205.0566667</text:p>
          </table:table-cell>
          <table:table-cell office:value-type="float" office:value="-1.256666667" table:style-name="ce1">
            <text:p>-1.256666667</text:p>
          </table:table-cell>
          <table:table-cell office:value-type="float" office:value="204.2" table:style-name="ce1">
            <text:p>204.2</text:p>
          </table:table-cell>
          <table:table-cell office:value-type="float" office:value="201.47" table:style-name="ce1">
            <text:p>201.47</text:p>
          </table:table-cell>
          <table:table-cell table:number-columns-repeated="16375"/>
        </table:table-row>
        <table:table-row table:style-name="ro1">
          <table:table-cell office:value-type="date" office:date-value="2013-06-05T00:00:00" table:style-name="ce2">
            <text:p>05-06-2013</text:p>
          </table:table-cell>
          <table:table-cell office:value-type="float" office:value="205.16" table:style-name="ce1">
            <text:p>205.16</text:p>
          </table:table-cell>
          <table:table-cell office:value-type="float" office:value="204.33666669999999" table:style-name="ce1">
            <text:p>204.3366667</text:p>
          </table:table-cell>
          <table:table-cell office:value-type="float" office:value="0.823333333" table:style-name="ce1">
            <text:p>0.823333333</text:p>
          </table:table-cell>
          <table:table-cell office:value-type="float" office:value="202.74" table:style-name="ce1">
            <text:p>202.74</text:p>
          </table:table-cell>
          <table:table-cell office:value-type="float" office:value="204.2966667" table:style-name="ce1">
            <text:p>204.2966667</text:p>
          </table:table-cell>
          <table:table-cell office:value-type="float" office:value="-1.556666667" table:style-name="ce1">
            <text:p>-1.556666667</text:p>
          </table:table-cell>
          <table:table-cell office:value-type="float" office:value="206.29" table:style-name="ce1">
            <text:p>206.29</text:p>
          </table:table-cell>
          <table:table-cell office:value-type="float" office:value="202.4" table:style-name="ce1">
            <text:p>202.4</text:p>
          </table:table-cell>
          <table:table-cell table:number-columns-repeated="16375"/>
        </table:table-row>
        <table:table-row table:style-name="ro1">
          <table:table-cell office:value-type="date" office:date-value="2013-06-04T00:00:00" table:style-name="ce2">
            <text:p>04-06-2013</text:p>
          </table:table-cell>
          <table:table-cell office:value-type="float" office:value="208.6" table:style-name="ce1">
            <text:p>208.6</text:p>
          </table:table-cell>
          <table:table-cell office:value-type="float" office:value="205.58666669999999" table:style-name="ce1">
            <text:p>205.5866667</text:p>
          </table:table-cell>
          <table:table-cell office:value-type="float" office:value="3.0133333329999998" table:style-name="ce1">
            <text:p>3.013333333</text:p>
          </table:table-cell>
          <table:table-cell office:value-type="float" office:value="206.19" table:style-name="ce1">
            <text:p>206.19</text:p>
          </table:table-cell>
          <table:table-cell office:value-type="float" office:value="204.24333329999999" table:style-name="ce1">
            <text:p>204.2433333</text:p>
          </table:table-cell>
          <table:table-cell office:value-type="float" office:value="1.9466666669999999" table:style-name="ce1">
            <text:p>1.946666667</text:p>
          </table:table-cell>
          <table:table-cell office:value-type="float" office:value="209" table:style-name="ce1">
            <text:p>209</text:p>
          </table:table-cell>
          <table:table-cell office:value-type="float" office:value="205.08" table:style-name="ce1">
            <text:p>205.08</text:p>
          </table:table-cell>
          <table:table-cell table:number-columns-repeated="16375"/>
        </table:table-row>
        <table:table-row table:style-name="ro1">
          <table:table-cell office:value-type="date" office:date-value="2013-06-03T00:00:00" table:style-name="ce2">
            <text:p>03-06-2013</text:p>
          </table:table-cell>
          <table:table-cell office:value-type="float" office:value="208.25" table:style-name="ce1">
            <text:p>208.25</text:p>
          </table:table-cell>
          <table:table-cell office:value-type="float" office:value="207.33666669999999" table:style-name="ce1">
            <text:p>207.3366667</text:p>
          </table:table-cell>
          <table:table-cell office:value-type="float" office:value="0.91333333299999997" table:style-name="ce1">
            <text:p>0.913333333</text:p>
          </table:table-cell>
          <table:table-cell office:value-type="float" office:value="208.95" table:style-name="ce1">
            <text:p>208.95</text:p>
          </table:table-cell>
          <table:table-cell office:value-type="float" office:value="205.96" table:style-name="ce1">
            <text:p>205.96</text:p>
          </table:table-cell>
          <table:table-cell office:value-type="float" office:value="2.99" table:style-name="ce1">
            <text:p>2.99</text:p>
          </table:table-cell>
          <table:table-cell office:value-type="float" office:value="210.05" table:style-name="ce1">
            <text:p>210.05</text:p>
          </table:table-cell>
          <table:table-cell office:value-type="float" office:value="207.33" table:style-name="ce1">
            <text:p>207.33</text:p>
          </table:table-cell>
          <table:table-cell table:number-columns-repeated="16375"/>
        </table:table-row>
        <table:table-row table:style-name="ro1">
          <table:table-cell office:value-type="date" office:date-value="2013-05-31T00:00:00" table:style-name="ce2">
            <text:p>31-05-2013</text:p>
          </table:table-cell>
          <table:table-cell office:value-type="float" office:value="208.59" table:style-name="ce1">
            <text:p>208.59</text:p>
          </table:table-cell>
          <table:table-cell office:value-type="float" office:value="208.48" table:style-name="ce1">
            <text:p>208.48</text:p>
          </table:table-cell>
          <table:table-cell office:value-type="float" office:value="0.11" table:style-name="ce1">
            <text:p>0.11</text:p>
          </table:table-cell>
          <table:table-cell office:value-type="float" office:value="208.02" table:style-name="ce1">
            <text:p>208.02</text:p>
          </table:table-cell>
          <table:table-cell office:value-type="float" office:value="207.72" table:style-name="ce1">
            <text:p>207.72</text:p>
          </table:table-cell>
          <table:table-cell office:value-type="float" office:value="0.3" table:style-name="ce1">
            <text:p>0.3</text:p>
          </table:table-cell>
          <table:table-cell office:value-type="float" office:value="211.98" table:style-name="ce1">
            <text:p>211.98</text:p>
          </table:table-cell>
          <table:table-cell office:value-type="float" office:value="208.02" table:style-name="ce1">
            <text:p>208.02</text:p>
          </table:table-cell>
          <table:table-cell table:number-columns-repeated="16375"/>
        </table:table-row>
        <table:table-row table:style-name="ro1">
          <table:table-cell office:value-type="date" office:date-value="2013-05-30T00:00:00" table:style-name="ce2">
            <text:p>30-05-2013</text:p>
          </table:table-cell>
          <table:table-cell office:value-type="float" office:value="206.97" table:style-name="ce1">
            <text:p>206.97</text:p>
          </table:table-cell>
          <table:table-cell office:value-type="float" office:value="207.93666669999999" table:style-name="ce1">
            <text:p>207.9366667</text:p>
          </table:table-cell>
          <table:table-cell office:value-type="float" office:value="-0.96666666700000003" table:style-name="ce1">
            <text:p>-0.966666667</text:p>
          </table:table-cell>
          <table:table-cell office:value-type="float" office:value="209.36" table:style-name="ce1">
            <text:p>209.36</text:p>
          </table:table-cell>
          <table:table-cell office:value-type="float" office:value="208.77666669999999" table:style-name="ce1">
            <text:p>208.7766667</text:p>
          </table:table-cell>
          <table:table-cell office:value-type="float" office:value="0.58333333300000001" table:style-name="ce1">
            <text:p>0.583333333</text:p>
          </table:table-cell>
          <table:table-cell office:value-type="float" office:value="210.99" table:style-name="ce1">
            <text:p>210.99</text:p>
          </table:table-cell>
          <table:table-cell office:value-type="float" office:value="206.97" table:style-name="ce1">
            <text:p>206.97</text:p>
          </table:table-cell>
          <table:table-cell table:number-columns-repeated="16375"/>
        </table:table-row>
        <table:table-row table:style-name="ro1">
          <table:table-cell office:value-type="date" office:date-value="2013-05-29T00:00:00" table:style-name="ce2">
            <text:p>29-05-2013</text:p>
          </table:table-cell>
          <table:table-cell office:value-type="float" office:value="206.22" table:style-name="ce1">
            <text:p>206.22</text:p>
          </table:table-cell>
          <table:table-cell office:value-type="float" office:value="207.26" table:style-name="ce1">
            <text:p>207.26</text:p>
          </table:table-cell>
          <table:table-cell office:value-type="float" office:value="-1.04" table:style-name="ce1">
            <text:p>-1.04</text:p>
          </table:table-cell>
          <table:table-cell office:value-type="float" office:value="207.92" table:style-name="ce1">
            <text:p>207.92</text:p>
          </table:table-cell>
          <table:table-cell office:value-type="float" office:value="208.43333329999999" table:style-name="ce1">
            <text:p>208.4333333</text:p>
          </table:table-cell>
          <table:table-cell office:value-type="float" office:value="-0.51333333299999995" table:style-name="ce1">
            <text:p>-0.513333333</text:p>
          </table:table-cell>
          <table:table-cell office:value-type="float" office:value="208.42" table:style-name="ce1">
            <text:p>208.42</text:p>
          </table:table-cell>
          <table:table-cell office:value-type="float" office:value="206.04" table:style-name="ce1">
            <text:p>206.04</text:p>
          </table:table-cell>
          <table:table-cell table:number-columns-repeated="16375"/>
        </table:table-row>
        <table:table-row table:style-name="ro1">
          <table:table-cell office:value-type="date" office:date-value="2013-05-28T00:00:00" table:style-name="ce2">
            <text:p>28-05-2013</text:p>
          </table:table-cell>
          <table:table-cell office:value-type="float" office:value="207.44" table:style-name="ce1">
            <text:p>207.44</text:p>
          </table:table-cell>
          <table:table-cell office:value-type="float" office:value="206.87666669999999" table:style-name="ce1">
            <text:p>206.8766667</text:p>
          </table:table-cell>
          <table:table-cell office:value-type="float" office:value="0.56333333299999999" table:style-name="ce1">
            <text:p>0.563333333</text:p>
          </table:table-cell>
          <table:table-cell office:value-type="float" office:value="207.78" table:style-name="ce1">
            <text:p>207.78</text:p>
          </table:table-cell>
          <table:table-cell office:value-type="float" office:value="208.3533333" table:style-name="ce1">
            <text:p>208.3533333</text:p>
          </table:table-cell>
          <table:table-cell office:value-type="float" office:value="-0.573333333" table:style-name="ce1">
            <text:p>-0.573333333</text:p>
          </table:table-cell>
          <table:table-cell office:value-type="float" office:value="208.59" table:style-name="ce1">
            <text:p>208.59</text:p>
          </table:table-cell>
          <table:table-cell office:value-type="float" office:value="207.16" table:style-name="ce1">
            <text:p>207.16</text:p>
          </table:table-cell>
          <table:table-cell table:number-columns-repeated="16375"/>
        </table:table-row>
        <table:table-row table:style-name="ro1">
          <table:table-cell office:value-type="date" office:date-value="2013-05-24T00:00:00" table:style-name="ce2">
            <text:p>24-05-2013</text:p>
          </table:table-cell>
          <table:table-cell office:value-type="float" office:value="204.69" table:style-name="ce1">
            <text:p>204.69</text:p>
          </table:table-cell>
          <table:table-cell office:value-type="float" office:value="206.1166667" table:style-name="ce1">
            <text:p>206.1166667</text:p>
          </table:table-cell>
          <table:table-cell office:value-type="float" office:value="-1.4266666670000001" table:style-name="ce1">
            <text:p>-1.426666667</text:p>
          </table:table-cell>
          <table:table-cell office:value-type="float" office:value="205.72" table:style-name="ce1">
            <text:p>205.72</text:p>
          </table:table-cell>
          <table:table-cell office:value-type="float" office:value="207.14" table:style-name="ce1">
            <text:p>207.14</text:p>
          </table:table-cell>
          <table:table-cell office:value-type="float" office:value="-1.42" table:style-name="ce1">
            <text:p>-1.42</text:p>
          </table:table-cell>
          <table:table-cell office:value-type="float" office:value="206.43" table:style-name="ce1">
            <text:p>206.43</text:p>
          </table:table-cell>
          <table:table-cell office:value-type="float" office:value="204.42" table:style-name="ce1">
            <text:p>204.42</text:p>
          </table:table-cell>
          <table:table-cell table:number-columns-repeated="16375"/>
        </table:table-row>
        <table:table-row table:style-name="ro1">
          <table:table-cell office:value-type="date" office:date-value="2013-05-23T00:00:00" table:style-name="ce2">
            <text:p>23-05-2013</text:p>
          </table:table-cell>
          <table:table-cell office:value-type="float" office:value="205.48" table:style-name="ce1">
            <text:p>205.48</text:p>
          </table:table-cell>
          <table:table-cell office:value-type="float" office:value="205.87" table:style-name="ce1">
            <text:p>205.87</text:p>
          </table:table-cell>
          <table:table-cell office:value-type="float" office:value="-0.39" table:style-name="ce1">
            <text:p>-0.39</text:p>
          </table:table-cell>
          <table:table-cell office:value-type="float" office:value="206.16" table:style-name="ce1">
            <text:p>206.16</text:p>
          </table:table-cell>
          <table:table-cell office:value-type="float" office:value="206.55333329999999" table:style-name="ce1">
            <text:p>206.5533333</text:p>
          </table:table-cell>
          <table:table-cell office:value-type="float" office:value="-0.39333333300000001" table:style-name="ce1">
            <text:p>-0.393333333</text:p>
          </table:table-cell>
          <table:table-cell office:value-type="float" office:value="208.61" table:style-name="ce1">
            <text:p>208.61</text:p>
          </table:table-cell>
          <table:table-cell office:value-type="float" office:value="205.13" table:style-name="ce1">
            <text:p>205.13</text:p>
          </table:table-cell>
          <table:table-cell table:number-columns-repeated="16375"/>
        </table:table-row>
        <table:table-row table:style-name="ro1">
          <table:table-cell office:value-type="date" office:date-value="2013-05-22T00:00:00" table:style-name="ce2">
            <text:p>22-05-2013</text:p>
          </table:table-cell>
          <table:table-cell office:value-type="float" office:value="208.5" table:style-name="ce1">
            <text:p>208.5</text:p>
          </table:table-cell>
          <table:table-cell office:value-type="float" office:value="206.22333330000001" table:style-name="ce1">
            <text:p>206.2233333</text:p>
          </table:table-cell>
          <table:table-cell office:value-type="float" office:value="2.2766666670000002" table:style-name="ce1">
            <text:p>2.276666667</text:p>
          </table:table-cell>
          <table:table-cell office:value-type="float" office:value="206.99" table:style-name="ce1">
            <text:p>206.99</text:p>
          </table:table-cell>
          <table:table-cell office:value-type="float" office:value="206.29" table:style-name="ce1">
            <text:p>206.29</text:p>
          </table:table-cell>
          <table:table-cell office:value-type="float" office:value="0.7" table:style-name="ce1">
            <text:p>0.7</text:p>
          </table:table-cell>
          <table:table-cell office:value-type="float" office:value="210.15" table:style-name="ce1">
            <text:p>210.15</text:p>
          </table:table-cell>
          <table:table-cell office:value-type="float" office:value="206.12100000000001" table:style-name="ce1">
            <text:p>206.121</text:p>
          </table:table-cell>
          <table:table-cell table:number-columns-repeated="16375"/>
        </table:table-row>
        <table:table-row table:style-name="ro1">
          <table:table-cell office:value-type="date" office:date-value="2013-05-21T00:00:00" table:style-name="ce2">
            <text:p>21-05-2013</text:p>
          </table:table-cell>
          <table:table-cell office:value-type="float" office:value="207.24" table:style-name="ce1">
            <text:p>207.24</text:p>
          </table:table-cell>
          <table:table-cell office:value-type="float" office:value="207.0733333" table:style-name="ce1">
            <text:p>207.0733333</text:p>
          </table:table-cell>
          <table:table-cell office:value-type="float" office:value="0.16666666699999999" table:style-name="ce1">
            <text:p>0.166666667</text:p>
          </table:table-cell>
          <table:table-cell office:value-type="float" office:value="208.65" table:style-name="ce1">
            <text:p>208.65</text:p>
          </table:table-cell>
          <table:table-cell office:value-type="float" office:value="207.2666667" table:style-name="ce1">
            <text:p>207.2666667</text:p>
          </table:table-cell>
          <table:table-cell office:value-type="float" office:value="1.3833333329999999" table:style-name="ce1">
            <text:p>1.383333333</text:p>
          </table:table-cell>
          <table:table-cell office:value-type="float" office:value="209.48" table:style-name="ce1">
            <text:p>209.48</text:p>
          </table:table-cell>
          <table:table-cell office:value-type="float" office:value="207" table:style-name="ce1">
            <text:p>207</text:p>
          </table:table-cell>
          <table:table-cell table:number-columns-repeated="16375"/>
        </table:table-row>
        <table:table-row table:style-name="ro1">
          <table:table-cell office:value-type="date" office:date-value="2013-05-20T00:00:00" table:style-name="ce2">
            <text:p>20-05-2013</text:p>
          </table:table-cell>
          <table:table-cell office:value-type="float" office:value="208.02" table:style-name="ce1">
            <text:p>208.02</text:p>
          </table:table-cell>
          <table:table-cell office:value-type="float" office:value="207.92" table:style-name="ce1">
            <text:p>207.92</text:p>
          </table:table-cell>
          <table:table-cell office:value-type="float" office:value="0.1" table:style-name="ce1">
            <text:p>0.1</text:p>
          </table:table-cell>
          <table:table-cell office:value-type="float" office:value="207.6" table:style-name="ce1">
            <text:p>207.6</text:p>
          </table:table-cell>
          <table:table-cell office:value-type="float" office:value="207.74666669999999" table:style-name="ce1">
            <text:p>207.7466667</text:p>
          </table:table-cell>
          <table:table-cell office:value-type="float" office:value="-0.146666667" table:style-name="ce1">
            <text:p>-0.146666667</text:p>
          </table:table-cell>
          <table:table-cell office:value-type="float" office:value="209.15" table:style-name="ce1">
            <text:p>209.15</text:p>
          </table:table-cell>
          <table:table-cell office:value-type="float" office:value="207.42" table:style-name="ce1">
            <text:p>207.42</text:p>
          </table:table-cell>
          <table:table-cell table:number-columns-repeated="16375"/>
        </table:table-row>
        <table:table-row table:style-name="ro1">
          <table:table-cell office:value-type="date" office:date-value="2013-05-17T00:00:00" table:style-name="ce2">
            <text:p>17-05-2013</text:p>
          </table:table-cell>
          <table:table-cell office:value-type="float" office:value="205.25" table:style-name="ce1">
            <text:p>205.25</text:p>
          </table:table-cell>
          <table:table-cell office:value-type="float" office:value="206.83666669999999" table:style-name="ce1">
            <text:p>206.8366667</text:p>
          </table:table-cell>
          <table:table-cell office:value-type="float" office:value="-1.586666667" table:style-name="ce1">
            <text:p>-1.586666667</text:p>
          </table:table-cell>
          <table:table-cell office:value-type="float" office:value="208.44" table:style-name="ce1">
            <text:p>208.44</text:p>
          </table:table-cell>
          <table:table-cell office:value-type="float" office:value="208.23" table:style-name="ce1">
            <text:p>208.23</text:p>
          </table:table-cell>
          <table:table-cell office:value-type="float" office:value="0.21" table:style-name="ce1">
            <text:p>0.21</text:p>
          </table:table-cell>
          <table:table-cell office:value-type="float" office:value="209.5" table:style-name="ce1">
            <text:p>209.5</text:p>
          </table:table-cell>
          <table:table-cell office:value-type="float" office:value="204.99" table:style-name="ce1">
            <text:p>204.99</text:p>
          </table:table-cell>
          <table:table-cell table:number-columns-repeated="16375"/>
        </table:table-row>
        <table:table-row table:style-name="ro1">
          <table:table-cell office:value-type="date" office:date-value="2013-05-16T00:00:00" table:style-name="ce2">
            <text:p>16-05-2013</text:p>
          </table:table-cell>
          <table:table-cell office:value-type="float" office:value="204" table:style-name="ce1">
            <text:p>204</text:p>
          </table:table-cell>
          <table:table-cell office:value-type="float" office:value="205.75666670000001" table:style-name="ce1">
            <text:p>205.7566667</text:p>
          </table:table-cell>
          <table:table-cell office:value-type="float" office:value="-1.756666667" table:style-name="ce1">
            <text:p>-1.756666667</text:p>
          </table:table-cell>
          <table:table-cell office:value-type="float" office:value="204.69" table:style-name="ce1">
            <text:p>204.69</text:p>
          </table:table-cell>
          <table:table-cell office:value-type="float" office:value="206.91" table:style-name="ce1">
            <text:p>206.91</text:p>
          </table:table-cell>
          <table:table-cell office:value-type="float" office:value="-2.2200000000000002" table:style-name="ce1">
            <text:p>-2.22</text:p>
          </table:table-cell>
          <table:table-cell office:value-type="float" office:value="206.59" table:style-name="ce1">
            <text:p>206.59</text:p>
          </table:table-cell>
          <table:table-cell office:value-type="float" office:value="204" table:style-name="ce1">
            <text:p>204</text:p>
          </table:table-cell>
          <table:table-cell table:number-columns-repeated="16375"/>
        </table:table-row>
        <table:table-row table:style-name="ro1">
          <table:table-cell office:value-type="date" office:date-value="2013-05-15T00:00:00" table:style-name="ce2">
            <text:p>15-05-2013</text:p>
          </table:table-cell>
          <table:table-cell office:value-type="float" office:value="202.25" table:style-name="ce1">
            <text:p>202.25</text:p>
          </table:table-cell>
          <table:table-cell office:value-type="float" office:value="203.83333329999999" table:style-name="ce1">
            <text:p>203.8333333</text:p>
          </table:table-cell>
          <table:table-cell office:value-type="float" office:value="-1.5833333329999999" table:style-name="ce1">
            <text:p>-1.583333333</text:p>
          </table:table-cell>
          <table:table-cell office:value-type="float" office:value="203.32" table:style-name="ce1">
            <text:p>203.32</text:p>
          </table:table-cell>
          <table:table-cell office:value-type="float" office:value="205.4833333" table:style-name="ce1">
            <text:p>205.4833333</text:p>
          </table:table-cell>
          <table:table-cell office:value-type="float" office:value="-2.1633333330000002" table:style-name="ce1">
            <text:p>-2.163333333</text:p>
          </table:table-cell>
          <table:table-cell office:value-type="float" office:value="203.6799" table:style-name="ce1">
            <text:p>203.6799</text:p>
          </table:table-cell>
          <table:table-cell office:value-type="float" office:value="202.04" table:style-name="ce1">
            <text:p>202.04</text:p>
          </table:table-cell>
          <table:table-cell table:number-columns-repeated="16375"/>
        </table:table-row>
        <table:table-row table:style-name="ro1">
          <table:table-cell office:value-type="date" office:date-value="2013-05-14T00:00:00" table:style-name="ce2">
            <text:p>14-05-2013</text:p>
          </table:table-cell>
          <table:table-cell office:value-type="float" office:value="202.09" table:style-name="ce1">
            <text:p>202.09</text:p>
          </table:table-cell>
          <table:table-cell office:value-type="float" office:value="202.78" table:style-name="ce1">
            <text:p>202.78</text:p>
          </table:table-cell>
          <table:table-cell office:value-type="float" office:value="-0.69" table:style-name="ce1">
            <text:p>-0.69</text:p>
          </table:table-cell>
          <table:table-cell office:value-type="float" office:value="203.21" table:style-name="ce1">
            <text:p>203.21</text:p>
          </table:table-cell>
          <table:table-cell office:value-type="float" office:value="203.74" table:style-name="ce1">
            <text:p>203.74</text:p>
          </table:table-cell>
          <table:table-cell office:value-type="float" office:value="-0.53" table:style-name="ce1">
            <text:p>-0.53</text:p>
          </table:table-cell>
          <table:table-cell office:value-type="float" office:value="203.67" table:style-name="ce1">
            <text:p>203.67</text:p>
          </table:table-cell>
          <table:table-cell office:value-type="float" office:value="202.08" table:style-name="ce1">
            <text:p>202.08</text:p>
          </table:table-cell>
          <table:table-cell table:number-columns-repeated="16375"/>
        </table:table-row>
        <table:table-row table:style-name="ro1">
          <table:table-cell office:value-type="date" office:date-value="2013-05-13T00:00:00" table:style-name="ce2">
            <text:p>13-05-2013</text:p>
          </table:table-cell>
          <table:table-cell office:value-type="float" office:value="204.18" table:style-name="ce1">
            <text:p>204.18</text:p>
          </table:table-cell>
          <table:table-cell office:value-type="float" office:value="202.84" table:style-name="ce1">
            <text:p>202.84</text:p>
          </table:table-cell>
          <table:table-cell office:value-type="float" office:value="1.34" table:style-name="ce1">
            <text:p>1.34</text:p>
          </table:table-cell>
          <table:table-cell office:value-type="float" office:value="202.47" table:style-name="ce1">
            <text:p>202.47</text:p>
          </table:table-cell>
          <table:table-cell office:value-type="float" office:value="203" table:style-name="ce1">
            <text:p>203</text:p>
          </table:table-cell>
          <table:table-cell office:value-type="float" office:value="-0.53" table:style-name="ce1">
            <text:p>-0.53</text:p>
          </table:table-cell>
          <table:table-cell office:value-type="float" office:value="204.47" table:style-name="ce1">
            <text:p>204.47</text:p>
          </table:table-cell>
          <table:table-cell office:value-type="float" office:value="202.22" table:style-name="ce1">
            <text:p>202.22</text:p>
          </table:table-cell>
          <table:table-cell table:number-columns-repeated="16375"/>
        </table:table-row>
        <table:table-row table:style-name="ro1">
          <table:table-cell office:value-type="date" office:date-value="2013-05-10T00:00:00" table:style-name="ce2">
            <text:p>10-05-2013</text:p>
          </table:table-cell>
          <table:table-cell office:value-type="float" office:value="203.37" table:style-name="ce1">
            <text:p>203.37</text:p>
          </table:table-cell>
          <table:table-cell office:value-type="float" office:value="203.21333329999999" table:style-name="ce1">
            <text:p>203.2133333</text:p>
          </table:table-cell>
          <table:table-cell office:value-type="float" office:value="0.15666666700000001" table:style-name="ce1">
            <text:p>0.156666667</text:p>
          </table:table-cell>
          <table:table-cell office:value-type="float" office:value="204.47" table:style-name="ce1">
            <text:p>204.47</text:p>
          </table:table-cell>
          <table:table-cell office:value-type="float" office:value="203.3833333" table:style-name="ce1">
            <text:p>203.3833333</text:p>
          </table:table-cell>
          <table:table-cell office:value-type="float" office:value="1.086666667" table:style-name="ce1">
            <text:p>1.086666667</text:p>
          </table:table-cell>
          <table:table-cell office:value-type="float" office:value="204.53" table:style-name="ce1">
            <text:p>204.53</text:p>
          </table:table-cell>
          <table:table-cell office:value-type="float" office:value="202.82" table:style-name="ce1">
            <text:p>202.82</text:p>
          </table:table-cell>
          <table:table-cell table:number-columns-repeated="16375"/>
        </table:table-row>
        <table:table-row table:style-name="ro1">
          <table:table-cell office:value-type="date" office:date-value="2013-05-09T00:00:00" table:style-name="ce2">
            <text:p>09-05-2013</text:p>
          </table:table-cell>
          <table:table-cell office:value-type="float" office:value="204.69" table:style-name="ce1">
            <text:p>204.69</text:p>
          </table:table-cell>
          <table:table-cell office:value-type="float" office:value="204.08" table:style-name="ce1">
            <text:p>204.08</text:p>
          </table:table-cell>
          <table:table-cell office:value-type="float" office:value="0.61" table:style-name="ce1">
            <text:p>0.61</text:p>
          </table:table-cell>
          <table:table-cell office:value-type="float" office:value="203.24" table:style-name="ce1">
            <text:p>203.24</text:p>
          </table:table-cell>
          <table:table-cell office:value-type="float" office:value="203.39333329999999" table:style-name="ce1">
            <text:p>203.3933333</text:p>
          </table:table-cell>
          <table:table-cell office:value-type="float" office:value="-0.15333333299999999" table:style-name="ce1">
            <text:p>-0.153333333</text:p>
          </table:table-cell>
          <table:table-cell office:value-type="float" office:value="205" table:style-name="ce1">
            <text:p>205</text:p>
          </table:table-cell>
          <table:table-cell office:value-type="float" office:value="202.72" table:style-name="ce1">
            <text:p>202.72</text:p>
          </table:table-cell>
          <table:table-cell table:number-columns-repeated="16375"/>
        </table:table-row>
        <table:table-row table:style-name="ro1">
          <table:table-cell office:value-type="date" office:date-value="2013-05-08T00:00:00" table:style-name="ce2">
            <text:p>08-05-2013</text:p>
          </table:table-cell>
          <table:table-cell office:value-type="float" office:value="202.94" table:style-name="ce1">
            <text:p>202.94</text:p>
          </table:table-cell>
          <table:table-cell office:value-type="float" office:value="203.66666670000001" table:style-name="ce1">
            <text:p>203.6666667</text:p>
          </table:table-cell>
          <table:table-cell office:value-type="float" office:value="-0.72666666700000004" table:style-name="ce1">
            <text:p>-0.726666667</text:p>
          </table:table-cell>
          <table:table-cell office:value-type="float" office:value="204.82" table:style-name="ce1">
            <text:p>204.82</text:p>
          </table:table-cell>
          <table:table-cell office:value-type="float" office:value="204.1766667" table:style-name="ce1">
            <text:p>204.1766667</text:p>
          </table:table-cell>
          <table:table-cell office:value-type="float" office:value="0.64333333299999995" table:style-name="ce1">
            <text:p>0.643333333</text:p>
          </table:table-cell>
          <table:table-cell office:value-type="float" office:value="204.85" table:style-name="ce1">
            <text:p>204.85</text:p>
          </table:table-cell>
          <table:table-cell office:value-type="float" office:value="202.51" table:style-name="ce1">
            <text:p>202.51</text:p>
          </table:table-cell>
          <table:table-cell table:number-columns-repeated="16375"/>
        </table:table-row>
        <table:table-row table:style-name="ro1">
          <table:table-cell office:value-type="date" office:date-value="2013-05-07T00:00:00" table:style-name="ce2">
            <text:p>07-05-2013</text:p>
          </table:table-cell>
          <table:table-cell office:value-type="float" office:value="202.81" table:style-name="ce1">
            <text:p>202.81</text:p>
          </table:table-cell>
          <table:table-cell office:value-type="float" office:value="203.48" table:style-name="ce1">
            <text:p>203.48</text:p>
          </table:table-cell>
          <table:table-cell office:value-type="float" office:value="-0.67" table:style-name="ce1">
            <text:p>-0.67</text:p>
          </table:table-cell>
          <table:table-cell office:value-type="float" office:value="203.63" table:style-name="ce1">
            <text:p>203.63</text:p>
          </table:table-cell>
          <table:table-cell office:value-type="float" office:value="203.8966667" table:style-name="ce1">
            <text:p>203.8966667</text:p>
          </table:table-cell>
          <table:table-cell office:value-type="float" office:value="-0.26666666700000002" table:style-name="ce1">
            <text:p>-0.266666667</text:p>
          </table:table-cell>
          <table:table-cell office:value-type="float" office:value="203.73" table:style-name="ce1">
            <text:p>203.73</text:p>
          </table:table-cell>
          <table:table-cell office:value-type="float" office:value="201.65" table:style-name="ce1">
            <text:p>201.65</text:p>
          </table:table-cell>
          <table:table-cell table:number-columns-repeated="16375"/>
        </table:table-row>
        <table:table-row table:style-name="ro1">
          <table:table-cell office:value-type="date" office:date-value="2013-05-06T00:00:00" table:style-name="ce2">
            <text:p>06-05-2013</text:p>
          </table:table-cell>
          <table:table-cell office:value-type="float" office:value="203.79" table:style-name="ce1">
            <text:p>203.79</text:p>
          </table:table-cell>
          <table:table-cell office:value-type="float" office:value="203.18" table:style-name="ce1">
            <text:p>203.18</text:p>
          </table:table-cell>
          <table:table-cell office:value-type="float" office:value="0.61" table:style-name="ce1">
            <text:p>0.61</text:p>
          </table:table-cell>
          <table:table-cell office:value-type="float" office:value="202.78" table:style-name="ce1">
            <text:p>202.78</text:p>
          </table:table-cell>
          <table:table-cell office:value-type="float" office:value="203.74333329999999" table:style-name="ce1">
            <text:p>203.7433333</text:p>
          </table:table-cell>
          <table:table-cell office:value-type="float" office:value="-0.96333333300000001" table:style-name="ce1">
            <text:p>-0.963333333</text:p>
          </table:table-cell>
          <table:table-cell office:value-type="float" office:value="203.99" table:style-name="ce1">
            <text:p>203.99</text:p>
          </table:table-cell>
          <table:table-cell office:value-type="float" office:value="201.52" table:style-name="ce1">
            <text:p>201.52</text:p>
          </table:table-cell>
          <table:table-cell table:number-columns-repeated="16375"/>
        </table:table-row>
        <table:table-row table:style-name="ro1">
          <table:table-cell office:value-type="date" office:date-value="2013-05-03T00:00:00" table:style-name="ce2">
            <text:p>03-05-2013</text:p>
          </table:table-cell>
          <table:table-cell office:value-type="float" office:value="203.94" table:style-name="ce1">
            <text:p>203.94</text:p>
          </table:table-cell>
          <table:table-cell office:value-type="float" office:value="203.5133333" table:style-name="ce1">
            <text:p>203.5133333</text:p>
          </table:table-cell>
          <table:table-cell office:value-type="float" office:value="0.426666667" table:style-name="ce1">
            <text:p>0.426666667</text:p>
          </table:table-cell>
          <table:table-cell office:value-type="float" office:value="204.51" table:style-name="ce1">
            <text:p>204.51</text:p>
          </table:table-cell>
          <table:table-cell office:value-type="float" office:value="203.64" table:style-name="ce1">
            <text:p>203.64</text:p>
          </table:table-cell>
          <table:table-cell office:value-type="float" office:value="0.87" table:style-name="ce1">
            <text:p>0.87</text:p>
          </table:table-cell>
          <table:table-cell office:value-type="float" office:value="205.31899999999999" table:style-name="ce1">
            <text:p>205.319</text:p>
          </table:table-cell>
          <table:table-cell office:value-type="float" office:value="203.75" table:style-name="ce1">
            <text:p>203.75</text:p>
          </table:table-cell>
          <table:table-cell table:number-columns-repeated="16375"/>
        </table:table-row>
        <table:table-row table:style-name="ro1">
          <table:table-cell office:value-type="date" office:date-value="2013-05-02T00:00:00" table:style-name="ce2">
            <text:p>02-05-2013</text:p>
          </table:table-cell>
          <table:table-cell office:value-type="float" office:value="200.12" table:style-name="ce1">
            <text:p>200.12</text:p>
          </table:table-cell>
          <table:table-cell office:value-type="float" office:value="202.6166667" table:style-name="ce1">
            <text:p>202.6166667</text:p>
          </table:table-cell>
          <table:table-cell office:value-type="float" office:value="-2.496666667" table:style-name="ce1">
            <text:p>-2.496666667</text:p>
          </table:table-cell>
          <table:table-cell office:value-type="float" office:value="202.39" table:style-name="ce1">
            <text:p>202.39</text:p>
          </table:table-cell>
          <table:table-cell office:value-type="float" office:value="203.22666670000001" table:style-name="ce1">
            <text:p>203.2266667</text:p>
          </table:table-cell>
          <table:table-cell office:value-type="float" office:value="-0.83666666700000003" table:style-name="ce1">
            <text:p>-0.836666667</text:p>
          </table:table-cell>
          <table:table-cell office:value-type="float" office:value="202.43" table:style-name="ce1">
            <text:p>202.43</text:p>
          </table:table-cell>
          <table:table-cell office:value-type="float" office:value="199.75" table:style-name="ce1">
            <text:p>199.75</text:p>
          </table:table-cell>
          <table:table-cell table:number-columns-repeated="16375"/>
        </table:table-row>
        <table:table-row table:number-rows-repeated="2" table:style-name="ro1">
          <table:table-cell table:number-columns-repeated="3"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7" table:style-name="ce1"/>
        </table:table-row>
        <table:table-row table:number-rows-repeated="1048319" table:style-name="ro1">
          <table:table-cell table:number-columns-repeated="3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ohit</meta:initial-creator>
    <dc:creator>Rohit</dc:creator>
    <meta:creation-date>2014-05-05T08:34:09Z</meta:creation-date>
    <dc:date>2014-05-05T11:25:57Z</dc:date>
  </office:meta>
</office:document-meta>
</file>